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color="#b20000" style:font-name="Oxygen" fo:font-size="30pt" style:font-name-asian="Oxygen" style:font-size-asian="30pt" style:font-name-complex="Oxygen" style:font-size-complex="30pt"/>
    </style:style>
    <style:style style:name="T1_2" style:family="text">
      <style:text-properties fo:color="#b20000" style:font-name="Oxygen" fo:font-size="30pt" style:font-name-asian="Oxygen" style:font-size-asian="30pt" style:font-name-complex="Oxygen" style:font-size-complex="30pt"/>
    </style:style>
    <style:style style:name="T1_3" style:family="text">
      <style:text-properties fo:color="#b20000" style:font-name="Oxygen" fo:font-size="30pt" style:font-name-asian="Oxygen" style:font-size-asian="30pt" style:font-name-complex="Oxygen" style:font-size-complex="30pt"/>
    </style:style>
    <style:style style:name="P2" style:family="paragraph" style:parent-style-name="Standard">
      <style:paragraph-properties fo:text-align="center" fo:break-before="auto" fo:line-height="100%" fo:border-bottom="#808080 0.053cm solid" style:writing-mode="lr-tb"/>
    </style:style>
    <style:style style:name="T2_1" style:family="text">
      <style:text-properties style:font-name="Oxygen" fo:font-size="12pt" style:font-name-asian="Oxygen" style:font-size-asian="12pt" style:font-name-complex="Oxygen" style:font-size-complex="12pt"/>
    </style:style>
    <style:style style:name="T2_2" style:family="text">
      <style:text-properties style:font-name="Oxygen" fo:font-size="12pt" style:font-name-asian="Oxygen" style:font-size-asian="12pt" style:font-name-complex="Oxygen" style:font-size-complex="12pt"/>
    </style:style>
    <style:style style:name="T2_3" style:family="text">
      <style:text-properties style:font-name="Oxygen" fo:font-size="12pt" style:font-name-asian="Oxygen" style:font-size-asian="12pt" style:font-name-complex="Oxygen" style:font-size-complex="12pt"/>
    </style:style>
    <style:style style:name="T2_4" style:family="text">
      <style:text-properties style:font-name="Oxygen" fo:font-size="12pt" style:font-name-asian="Oxygen" style:font-size-asian="12pt" style:font-name-complex="Oxygen" style:font-size-complex="12pt"/>
    </style:style>
    <style:style style:name="T2_5" style:family="text">
      <style:text-properties style:font-name="Oxygen" fo:font-size="12pt" style:font-name-asian="Oxygen" style:font-size-asian="12pt" style:font-name-complex="Oxygen" style:font-size-complex="12pt"/>
    </style:style>
    <style:style style:name="T2_6" style:family="text">
      <style:text-properties style:font-name="Oxygen" fo:font-size="10pt" style:font-name-asian="Oxygen" style:font-size-asian="10pt" style:font-name-complex="Oxygen" style:font-size-complex="10pt"/>
    </style:style>
    <style:style style:name="T2_7" style:family="text">
      <style:text-properties style:font-name="Oxygen" fo:font-size="14pt" style:font-name-asian="Oxygen" style:font-size-asian="14pt" style:font-name-complex="Oxygen" style:font-size-complex="14pt" fo:font-weight="bold" style:font-weight-asian="bold" style:font-weight-complex="bold"/>
    </style:style>
    <style:style style:name="T2_8" style:family="text">
      <style:text-properties style:font-name="Oxygen" fo:font-size="10pt" style:font-name-asian="Oxygen" style:font-size-asian="10pt" style:font-name-complex="Oxygen" style:font-size-complex="10pt"/>
    </style:style>
    <style:style style:name="T2_9" style:family="text">
      <style:text-properties style:font-name="Oxygen" fo:font-size="12pt" style:font-name-asian="Oxygen" style:font-size-asian="12pt" style:font-name-complex="Oxygen" style:font-size-complex="12pt"/>
    </style:style>
    <style:style style:name="T2_10" style:family="text">
      <style:text-properties style:font-name="Oxygen" fo:font-size="12pt" style:font-name-asian="Oxygen" style:font-size-asian="12pt" style:font-name-complex="Oxygen" style:font-size-complex="12pt"/>
    </style:style>
    <style:style style:name="T2_11" style:family="text">
      <style:text-properties style:font-name="Oxygen" fo:font-size="12pt" style:font-name-asian="Oxygen" style:font-size-asian="12pt" style:font-name-complex="Oxygen" style:font-size-complex="12pt"/>
    </style:style>
    <style:style style:name="T2_12" style:family="text">
      <style:text-properties style:font-name="Oxygen" fo:font-size="12pt" style:font-name-asian="Oxygen" style:font-size-asian="12pt" style:font-name-complex="Oxygen" style:font-size-complex="12pt"/>
    </style:style>
    <style:style style:name="T2_13" style:family="text">
      <style:text-properties style:font-name="Oxygen" fo:font-size="12pt" style:font-name-asian="Oxygen" style:font-size-asian="12pt" style:font-name-complex="Oxygen" style:font-size-complex="12pt"/>
    </style:style>
    <style:style style:name="T2_14" style:family="text">
      <style:text-properties style:font-name="Oxygen" fo:font-size="10pt" style:font-name-asian="Oxygen" style:font-size-asian="10pt" style:font-name-complex="Oxygen" style:font-size-complex="10pt"/>
    </style:style>
    <style:style style:name="T2_15" style:family="text">
      <style:text-properties style:font-name="Oxygen" fo:font-size="14pt" style:font-name-asian="Oxygen" style:font-size-asian="14pt" style:font-name-complex="Oxygen" style:font-size-complex="14pt" fo:font-weight="bold" style:font-weight-asian="bold" style:font-weight-complex="bold"/>
    </style:style>
    <style:style style:name="T2_16" style:family="text">
      <style:text-properties style:font-name="Oxygen" fo:font-size="10pt" style:font-name-asian="Oxygen" style:font-size-asian="10pt" style:font-name-complex="Oxygen" style:font-size-complex="10pt"/>
    </style:style>
    <style:style style:name="T2_17" style:family="text">
      <style:text-properties style:font-name="Oxygen" fo:font-size="12pt" style:font-name-asian="Oxygen" style:font-size-asian="12pt" style:font-name-complex="Oxygen" style:font-size-complex="12pt"/>
    </style:style>
    <style:style style:name="T2_18" style:family="text">
      <style:text-properties style:font-name="Oxygen" fo:font-size="12pt" style:font-name-asian="Oxygen" style:font-size-asian="12pt" style:font-name-complex="Oxygen" style:font-size-complex="12pt"/>
    </style:style>
    <style:style style:name="T2_19" style:family="text">
      <style:text-properties style:font-name="Oxygen" fo:font-size="12pt" style:font-name-asian="Oxygen" style:font-size-asian="12pt" style:font-name-complex="Oxygen" style:font-size-complex="12pt"/>
    </style:style>
    <style:style style:name="T2_20" style:family="text">
      <style:text-properties style:font-name="Oxygen" fo:font-size="12pt" style:font-name-asian="Oxygen" style:font-size-asian="12pt" style:font-name-complex="Oxygen" style:font-size-complex="12pt"/>
    </style:style>
    <style:style style:name="T2_21" style:family="text">
      <style:text-properties style:font-name="Oxygen" fo:font-size="12pt" style:font-name-asian="Oxygen" style:font-size-asian="12pt" style:font-name-complex="Oxygen" style:font-size-complex="12pt"/>
    </style:style>
    <style:style style:name="T2_22" style:family="text">
      <style:text-properties style:font-name="Oxygen" fo:font-size="12pt" style:font-name-asian="Oxygen" style:font-size-asian="12pt" style:font-name-complex="Oxygen" style:font-size-complex="12pt"/>
    </style:style>
    <style:style style:name="T2_23" style:family="text">
      <style:text-properties style:font-name="Oxygen" fo:font-size="12pt" style:font-name-asian="Oxygen" style:font-size-asian="12pt" style:font-name-complex="Oxygen" style:font-size-complex="12pt"/>
    </style:style>
    <style:style style:name="T2_24" style:family="text">
      <style:text-properties style:font-name="Oxygen" fo:font-size="10pt" style:font-name-asian="Oxygen" style:font-size-asian="10pt" style:font-name-complex="Oxygen" style:font-size-complex="10pt"/>
    </style:style>
    <style:style style:name="T2_25" style:family="text">
      <style:text-properties style:font-name="Oxygen" fo:font-size="14pt" style:font-name-asian="Oxygen" style:font-size-asian="14pt" style:font-name-complex="Oxygen" style:font-size-complex="14pt" fo:font-weight="bold" style:font-weight-asian="bold" style:font-weight-complex="bold"/>
    </style:style>
    <style:style style:name="T2_26" style:family="text">
      <style:text-properties style:font-name="Oxygen" fo:font-size="10pt" style:font-name-asian="Oxygen" style:font-size-asian="10pt" style:font-name-complex="Oxygen" style:font-size-complex="10pt"/>
    </style:style>
    <style:style style:name="T2_27" style:family="text">
      <style:text-properties style:font-name="Oxygen" fo:font-size="12pt" style:font-name-asian="Oxygen" style:font-size-asian="12pt" style:font-name-complex="Oxygen" style:font-size-complex="12pt"/>
    </style:style>
    <style:style style:name="P3" style:family="paragraph" style:parent-style-name="Standard">
      <style:paragraph-properties fo:break-before="auto" fo:line-height="100%" style:writing-mode="lr-tb"/>
      <style:text-properties style:font-name="Oxygen" fo:font-size="6pt" style:font-name-asian="Oxygen" style:font-size-asian="6pt" style:font-name-complex="Oxygen" style:font-size-complex="6pt"/>
    </style:style>
    <style:style style:name="P4" style:family="paragraph" style:parent-style-name="Standard">
      <style:paragraph-properties fo:break-before="auto" fo:line-height="100%" style:writing-mode="lr-tb"/>
      <style:text-properties style:font-name="Oxygen" fo:font-size="6pt" style:font-name-asian="Oxygen" style:font-size-asian="6pt" style:font-name-complex="Oxygen" style:font-size-complex="6pt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7.78cm"/>
        </style:tab-stops>
      </style:paragraph-properties>
    </style:style>
    <style:style style:name="T6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1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1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1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6_1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7.78cm"/>
        </style:tab-stops>
      </style:paragraph-properties>
    </style:style>
    <style:style style:name="T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1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1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1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1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1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16" style:family="text">
      <style:text-properties style:font-name="Oxygen" fo:font-size="10pt" style:font-name-asian="Oxygen" style:font-size-asian="10pt" style:font-name-complex="Oxygen" style:font-size-complex="10pt"/>
    </style:style>
    <style:style style:name="T7_1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1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Oxygen" fo:font-size="10pt" style:font-name-asian="Oxygen" style:font-size-asian="10pt" style:font-name-complex="Oxygen" style:font-size-complex="10pt"/>
    </style:style>
    <style:style style:name="T8_2" style:family="text">
      <style:text-properties style:font-name="Oxygen" fo:font-size="10pt" style:font-name-asian="Oxygen" style:font-size-asian="10pt" style:font-name-complex="Oxygen" style:font-size-complex="10pt"/>
    </style:style>
    <style:style style:name="T8_3" style:family="text">
      <style:text-properties style:font-name="Oxygen" fo:font-size="10pt" style:font-name-asian="Oxygen" style:font-size-asian="10pt" style:font-name-complex="Oxygen" style:font-size-complex="10pt"/>
    </style:style>
    <style:style style:name="T8_4" style:family="text">
      <style:text-properties style:font-name="Oxygen" fo:font-size="10pt" style:font-name-asian="Oxygen" style:font-size-asian="10pt" style:font-name-complex="Oxygen" style:font-size-complex="10pt"/>
    </style:style>
    <style:style style:name="T8_5" style:family="text">
      <style:text-properties style:font-name="Oxygen" fo:font-size="10pt" style:font-name-asian="Oxygen" style:font-size-asian="10pt" style:font-name-complex="Oxygen" style:font-size-complex="10pt"/>
    </style:style>
    <style:style style:name="T8_6" style:family="text">
      <style:text-properties style:font-name="Oxygen" fo:font-size="10pt" style:font-name-asian="Oxygen" style:font-size-asian="10pt" style:font-name-complex="Oxygen" style:font-size-complex="10pt"/>
    </style:style>
    <style:style style:name="T8_7" style:family="text">
      <style:text-properties style:font-name="Oxygen" fo:font-size="10pt" style:font-name-asian="Oxygen" style:font-size-asian="10pt" style:font-name-complex="Oxygen" style:font-size-complex="10pt"/>
    </style:style>
    <style:style style:name="T8_8" style:family="text">
      <style:text-properties style:font-name="Oxygen" fo:font-size="10pt" style:font-name-asian="Oxygen" style:font-size-asian="10pt" style:font-name-complex="Oxygen" style:font-size-complex="10pt"/>
    </style:style>
    <style:style style:name="T8_9" style:family="text">
      <style:text-properties style:font-name="Oxygen" fo:font-size="10pt" style:font-name-asian="Oxygen" style:font-size-asian="10pt" style:font-name-complex="Oxygen" style:font-size-complex="10pt"/>
    </style:style>
    <style:style style:name="T8_10" style:family="text">
      <style:text-properties style:font-name="Oxygen" fo:font-size="10pt" style:font-name-asian="Oxygen" style:font-size-asian="10pt" style:font-name-complex="Oxygen" style:font-size-complex="10pt"/>
    </style:style>
    <style:style style:name="T8_11" style:family="text">
      <style:text-properties style:font-name="Oxygen" fo:font-size="10pt" style:font-name-asian="Oxygen" style:font-size-asian="10pt" style:font-name-complex="Oxygen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Oxygen" fo:font-size="10pt" style:font-name-asian="Oxygen" style:font-size-asian="10pt" style:font-name-complex="Oxygen" style:font-size-complex="10pt"/>
    </style:style>
    <style:style style:name="T9_2" style:family="text">
      <style:text-properties style:font-name="Oxygen" fo:font-size="10pt" style:font-name-asian="Oxygen" style:font-size-asian="10pt" style:font-name-complex="Oxygen" style:font-size-complex="10pt"/>
    </style:style>
    <style:style style:name="T9_3" style:family="text">
      <style:text-properties style:font-name="Oxygen" fo:font-size="10pt" style:font-name-asian="Oxygen" style:font-size-asian="10pt" style:font-name-complex="Oxygen" style:font-size-complex="10pt"/>
    </style:style>
    <style:style style:name="T9_4" style:family="text">
      <style:text-properties style:font-name="Oxygen" fo:font-size="10pt" style:font-name-asian="Oxygen" style:font-size-asian="10pt" style:font-name-complex="Oxygen" style:font-size-complex="10pt"/>
    </style:style>
    <style:style style:name="T9_5" style:family="text">
      <style:text-properties style:font-name="Oxygen" fo:font-size="10pt" style:font-name-asian="Oxygen" style:font-size-asian="10pt" style:font-name-complex="Oxygen" style:font-size-complex="10pt"/>
    </style:style>
    <style:style style:name="T9_6" style:family="text">
      <style:text-properties style:font-name="Oxygen" fo:font-size="10pt" style:font-name-asian="Oxygen" style:font-size-asian="10pt" style:font-name-complex="Oxygen" style:font-size-complex="10pt"/>
    </style:style>
    <style:style style:name="T9_7" style:family="text">
      <style:text-properties style:font-name="Oxygen" fo:font-size="10pt" style:font-name-asian="Oxygen" style:font-size-asian="10pt" style:font-name-complex="Oxygen" style:font-size-complex="10pt"/>
    </style:style>
    <style:style style:name="T9_8" style:family="text">
      <style:text-properties style:font-name="Oxygen" fo:font-size="10pt" style:font-name-asian="Oxygen" style:font-size-asian="10pt" style:font-name-complex="Oxygen" style:font-size-complex="10pt"/>
    </style:style>
    <style:style style:name="T9_9" style:family="text">
      <style:text-properties style:font-name="Oxygen" fo:font-size="10pt" style:font-name-asian="Oxygen" style:font-size-asian="10pt" style:font-name-complex="Oxygen" style:font-size-complex="10pt"/>
    </style:style>
    <style:style style:name="T9_10" style:family="text">
      <style:text-properties style:font-name="Oxygen" fo:font-size="10pt" style:font-name-asian="Oxygen" style:font-size-asian="10pt" style:font-name-complex="Oxygen" style:font-size-complex="10pt"/>
    </style:style>
    <style:style style:name="T9_11" style:family="text">
      <style:text-properties style:font-name="Oxygen" fo:font-size="10pt" style:font-name-asian="Oxygen" style:font-size-asian="10pt" style:font-name-complex="Oxygen" style:font-size-complex="10pt"/>
    </style:style>
    <style:style style:name="T9_12" style:family="text">
      <style:text-properties style:font-name="Oxygen" fo:font-size="10pt" style:font-name-asian="Oxygen" style:font-size-asian="10pt" style:font-name-complex="Oxygen" style:font-size-complex="10pt"/>
    </style:style>
    <style:style style:name="T9_13" style:family="text">
      <style:text-properties style:font-name="Oxygen" fo:font-size="10pt" style:font-name-asian="Oxygen" style:font-size-asian="10pt" style:font-name-complex="Oxygen" style:font-size-complex="10pt"/>
    </style:style>
    <style:style style:name="T9_14" style:family="text">
      <style:text-properties style:font-name="Oxygen" fo:font-size="10pt" style:font-name-asian="Oxygen" style:font-size-asian="10pt" style:font-name-complex="Oxygen" style:font-size-complex="10pt"/>
    </style:style>
    <style:style style:name="T9_15" style:family="text">
      <style:text-properties style:font-name="Oxygen" fo:font-size="10pt" style:font-name-asian="Oxygen" style:font-size-asian="10pt" style:font-name-complex="Oxygen" style:font-size-complex="10pt"/>
    </style:style>
    <style:style style:name="T9_16" style:family="text">
      <style:text-properties style:font-name="Oxygen" fo:font-size="10pt" style:font-name-asian="Oxygen" style:font-size-asian="10pt" style:font-name-complex="Oxygen" style:font-size-complex="10pt"/>
    </style:style>
    <style:style style:name="T9_17" style:family="text">
      <style:text-properties style:font-name="Oxygen" fo:font-size="10pt" style:font-name-asian="Oxygen" style:font-size-asian="10pt" style:font-name-complex="Oxygen" style:font-size-complex="10pt"/>
    </style:style>
    <style:style style:name="T9_18" style:family="text">
      <style:text-properties style:font-name="Oxygen" fo:font-size="10pt" style:font-name-asian="Oxygen" style:font-size-asian="10pt" style:font-name-complex="Oxygen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style:font-name="Oxygen" fo:font-size="10pt" style:font-name-asian="Oxygen" style:font-size-asian="10pt" style:font-name-complex="Oxygen" style:font-size-complex="10pt"/>
    </style:style>
    <style:style style:name="T10_2" style:family="text">
      <style:text-properties style:font-name="Oxygen" fo:font-size="10pt" style:font-name-asian="Oxygen" style:font-size-asian="10pt" style:font-name-complex="Oxygen" style:font-size-complex="10pt"/>
    </style:style>
    <style:style style:name="T10_3" style:family="text">
      <style:text-properties style:font-name="Oxygen" fo:font-size="10pt" style:font-name-asian="Oxygen" style:font-size-asian="10pt" style:font-name-complex="Oxygen" style:font-size-complex="10pt"/>
    </style:style>
    <style:style style:name="T10_4" style:family="text">
      <style:text-properties style:font-name="Oxygen" fo:font-size="10pt" style:font-name-asian="Oxygen" style:font-size-asian="10pt" style:font-name-complex="Oxygen" style:font-size-complex="10pt"/>
    </style:style>
    <style:style style:name="T10_5" style:family="text">
      <style:text-properties style:font-name="Oxygen" fo:font-size="10pt" style:font-name-asian="Oxygen" style:font-size-asian="10pt" style:font-name-complex="Oxygen" style:font-size-complex="10pt"/>
    </style:style>
    <style:style style:name="T10_6" style:family="text">
      <style:text-properties style:font-name="Oxygen" fo:font-size="10pt" style:font-name-asian="Oxygen" style:font-size-asian="10pt" style:font-name-complex="Oxygen" style:font-size-complex="10pt"/>
    </style:style>
    <style:style style:name="T10_7" style:family="text">
      <style:text-properties style:font-name="Oxygen" fo:font-size="10pt" style:font-name-asian="Oxygen" style:font-size-asian="10pt" style:font-name-complex="Oxygen" style:font-size-complex="10pt"/>
    </style:style>
    <style:style style:name="T10_8" style:family="text">
      <style:text-properties style:font-name="Oxygen" fo:font-size="10pt" style:font-name-asian="Oxygen" style:font-size-asian="10pt" style:font-name-complex="Oxygen" style:font-size-complex="10pt"/>
    </style:style>
    <style:style style:name="T10_9" style:family="text">
      <style:text-properties style:font-name="Oxygen" fo:font-size="10pt" style:font-name-asian="Oxygen" style:font-size-asian="10pt" style:font-name-complex="Oxygen" style:font-size-complex="10pt"/>
    </style:style>
    <style:style style:name="T10_10" style:family="text">
      <style:text-properties style:font-name="Oxygen" fo:font-size="10pt" style:font-name-asian="Oxygen" style:font-size-asian="10pt" style:font-name-complex="Oxygen" style:font-size-complex="10pt"/>
    </style:style>
    <style:style style:name="T10_11" style:family="text">
      <style:text-properties style:font-name="Oxygen" fo:font-size="10pt" style:font-name-asian="Oxygen" style:font-size-asian="10pt" style:font-name-complex="Oxygen" style:font-size-complex="10pt"/>
    </style:style>
    <style:style style:name="T10_12" style:family="text">
      <style:text-properties style:font-name="Oxygen" fo:font-size="10pt" style:font-name-asian="Oxygen" style:font-size-asian="10pt" style:font-name-complex="Oxygen" style:font-size-complex="10pt"/>
    </style:style>
    <style:style style:name="T10_13" style:family="text">
      <style:text-properties style:font-name="Oxygen" fo:font-size="10pt" style:font-name-asian="Oxygen" style:font-size-asian="10pt" style:font-name-complex="Oxygen" style:font-size-complex="10pt"/>
    </style:style>
    <style:style style:name="T10_14" style:family="text">
      <style:text-properties style:font-name="Oxygen" fo:font-size="10pt" style:font-name-asian="Oxygen" style:font-size-asian="10pt" style:font-name-complex="Oxygen" style:font-size-complex="10pt"/>
    </style:style>
    <style:style style:name="T10_15" style:family="text">
      <style:text-properties style:font-name="Oxygen" fo:font-size="10pt" style:font-name-asian="Oxygen" style:font-size-asian="10pt" style:font-name-complex="Oxygen" style:font-size-complex="10pt"/>
    </style:style>
    <style:style style:name="T10_16" style:family="text">
      <style:text-properties style:font-name="Oxygen" fo:font-size="10pt" style:font-name-asian="Oxygen" style:font-size-asian="10pt" style:font-name-complex="Oxygen" style:font-size-complex="10pt"/>
    </style:style>
    <style:style style:name="T10_17" style:family="text">
      <style:text-properties style:font-name="Oxygen" fo:font-size="10pt" style:font-name-asian="Oxygen" style:font-size-asian="10pt" style:font-name-complex="Oxygen" style:font-size-complex="10pt"/>
    </style:style>
    <style:style style:name="T10_18" style:family="text">
      <style:text-properties style:font-name="Oxygen" fo:font-size="10pt" style:font-name-asian="Oxygen" style:font-size-asian="10pt" style:font-name-complex="Oxygen" style:font-size-complex="10pt"/>
    </style:style>
    <style:style style:name="T10_19" style:family="text">
      <style:text-properties style:font-name="Oxygen" fo:font-size="10pt" style:font-name-asian="Oxygen" style:font-size-asian="10pt" style:font-name-complex="Oxygen" style:font-size-complex="10pt"/>
    </style:style>
    <style:style style:name="T10_20" style:family="text">
      <style:text-properties style:font-name="Oxygen" fo:font-size="10pt" style:font-name-asian="Oxygen" style:font-size-asian="10pt" style:font-name-complex="Oxygen" style:font-size-complex="10pt"/>
    </style:style>
    <style:style style:name="T10_21" style:family="text">
      <style:text-properties style:font-name="Oxygen" fo:font-size="10pt" style:font-name-asian="Oxygen" style:font-size-asian="10pt" style:font-name-complex="Oxygen" style:font-size-complex="10pt"/>
    </style:style>
    <style:style style:name="T10_22" style:family="text">
      <style:text-properties style:font-name="Oxygen" fo:font-size="10pt" style:font-name-asian="Oxygen" style:font-size-asian="10pt" style:font-name-complex="Oxygen" style:font-size-complex="10pt"/>
    </style:style>
    <style:style style:name="P11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7.78cm"/>
        </style:tab-stops>
      </style:paragraph-properties>
    </style:style>
    <style:style style:name="T13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3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3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3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3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>
        <style:tab-stops>
          <style:tab-stop style:type="right" style:leader-style="none" style:position="17.78cm"/>
        </style:tab-stops>
      </style:paragraph-properties>
    </style:style>
    <style:style style:name="T14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00%" fo:margin-top="0cm" style:writing-mode="lr-tb"/>
    </style:style>
    <style:style style:name="T15_1" style:family="text">
      <style:text-properties style:font-name="Oxygen" fo:font-size="10pt" style:font-name-asian="Oxygen" style:font-size-asian="10pt" style:font-name-complex="Oxygen" style:font-size-complex="10pt"/>
    </style:style>
    <style:style style:name="T15_2" style:family="text">
      <style:text-properties style:font-name="Oxygen" fo:font-size="10pt" style:font-name-asian="Oxygen" style:font-size-asian="10pt" style:font-name-complex="Oxygen" style:font-size-complex="10pt"/>
    </style:style>
    <style:style style:name="T15_3" style:family="text">
      <style:text-properties style:font-name="Oxygen" fo:font-size="10pt" style:font-name-asian="Oxygen" style:font-size-asian="10pt" style:font-name-complex="Oxygen" style:font-size-complex="10pt"/>
    </style:style>
    <style:style style:name="T15_4" style:family="text">
      <style:text-properties style:font-name="Oxygen" fo:font-size="10pt" style:font-name-asian="Oxygen" style:font-size-asian="10pt" style:font-name-complex="Oxygen" style:font-size-complex="10pt"/>
    </style:style>
    <style:style style:name="T15_5" style:family="text">
      <style:text-properties style:font-name="Oxygen" fo:font-size="10pt" style:font-name-asian="Oxygen" style:font-size-asian="10pt" style:font-name-complex="Oxygen" style:font-size-complex="10pt"/>
    </style:style>
    <style:style style:name="T15_6" style:family="text">
      <style:text-properties style:font-name="Oxygen" fo:font-size="10pt" style:font-name-asian="Oxygen" style:font-size-asian="10pt" style:font-name-complex="Oxygen" style:font-size-complex="10pt"/>
    </style:style>
    <style:style style:name="T15_7" style:family="text">
      <style:text-properties style:font-name="Oxygen" fo:font-size="10pt" style:font-name-asian="Oxygen" style:font-size-asian="10pt" style:font-name-complex="Oxygen" style:font-size-complex="10pt"/>
    </style:style>
    <style:style style:name="T15_8" style:family="text">
      <style:text-properties style:font-name="Oxygen" fo:font-size="10pt" style:font-name-asian="Oxygen" style:font-size-asian="10pt" style:font-name-complex="Oxygen" style:font-size-complex="10pt"/>
    </style:style>
    <style:style style:name="T15_9" style:family="text">
      <style:text-properties style:font-name="Oxygen" fo:font-size="10pt" style:font-name-asian="Oxygen" style:font-size-asian="10pt" style:font-name-complex="Oxygen" style:font-size-complex="10pt"/>
    </style:style>
    <style:style style:name="T15_10" style:family="text">
      <style:text-properties style:font-name="Oxygen" fo:font-size="10pt" style:font-name-asian="Oxygen" style:font-size-asian="10pt" style:font-name-complex="Oxygen" style:font-size-complex="10pt"/>
    </style:style>
    <style:style style:name="T15_11" style:family="text">
      <style:text-properties style:font-name="Oxygen" fo:font-size="10pt" style:font-name-asian="Oxygen" style:font-size-asian="10pt" style:font-name-complex="Oxygen" style:font-size-complex="10pt"/>
    </style:style>
    <style:style style:name="T15_12" style:family="text">
      <style:text-properties style:font-name="Oxygen" fo:font-size="10pt" style:font-name-asian="Oxygen" style:font-size-asian="10pt" style:font-name-complex="Oxygen" style:font-size-complex="10pt"/>
    </style:style>
    <style:style style:name="T15_13" style:family="text">
      <style:text-properties style:font-name="Oxygen" fo:font-size="10pt" style:font-name-asian="Oxygen" style:font-size-asian="10pt" style:font-name-complex="Oxygen" style:font-size-complex="10pt"/>
    </style:style>
    <style:style style:name="T15_14" style:family="text">
      <style:text-properties style:font-name="Oxygen" fo:font-size="10pt" style:font-name-asian="Oxygen" style:font-size-asian="10pt" style:font-name-complex="Oxygen" style:font-size-complex="10pt"/>
    </style:style>
    <style:style style:name="T15_15" style:family="text">
      <style:text-properties style:font-name="Oxygen" fo:font-size="10pt" style:font-name-asian="Oxygen" style:font-size-asian="10pt" style:font-name-complex="Oxygen" style:font-size-complex="10pt"/>
    </style:style>
    <style:style style:name="T15_16" style:family="text">
      <style:text-properties style:font-name="Oxygen" fo:font-size="10pt" style:font-name-asian="Oxygen" style:font-size-asian="10pt" style:font-name-complex="Oxygen" style:font-size-complex="10pt"/>
    </style:style>
    <style:style style:name="T15_17" style:family="text">
      <style:text-properties style:font-name="Oxygen" fo:font-size="10pt" style:font-name-asian="Oxygen" style:font-size-asian="10pt" style:font-name-complex="Oxygen" style:font-size-complex="10pt"/>
    </style:style>
    <style:style style:name="T15_18" style:family="text">
      <style:text-properties style:font-name="Oxygen" fo:font-size="10pt" style:font-name-asian="Oxygen" style:font-size-asian="10pt" style:font-name-complex="Oxygen" style:font-size-complex="10pt"/>
    </style:style>
    <style:style style:name="T15_19" style:family="text">
      <style:text-properties style:font-name="Oxygen" fo:font-size="10pt" style:font-name-asian="Oxygen" style:font-size-asian="10pt" style:font-name-complex="Oxygen" style:font-size-complex="10pt"/>
    </style:style>
    <style:style style:name="T15_20" style:family="text">
      <style:text-properties style:font-name="Oxygen" fo:font-size="10pt" style:font-name-asian="Oxygen" style:font-size-asian="10pt" style:font-name-complex="Oxygen" style:font-size-complex="10pt"/>
    </style:style>
    <style:style style:name="T15_21" style:family="text">
      <style:text-properties style:font-name="Oxygen" fo:font-size="10pt" style:font-name-asian="Oxygen" style:font-size-asian="10pt" style:font-name-complex="Oxygen" style:font-size-complex="10pt"/>
    </style:style>
    <style:style style:name="T15_22" style:family="text">
      <style:text-properties style:font-name="Oxygen" fo:font-size="10pt" style:font-name-asian="Oxygen" style:font-size-asian="10pt" style:font-name-complex="Oxygen" style:font-size-complex="10pt"/>
    </style:style>
    <style:style style:name="T15_23" style:family="text">
      <style:text-properties style:font-name="Oxygen" fo:font-size="10pt" style:font-name-asian="Oxygen" style:font-size-asian="10pt" style:font-name-complex="Oxygen" style:font-size-complex="10pt"/>
    </style:style>
    <style:style style:name="T15_24" style:family="text">
      <style:text-properties style:font-name="Oxygen" fo:font-size="10pt" style:font-name-asian="Oxygen" style:font-size-asian="10pt" style:font-name-complex="Oxygen" style:font-size-complex="10pt"/>
    </style:style>
    <style:style style:name="T15_25" style:family="text">
      <style:text-properties style:font-name="Oxygen" fo:font-size="10pt" style:font-name-asian="Oxygen" style:font-size-asian="10pt" style:font-name-complex="Oxygen" style:font-size-complex="10pt"/>
    </style:style>
    <style:style style:name="T15_26" style:family="text">
      <style:text-properties style:font-name="Oxygen" fo:font-size="10pt" style:font-name-asian="Oxygen" style:font-size-asian="10pt" style:font-name-complex="Oxygen" style:font-size-complex="10pt"/>
    </style:style>
    <style:style style:name="T15_27" style:family="text">
      <style:text-properties style:font-name="Oxygen" fo:font-size="10pt" style:font-name-asian="Oxygen" style:font-size-asian="10pt" style:font-name-complex="Oxygen" style:font-size-complex="10pt"/>
    </style:style>
    <style:style style:name="T15_28" style:family="text">
      <style:text-properties style:font-name="Oxygen" fo:font-size="10pt" style:font-name-asian="Oxygen" style:font-size-asian="10pt" style:font-name-complex="Oxygen" style:font-size-complex="10pt"/>
    </style:style>
    <style:style style:name="T15_29" style:family="text">
      <style:text-properties style:font-name="Oxygen" fo:font-size="10pt" style:font-name-asian="Oxygen" style:font-size-asian="10pt" style:font-name-complex="Oxygen" style:font-size-complex="10pt"/>
    </style:style>
    <style:style style:name="T15_30" style:family="text">
      <style:text-properties style:font-name="Oxygen" fo:font-size="10pt" style:font-name-asian="Oxygen" style:font-size-asian="10pt" style:font-name-complex="Oxygen" style:font-size-complex="10pt"/>
    </style:style>
    <style:style style:name="P16" style:family="paragraph" style:parent-style-name="Standard">
      <style:paragraph-properties fo:break-before="auto" fo:line-height="100%" fo:margin-top="0cm" style:writing-mode="lr-tb"/>
    </style:style>
    <style:style style:name="T16_1" style:family="text">
      <style:text-properties style:font-name="Oxygen" fo:font-size="10pt" style:font-name-asian="Oxygen" style:font-size-asian="10pt" style:font-name-complex="Oxygen" style:font-size-complex="10pt"/>
    </style:style>
    <style:style style:name="T16_2" style:family="text">
      <style:text-properties style:font-name="Oxygen" fo:font-size="10pt" style:font-name-asian="Oxygen" style:font-size-asian="10pt" style:font-name-complex="Oxygen" style:font-size-complex="10pt"/>
    </style:style>
    <style:style style:name="T16_3" style:family="text">
      <style:text-properties style:font-name="Oxygen" fo:font-size="10pt" style:font-name-asian="Oxygen" style:font-size-asian="10pt" style:font-name-complex="Oxygen" style:font-size-complex="10pt"/>
    </style:style>
    <style:style style:name="T16_4" style:family="text">
      <style:text-properties style:font-name="Oxygen" fo:font-size="10pt" style:font-name-asian="Oxygen" style:font-size-asian="10pt" style:font-name-complex="Oxygen" style:font-size-complex="10pt"/>
    </style:style>
    <style:style style:name="T16_5" style:family="text">
      <style:text-properties style:font-name="Oxygen" fo:font-size="10pt" style:font-name-asian="Oxygen" style:font-size-asian="10pt" style:font-name-complex="Oxygen" style:font-size-complex="10pt"/>
    </style:style>
    <style:style style:name="T16_6" style:family="text">
      <style:text-properties style:font-name="Oxygen" fo:font-size="10pt" style:font-name-asian="Oxygen" style:font-size-asian="10pt" style:font-name-complex="Oxygen" style:font-size-complex="10pt"/>
    </style:style>
    <style:style style:name="T16_7" style:family="text">
      <style:text-properties style:font-name="Oxygen" fo:font-size="10pt" style:font-name-asian="Oxygen" style:font-size-asian="10pt" style:font-name-complex="Oxygen" style:font-size-complex="10pt"/>
    </style:style>
    <style:style style:name="T16_8" style:family="text">
      <style:text-properties style:font-name="Oxygen" fo:font-size="10pt" style:font-name-asian="Oxygen" style:font-size-asian="10pt" style:font-name-complex="Oxygen" style:font-size-complex="10pt"/>
    </style:style>
    <style:style style:name="T16_9" style:family="text">
      <style:text-properties style:font-name="Oxygen" fo:font-size="10pt" style:font-name-asian="Oxygen" style:font-size-asian="10pt" style:font-name-complex="Oxygen" style:font-size-complex="10pt"/>
    </style:style>
    <style:style style:name="T16_10" style:family="text">
      <style:text-properties style:font-name="Oxygen" fo:font-size="10pt" style:font-name-asian="Oxygen" style:font-size-asian="10pt" style:font-name-complex="Oxygen" style:font-size-complex="10pt"/>
    </style:style>
    <style:style style:name="T16_11" style:family="text">
      <style:text-properties style:font-name="Oxygen" fo:font-size="10pt" style:font-name-asian="Oxygen" style:font-size-asian="10pt" style:font-name-complex="Oxygen" style:font-size-complex="10pt"/>
    </style:style>
    <style:style style:name="T16_12" style:family="text">
      <style:text-properties style:font-name="Oxygen" fo:font-size="10pt" style:font-name-asian="Oxygen" style:font-size-asian="10pt" style:font-name-complex="Oxygen" style:font-size-complex="10pt"/>
    </style:style>
    <style:style style:name="T16_13" style:family="text">
      <style:text-properties style:font-name="Oxygen" fo:font-size="10pt" style:font-name-asian="Oxygen" style:font-size-asian="10pt" style:font-name-complex="Oxygen" style:font-size-complex="10pt"/>
    </style:style>
    <style:style style:name="T16_14" style:family="text">
      <style:text-properties style:font-name="Oxygen" fo:font-size="10pt" style:font-name-asian="Oxygen" style:font-size-asian="10pt" style:font-name-complex="Oxygen" style:font-size-complex="10pt"/>
    </style:style>
    <style:style style:name="T16_15" style:family="text">
      <style:text-properties style:font-name="Oxygen" fo:font-size="10pt" style:font-name-asian="Oxygen" style:font-size-asian="10pt" style:font-name-complex="Oxygen" style:font-size-complex="10pt"/>
    </style:style>
    <style:style style:name="T16_16" style:family="text">
      <style:text-properties style:font-name="Oxygen" fo:font-size="10pt" style:font-name-asian="Oxygen" style:font-size-asian="10pt" style:font-name-complex="Oxygen" style:font-size-complex="10pt"/>
    </style:style>
    <style:style style:name="T16_17" style:family="text">
      <style:text-properties style:font-name="Oxygen" fo:font-size="10pt" style:font-name-asian="Oxygen" style:font-size-asian="10pt" style:font-name-complex="Oxygen" style:font-size-complex="10pt"/>
    </style:style>
    <style:style style:name="T16_18" style:family="text">
      <style:text-properties style:font-name="Oxygen" fo:font-size="10pt" style:font-name-asian="Oxygen" style:font-size-asian="10pt" style:font-name-complex="Oxygen" style:font-size-complex="10pt"/>
    </style:style>
    <style:style style:name="T16_19" style:family="text">
      <style:text-properties style:font-name="Oxygen" fo:font-size="10pt" style:font-name-asian="Oxygen" style:font-size-asian="10pt" style:font-name-complex="Oxygen" style:font-size-complex="10pt"/>
    </style:style>
    <style:style style:name="T16_20" style:family="text">
      <style:text-properties style:font-name="Oxygen" fo:font-size="10pt" style:font-name-asian="Oxygen" style:font-size-asian="10pt" style:font-name-complex="Oxygen" style:font-size-complex="10pt"/>
    </style:style>
    <style:style style:name="T16_21" style:family="text">
      <style:text-properties style:font-name="Oxygen" fo:font-size="10pt" style:font-name-asian="Oxygen" style:font-size-asian="10pt" style:font-name-complex="Oxygen" style:font-size-complex="10pt"/>
    </style:style>
    <style:style style:name="T16_22" style:family="text">
      <style:text-properties style:font-name="Oxygen" fo:font-size="10pt" style:font-name-asian="Oxygen" style:font-size-asian="10pt" style:font-name-complex="Oxygen" style:font-size-complex="10pt"/>
    </style:style>
    <style:style style:name="T16_23" style:family="text">
      <style:text-properties style:font-name="Oxygen" fo:font-size="10pt" style:font-name-asian="Oxygen" style:font-size-asian="10pt" style:font-name-complex="Oxygen" style:font-size-complex="10pt"/>
    </style:style>
    <style:style style:name="T16_24" style:family="text">
      <style:text-properties style:font-name="Oxygen" fo:font-size="10pt" style:font-name-asian="Oxygen" style:font-size-asian="10pt" style:font-name-complex="Oxygen" style:font-size-complex="10pt"/>
    </style:style>
    <style:style style:name="P17" style:family="paragraph" style:parent-style-name="Standard">
      <style:paragraph-properties fo:break-before="auto" fo:line-height="100%" fo:margin-top="0cm" fo:margin-bottom="0cm" style:writing-mode="lr-tb"/>
    </style:style>
    <style:style style:name="T17_1" style:family="text">
      <style:text-properties style:font-name="Oxygen" fo:font-size="10pt" style:font-name-asian="Oxygen" style:font-size-asian="10pt" style:font-name-complex="Oxygen" style:font-size-complex="10pt"/>
    </style:style>
    <style:style style:name="T17_2" style:family="text">
      <style:text-properties style:font-name="Oxygen" fo:font-size="10pt" style:font-name-asian="Oxygen" style:font-size-asian="10pt" style:font-name-complex="Oxygen" style:font-size-complex="10pt"/>
    </style:style>
    <style:style style:name="T17_3" style:family="text">
      <style:text-properties style:font-name="Oxygen" fo:font-size="10pt" style:font-name-asian="Oxygen" style:font-size-asian="10pt" style:font-name-complex="Oxygen" style:font-size-complex="10pt"/>
    </style:style>
    <style:style style:name="T17_4" style:family="text">
      <style:text-properties style:font-name="Oxygen" fo:font-size="10pt" style:font-name-asian="Oxygen" style:font-size-asian="10pt" style:font-name-complex="Oxygen" style:font-size-complex="10pt"/>
    </style:style>
    <style:style style:name="T17_5" style:family="text">
      <style:text-properties style:font-name="Oxygen" fo:font-size="10pt" style:font-name-asian="Oxygen" style:font-size-asian="10pt" style:font-name-complex="Oxygen" style:font-size-complex="10pt"/>
    </style:style>
    <style:style style:name="T17_6" style:family="text">
      <style:text-properties style:font-name="Oxygen" fo:font-size="10pt" style:font-name-asian="Oxygen" style:font-size-asian="10pt" style:font-name-complex="Oxygen" style:font-size-complex="10pt"/>
    </style:style>
    <style:style style:name="T17_7" style:family="text">
      <style:text-properties style:font-name="Oxygen" fo:font-size="10pt" style:font-name-asian="Oxygen" style:font-size-asian="10pt" style:font-name-complex="Oxygen" style:font-size-complex="10pt"/>
    </style:style>
    <style:style style:name="T17_8" style:family="text">
      <style:text-properties style:font-name="Oxygen" fo:font-size="10pt" style:font-name-asian="Oxygen" style:font-size-asian="10pt" style:font-name-complex="Oxygen" style:font-size-complex="10pt"/>
    </style:style>
    <style:style style:name="T17_9" style:family="text">
      <style:text-properties style:font-name="Oxygen" fo:font-size="10pt" style:font-name-asian="Oxygen" style:font-size-asian="10pt" style:font-name-complex="Oxygen" style:font-size-complex="10pt"/>
    </style:style>
    <style:style style:name="T17_10" style:family="text">
      <style:text-properties style:font-name="Oxygen" fo:font-size="10pt" style:font-name-asian="Oxygen" style:font-size-asian="10pt" style:font-name-complex="Oxygen" style:font-size-complex="10pt"/>
    </style:style>
    <style:style style:name="T17_11" style:family="text">
      <style:text-properties style:font-name="Oxygen" fo:font-size="10pt" style:font-name-asian="Oxygen" style:font-size-asian="10pt" style:font-name-complex="Oxygen" style:font-size-complex="10pt"/>
    </style:style>
    <style:style style:name="T17_12" style:family="text">
      <style:text-properties style:font-name="Oxygen" fo:font-size="10pt" style:font-name-asian="Oxygen" style:font-size-asian="10pt" style:font-name-complex="Oxygen" style:font-size-complex="10pt"/>
    </style:style>
    <style:style style:name="T17_13" style:family="text">
      <style:text-properties style:font-name="Oxygen" fo:font-size="10pt" style:font-name-asian="Oxygen" style:font-size-asian="10pt" style:font-name-complex="Oxygen" style:font-size-complex="10pt"/>
    </style:style>
    <style:style style:name="T17_14" style:family="text">
      <style:text-properties style:font-name="Oxygen" fo:font-size="10pt" style:font-name-asian="Oxygen" style:font-size-asian="10pt" style:font-name-complex="Oxygen" style:font-size-complex="10pt"/>
    </style:style>
    <style:style style:name="T17_15" style:family="text">
      <style:text-properties style:font-name="Oxygen" fo:font-size="10pt" style:font-name-asian="Oxygen" style:font-size-asian="10pt" style:font-name-complex="Oxygen" style:font-size-complex="10pt"/>
    </style:style>
    <style:style style:name="T17_16" style:family="text">
      <style:text-properties style:font-name="Oxygen" fo:font-size="10pt" style:font-name-asian="Oxygen" style:font-size-asian="10pt" style:font-name-complex="Oxygen" style:font-size-complex="10pt"/>
    </style:style>
    <style:style style:name="T17_17" style:family="text">
      <style:text-properties style:font-name="Oxygen" fo:font-size="10pt" style:font-name-asian="Oxygen" style:font-size-asian="10pt" style:font-name-complex="Oxygen" style:font-size-complex="10pt"/>
    </style:style>
    <style:style style:name="T17_18" style:family="text">
      <style:text-properties style:font-name="Oxygen" fo:font-size="10pt" style:font-name-asian="Oxygen" style:font-size-asian="10pt" style:font-name-complex="Oxygen" style:font-size-complex="10pt"/>
    </style:style>
    <style:style style:name="T17_19" style:family="text">
      <style:text-properties style:font-name="Oxygen" fo:font-size="10pt" style:font-name-asian="Oxygen" style:font-size-asian="10pt" style:font-name-complex="Oxygen" style:font-size-complex="10pt"/>
    </style:style>
    <style:style style:name="T17_20" style:family="text">
      <style:text-properties style:font-name="Oxygen" fo:font-size="10pt" style:font-name-asian="Oxygen" style:font-size-asian="10pt" style:font-name-complex="Oxygen" style:font-size-complex="10pt"/>
    </style:style>
    <style:style style:name="P18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  <style:text-properties style:font-name="Oxygen" fo:font-size="6pt" style:font-name-asian="Oxygen" style:font-size-asian="6pt" style:font-name-complex="Oxygen" style:font-size-complex="6pt"/>
    </style:style>
    <style:style style:name="P19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7.78cm"/>
        </style:tab-stops>
      </style:paragraph-properties>
    </style:style>
    <style:style style:name="T19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>
        <style:tab-stops>
          <style:tab-stop style:type="right" style:leader-style="none" style:position="17.78cm"/>
        </style:tab-stops>
      </style:paragraph-properties>
    </style:style>
    <style:style style:name="T20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0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0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0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0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0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0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0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0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fo:margin-top="0cm" style:writing-mode="lr-tb">
        <style:tab-stops>
          <style:tab-stop style:type="right" style:leader-style="none" style:position="16.034cm"/>
        </style:tab-stops>
      </style:paragraph-properties>
    </style:style>
    <style:style style:name="T21_1" style:family="text">
      <style:text-properties style:font-name="Oxygen" fo:font-size="10pt" style:font-name-asian="Oxygen" style:font-size-asian="10pt" style:font-name-complex="Oxygen" style:font-size-complex="10pt"/>
    </style:style>
    <style:style style:name="T21_2" style:family="text">
      <style:text-properties style:font-name="Oxygen" fo:font-size="10pt" style:font-name-asian="Oxygen" style:font-size-asian="10pt" style:font-name-complex="Oxygen" style:font-size-complex="10pt"/>
    </style:style>
    <style:style style:name="T21_3" style:family="text">
      <style:text-properties style:font-name="Oxygen" fo:font-size="10pt" style:font-name-asian="Oxygen" style:font-size-asian="10pt" style:font-name-complex="Oxygen" style:font-size-complex="10pt"/>
    </style:style>
    <style:style style:name="T21_4" style:family="text">
      <style:text-properties style:font-name="Oxygen" fo:font-size="10pt" style:font-name-asian="Oxygen" style:font-size-asian="10pt" style:font-name-complex="Oxygen" style:font-size-complex="10pt"/>
    </style:style>
    <style:style style:name="T21_5" style:family="text">
      <style:text-properties style:font-name="Oxygen" fo:font-size="10pt" style:font-name-asian="Oxygen" style:font-size-asian="10pt" style:font-name-complex="Oxygen" style:font-size-complex="10pt"/>
    </style:style>
    <style:style style:name="T21_6" style:family="text">
      <style:text-properties style:font-name="Oxygen" fo:font-size="10pt" style:font-name-asian="Oxygen" style:font-size-asian="10pt" style:font-name-complex="Oxygen" style:font-size-complex="10pt"/>
    </style:style>
    <style:style style:name="T21_7" style:family="text">
      <style:text-properties style:font-name="Oxygen" fo:font-size="10pt" style:font-name-asian="Oxygen" style:font-size-asian="10pt" style:font-name-complex="Oxygen" style:font-size-complex="10pt"/>
    </style:style>
    <style:style style:name="T21_8" style:family="text">
      <style:text-properties style:font-name="Oxygen" fo:font-size="10pt" style:font-name-asian="Oxygen" style:font-size-asian="10pt" style:font-name-complex="Oxygen" style:font-size-complex="10pt"/>
    </style:style>
    <style:style style:name="T21_9" style:family="text">
      <style:text-properties style:font-name="Oxygen" fo:font-size="10pt" style:font-name-asian="Oxygen" style:font-size-asian="10pt" style:font-name-complex="Oxygen" style:font-size-complex="10pt"/>
    </style:style>
    <style:style style:name="T21_10" style:family="text">
      <style:text-properties style:font-name="Oxygen" fo:font-size="10pt" style:font-name-asian="Oxygen" style:font-size-asian="10pt" style:font-name-complex="Oxygen" style:font-size-complex="10pt"/>
    </style:style>
    <style:style style:name="T21_11" style:family="text">
      <style:text-properties style:font-name="Oxygen" fo:font-size="10pt" style:font-name-asian="Oxygen" style:font-size-asian="10pt" style:font-name-complex="Oxygen" style:font-size-complex="10pt"/>
    </style:style>
    <style:style style:name="T21_12" style:family="text">
      <style:text-properties style:font-name="Oxygen" fo:font-size="10pt" style:font-name-asian="Oxygen" style:font-size-asian="10pt" style:font-name-complex="Oxygen" style:font-size-complex="10pt"/>
    </style:style>
    <style:style style:name="T21_13" style:family="text">
      <style:text-properties style:font-name="Oxygen" fo:font-size="10pt" style:font-name-asian="Oxygen" style:font-size-asian="10pt" style:font-name-complex="Oxygen" style:font-size-complex="10pt"/>
    </style:style>
    <style:style style:name="T21_14" style:family="text">
      <style:text-properties style:font-name="Oxygen" fo:font-size="10pt" style:font-name-asian="Oxygen" style:font-size-asian="10pt" style:font-name-complex="Oxygen" style:font-size-complex="10pt"/>
    </style:style>
    <style:style style:name="T21_15" style:family="text">
      <style:text-properties style:font-name="Oxygen" fo:font-size="10pt" style:font-name-asian="Oxygen" style:font-size-asian="10pt" style:font-name-complex="Oxygen" style:font-size-complex="10pt"/>
    </style:style>
    <style:style style:name="T21_16" style:family="text">
      <style:text-properties style:font-name="Oxygen" fo:font-size="10pt" style:font-name-asian="Oxygen" style:font-size-asian="10pt" style:font-name-complex="Oxygen" style:font-size-complex="10pt"/>
    </style:style>
    <style:style style:name="T21_17" style:family="text">
      <style:text-properties style:font-name="Oxygen" fo:font-size="10pt" style:font-name-asian="Oxygen" style:font-size-asian="10pt" style:font-name-complex="Oxygen" style:font-size-complex="10pt"/>
    </style:style>
    <style:style style:name="T21_18" style:family="text">
      <style:text-properties style:font-name="Oxygen" fo:font-size="10pt" style:font-name-asian="Oxygen" style:font-size-asian="10pt" style:font-name-complex="Oxygen" style:font-size-complex="10pt"/>
    </style:style>
    <style:style style:name="T21_19" style:family="text">
      <style:text-properties style:font-name="Oxygen" fo:font-size="10pt" style:font-name-asian="Oxygen" style:font-size-asian="10pt" style:font-name-complex="Oxygen" style:font-size-complex="10pt"/>
    </style:style>
    <style:style style:name="T21_20" style:family="text">
      <style:text-properties style:font-name="Oxygen" fo:font-size="10pt" style:font-name-asian="Oxygen" style:font-size-asian="10pt" style:font-name-complex="Oxygen" style:font-size-complex="10pt"/>
    </style:style>
    <style:style style:name="T21_21" style:family="text">
      <style:text-properties style:font-name="Oxygen" fo:font-size="10pt" style:font-name-asian="Oxygen" style:font-size-asian="10pt" style:font-name-complex="Oxygen" style:font-size-complex="10pt"/>
    </style:style>
    <style:style style:name="T21_22" style:family="text">
      <style:text-properties style:font-name="Oxygen" fo:font-size="10pt" style:font-name-asian="Oxygen" style:font-size-asian="10pt" style:font-name-complex="Oxygen" style:font-size-complex="10pt"/>
    </style:style>
    <style:style style:name="T21_23" style:family="text">
      <style:text-properties style:font-name="Oxygen" fo:font-size="10pt" style:font-name-asian="Oxygen" style:font-size-asian="10pt" style:font-name-complex="Oxygen" style:font-size-complex="10pt"/>
    </style:style>
    <style:style style:name="T21_24" style:family="text">
      <style:text-properties style:font-name="Oxygen" fo:font-size="10pt" style:font-name-asian="Oxygen" style:font-size-asian="10pt" style:font-name-complex="Oxygen" style:font-size-complex="10pt"/>
    </style:style>
    <style:style style:name="P22" style:family="paragraph" style:parent-style-name="Standard">
      <style:paragraph-properties fo:break-before="auto" fo:line-height="100%" fo:margin-top="0cm" style:writing-mode="lr-tb">
        <style:tab-stops>
          <style:tab-stop style:type="right" style:leader-style="none" style:position="16.034cm"/>
        </style:tab-stops>
      </style:paragraph-properties>
    </style:style>
    <style:style style:name="T22_1" style:family="text">
      <style:text-properties style:font-name="Oxygen" fo:font-size="10pt" style:font-name-asian="Oxygen" style:font-size-asian="10pt" style:font-name-complex="Oxygen" style:font-size-complex="10pt"/>
    </style:style>
    <style:style style:name="T22_2" style:family="text">
      <style:text-properties style:font-name="Oxygen" fo:font-size="10pt" style:font-name-asian="Oxygen" style:font-size-asian="10pt" style:font-name-complex="Oxygen" style:font-size-complex="10pt"/>
    </style:style>
    <style:style style:name="T22_3" style:family="text">
      <style:text-properties style:font-name="Oxygen" fo:font-size="10pt" style:font-name-asian="Oxygen" style:font-size-asian="10pt" style:font-name-complex="Oxygen" style:font-size-complex="10pt"/>
    </style:style>
    <style:style style:name="T22_4" style:family="text">
      <style:text-properties style:font-name="Oxygen" fo:font-size="10pt" style:font-name-asian="Oxygen" style:font-size-asian="10pt" style:font-name-complex="Oxygen" style:font-size-complex="10pt"/>
    </style:style>
    <style:style style:name="T22_5" style:family="text">
      <style:text-properties style:font-name="Oxygen" fo:font-size="10pt" style:font-name-asian="Oxygen" style:font-size-asian="10pt" style:font-name-complex="Oxygen" style:font-size-complex="10pt"/>
    </style:style>
    <style:style style:name="T22_6" style:family="text">
      <style:text-properties style:font-name="Oxygen" fo:font-size="10pt" style:font-name-asian="Oxygen" style:font-size-asian="10pt" style:font-name-complex="Oxygen" style:font-size-complex="10pt"/>
    </style:style>
    <style:style style:name="T22_7" style:family="text">
      <style:text-properties style:font-name="Oxygen" fo:font-size="10pt" style:font-name-asian="Oxygen" style:font-size-asian="10pt" style:font-name-complex="Oxygen" style:font-size-complex="10pt"/>
    </style:style>
    <style:style style:name="T22_8" style:family="text">
      <style:text-properties style:font-name="Oxygen" fo:font-size="10pt" style:font-name-asian="Oxygen" style:font-size-asian="10pt" style:font-name-complex="Oxygen" style:font-size-complex="10pt"/>
    </style:style>
    <style:style style:name="T22_9" style:family="text">
      <style:text-properties style:font-name="Oxygen" fo:font-size="10pt" style:font-name-asian="Oxygen" style:font-size-asian="10pt" style:font-name-complex="Oxygen" style:font-size-complex="10pt"/>
    </style:style>
    <style:style style:name="T22_10" style:family="text">
      <style:text-properties style:font-name="Oxygen" fo:font-size="10pt" style:font-name-asian="Oxygen" style:font-size-asian="10pt" style:font-name-complex="Oxygen" style:font-size-complex="10pt"/>
    </style:style>
    <style:style style:name="T22_11" style:family="text">
      <style:text-properties style:font-name="Oxygen" fo:font-size="10pt" style:font-name-asian="Oxygen" style:font-size-asian="10pt" style:font-name-complex="Oxygen" style:font-size-complex="10pt"/>
    </style:style>
    <style:style style:name="T22_12" style:family="text">
      <style:text-properties style:font-name="Oxygen" fo:font-size="10pt" style:font-name-asian="Oxygen" style:font-size-asian="10pt" style:font-name-complex="Oxygen" style:font-size-complex="10pt"/>
    </style:style>
    <style:style style:name="T22_13" style:family="text">
      <style:text-properties style:font-name="Oxygen" fo:font-size="10pt" style:font-name-asian="Oxygen" style:font-size-asian="10pt" style:font-name-complex="Oxygen" style:font-size-complex="10pt"/>
    </style:style>
    <style:style style:name="T22_14" style:family="text">
      <style:text-properties style:font-name="Oxygen" fo:font-size="10pt" style:font-name-asian="Oxygen" style:font-size-asian="10pt" style:font-name-complex="Oxygen" style:font-size-complex="10pt"/>
    </style:style>
    <style:style style:name="T22_15" style:family="text">
      <style:text-properties style:font-name="Oxygen" fo:font-size="10pt" style:font-name-asian="Oxygen" style:font-size-asian="10pt" style:font-name-complex="Oxygen" style:font-size-complex="10pt"/>
    </style:style>
    <style:style style:name="T22_16" style:family="text">
      <style:text-properties style:font-name="Oxygen" fo:font-size="10pt" style:font-name-asian="Oxygen" style:font-size-asian="10pt" style:font-name-complex="Oxygen" style:font-size-complex="10pt"/>
    </style:style>
    <style:style style:name="T22_17" style:family="text">
      <style:text-properties style:font-name="Oxygen" fo:font-size="10pt" style:font-name-asian="Oxygen" style:font-size-asian="10pt" style:font-name-complex="Oxygen" style:font-size-complex="10pt"/>
    </style:style>
    <style:style style:name="T22_18" style:family="text">
      <style:text-properties style:font-name="Oxygen" fo:font-size="10pt" style:font-name-asian="Oxygen" style:font-size-asian="10pt" style:font-name-complex="Oxygen" style:font-size-complex="10pt"/>
    </style:style>
    <style:style style:name="T22_19" style:family="text">
      <style:text-properties style:font-name="Oxygen" fo:font-size="10pt" style:font-name-asian="Oxygen" style:font-size-asian="10pt" style:font-name-complex="Oxygen" style:font-size-complex="10pt"/>
    </style:style>
    <style:style style:name="T22_20" style:family="text">
      <style:text-properties style:font-name="Oxygen" fo:font-size="10pt" style:font-name-asian="Oxygen" style:font-size-asian="10pt" style:font-name-complex="Oxygen" style:font-size-complex="10pt"/>
    </style:style>
    <style:style style:name="T22_21" style:family="text">
      <style:text-properties style:font-name="Oxygen" fo:font-size="10pt" style:font-name-asian="Oxygen" style:font-size-asian="10pt" style:font-name-complex="Oxygen" style:font-size-complex="10pt"/>
    </style:style>
    <style:style style:name="T22_22" style:family="text">
      <style:text-properties style:font-name="Oxygen" fo:font-size="10pt" style:font-name-asian="Oxygen" style:font-size-asian="10pt" style:font-name-complex="Oxygen" style:font-size-complex="10pt"/>
    </style:style>
    <style:style style:name="T22_23" style:family="text">
      <style:text-properties style:font-name="Oxygen" fo:font-size="10pt" style:font-name-asian="Oxygen" style:font-size-asian="10pt" style:font-name-complex="Oxygen" style:font-size-complex="10pt"/>
    </style:style>
    <style:style style:name="T22_24" style:family="text">
      <style:text-properties style:font-name="Oxygen" fo:font-size="10pt" style:font-name-asian="Oxygen" style:font-size-asian="10pt" style:font-name-complex="Oxygen" style:font-size-complex="10pt"/>
    </style:style>
    <style:style style:name="T22_25" style:family="text">
      <style:text-properties style:font-name="Oxygen" fo:font-size="10pt" style:font-name-asian="Oxygen" style:font-size-asian="10pt" style:font-name-complex="Oxygen" style:font-size-complex="10pt"/>
    </style:style>
    <style:style style:name="T22_26" style:family="text">
      <style:text-properties style:font-name="Oxygen" fo:font-size="10pt" style:font-name-asian="Oxygen" style:font-size-asian="10pt" style:font-name-complex="Oxygen" style:font-size-complex="10pt"/>
    </style:style>
    <style:style style:name="P23" style:family="paragraph" style:parent-style-name="Standard">
      <style:paragraph-properties fo:break-before="auto" fo:line-height="100%" fo:margin-top="0cm" fo:margin-bottom="0cm" style:writing-mode="lr-tb">
        <style:tab-stops>
          <style:tab-stop style:type="right" style:leader-style="none" style:position="16.034cm"/>
        </style:tab-stops>
      </style:paragraph-properties>
    </style:style>
    <style:style style:name="T23_1" style:family="text">
      <style:text-properties style:font-name="Oxygen" fo:font-size="10pt" style:font-name-asian="Oxygen" style:font-size-asian="10pt" style:font-name-complex="Oxygen" style:font-size-complex="10pt"/>
    </style:style>
    <style:style style:name="T23_2" style:family="text">
      <style:text-properties style:font-name="Oxygen" fo:font-size="10pt" style:font-name-asian="Oxygen" style:font-size-asian="10pt" style:font-name-complex="Oxygen" style:font-size-complex="10pt"/>
    </style:style>
    <style:style style:name="T23_3" style:family="text">
      <style:text-properties style:font-name="Oxygen" fo:font-size="10pt" style:font-name-asian="Oxygen" style:font-size-asian="10pt" style:font-name-complex="Oxygen" style:font-size-complex="10pt"/>
    </style:style>
    <style:style style:name="T23_4" style:family="text">
      <style:text-properties style:font-name="Oxygen" fo:font-size="10pt" style:font-name-asian="Oxygen" style:font-size-asian="10pt" style:font-name-complex="Oxygen" style:font-size-complex="10pt"/>
    </style:style>
    <style:style style:name="T23_5" style:family="text">
      <style:text-properties style:font-name="Oxygen" fo:font-size="10pt" style:font-name-asian="Oxygen" style:font-size-asian="10pt" style:font-name-complex="Oxygen" style:font-size-complex="10pt"/>
    </style:style>
    <style:style style:name="T23_6" style:family="text">
      <style:text-properties style:font-name="Oxygen" fo:font-size="10pt" style:font-name-asian="Oxygen" style:font-size-asian="10pt" style:font-name-complex="Oxygen" style:font-size-complex="10pt"/>
    </style:style>
    <style:style style:name="T23_7" style:family="text">
      <style:text-properties style:font-name="Oxygen" fo:font-size="10pt" style:font-name-asian="Oxygen" style:font-size-asian="10pt" style:font-name-complex="Oxygen" style:font-size-complex="10pt"/>
    </style:style>
    <style:style style:name="T23_8" style:family="text">
      <style:text-properties style:font-name="Oxygen" fo:font-size="10pt" style:font-name-asian="Oxygen" style:font-size-asian="10pt" style:font-name-complex="Oxygen" style:font-size-complex="10pt"/>
    </style:style>
    <style:style style:name="T23_9" style:family="text">
      <style:text-properties style:font-name="Oxygen" fo:font-size="10pt" style:font-name-asian="Oxygen" style:font-size-asian="10pt" style:font-name-complex="Oxygen" style:font-size-complex="10pt"/>
    </style:style>
    <style:style style:name="T23_10" style:family="text">
      <style:text-properties style:font-name="Oxygen" fo:font-size="10pt" style:font-name-asian="Oxygen" style:font-size-asian="10pt" style:font-name-complex="Oxygen" style:font-size-complex="10pt"/>
    </style:style>
    <style:style style:name="T23_11" style:family="text">
      <style:text-properties style:font-name="Oxygen" fo:font-size="10pt" style:font-name-asian="Oxygen" style:font-size-asian="10pt" style:font-name-complex="Oxygen" style:font-size-complex="10pt"/>
    </style:style>
    <style:style style:name="T23_12" style:family="text">
      <style:text-properties style:font-name="Oxygen" fo:font-size="10pt" style:font-name-asian="Oxygen" style:font-size-asian="10pt" style:font-name-complex="Oxygen" style:font-size-complex="10pt"/>
    </style:style>
    <style:style style:name="T23_13" style:family="text">
      <style:text-properties style:font-name="Oxygen" fo:font-size="10pt" style:font-name-asian="Oxygen" style:font-size-asian="10pt" style:font-name-complex="Oxygen" style:font-size-complex="10pt"/>
    </style:style>
    <style:style style:name="T23_14" style:family="text">
      <style:text-properties style:font-name="Oxygen" fo:font-size="10pt" style:font-name-asian="Oxygen" style:font-size-asian="10pt" style:font-name-complex="Oxygen" style:font-size-complex="10pt"/>
    </style:style>
    <style:style style:name="T23_15" style:family="text">
      <style:text-properties style:font-name="Oxygen" fo:font-size="10pt" style:font-name-asian="Oxygen" style:font-size-asian="10pt" style:font-name-complex="Oxygen" style:font-size-complex="10pt"/>
    </style:style>
    <style:style style:name="T23_16" style:family="text">
      <style:text-properties style:font-name="Oxygen" fo:font-size="10pt" style:font-name-asian="Oxygen" style:font-size-asian="10pt" style:font-name-complex="Oxygen" style:font-size-complex="10pt"/>
    </style:style>
    <style:style style:name="T23_17" style:family="text">
      <style:text-properties style:font-name="Oxygen" fo:font-size="10pt" style:font-name-asian="Oxygen" style:font-size-asian="10pt" style:font-name-complex="Oxygen" style:font-size-complex="10pt"/>
    </style:style>
    <style:style style:name="T23_18" style:family="text">
      <style:text-properties style:font-name="Oxygen" fo:font-size="10pt" style:font-name-asian="Oxygen" style:font-size-asian="10pt" style:font-name-complex="Oxygen" style:font-size-complex="10pt"/>
    </style:style>
    <style:style style:name="T23_1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26" style:family="paragraph" style:parent-style-name="Standard">
      <style:paragraph-properties fo:break-before="auto" fo:line-height="100%" style:writing-mode="lr-tb">
        <style:tab-stops>
          <style:tab-stop style:type="right" style:leader-style="none" style:position="17.78cm"/>
        </style:tab-stops>
      </style:paragraph-properties>
    </style:style>
    <style:style style:name="T26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6_1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00%" fo:margin-top="0cm" style:writing-mode="lr-tb">
        <style:tab-stops>
          <style:tab-stop style:type="right" style:leader-style="none" style:position="16.034cm"/>
        </style:tab-stops>
      </style:paragraph-properties>
    </style:style>
    <style:style style:name="T27_1" style:family="text">
      <style:text-properties style:font-name="Oxygen" fo:font-size="10pt" style:font-name-asian="Oxygen" style:font-size-asian="10pt" style:font-name-complex="Oxygen" style:font-size-complex="10pt"/>
    </style:style>
    <style:style style:name="T27_2" style:family="text">
      <style:text-properties style:font-name="Oxygen" fo:font-size="10pt" style:font-name-asian="Oxygen" style:font-size-asian="10pt" style:font-name-complex="Oxygen" style:font-size-complex="10pt"/>
    </style:style>
    <style:style style:name="T27_3" style:family="text">
      <style:text-properties style:font-name="Oxygen" fo:font-size="10pt" style:font-name-asian="Oxygen" style:font-size-asian="10pt" style:font-name-complex="Oxygen" style:font-size-complex="10pt"/>
    </style:style>
    <style:style style:name="T27_4" style:family="text">
      <style:text-properties style:font-name="Oxygen" fo:font-size="10pt" style:font-name-asian="Oxygen" style:font-size-asian="10pt" style:font-name-complex="Oxygen" style:font-size-complex="10pt"/>
    </style:style>
    <style:style style:name="T27_5" style:family="text">
      <style:text-properties style:font-name="Oxygen" fo:font-size="10pt" style:font-name-asian="Oxygen" style:font-size-asian="10pt" style:font-name-complex="Oxygen" style:font-size-complex="10pt"/>
    </style:style>
    <style:style style:name="T27_6" style:family="text">
      <style:text-properties style:font-name="Oxygen" fo:font-size="10pt" style:font-name-asian="Oxygen" style:font-size-asian="10pt" style:font-name-complex="Oxygen" style:font-size-complex="10pt"/>
    </style:style>
    <style:style style:name="T27_7" style:family="text">
      <style:text-properties style:font-name="Oxygen" fo:font-size="10pt" style:font-name-asian="Oxygen" style:font-size-asian="10pt" style:font-name-complex="Oxygen" style:font-size-complex="10pt"/>
    </style:style>
    <style:style style:name="T27_8" style:family="text">
      <style:text-properties style:font-name="Oxygen" fo:font-size="10pt" style:font-name-asian="Oxygen" style:font-size-asian="10pt" style:font-name-complex="Oxygen" style:font-size-complex="10pt"/>
    </style:style>
    <style:style style:name="T27_9" style:family="text">
      <style:text-properties style:font-name="Oxygen" fo:font-size="10pt" style:font-name-asian="Oxygen" style:font-size-asian="10pt" style:font-name-complex="Oxygen" style:font-size-complex="10pt"/>
    </style:style>
    <style:style style:name="T27_10" style:family="text">
      <style:text-properties style:font-name="Oxygen" fo:font-size="10pt" style:font-name-asian="Oxygen" style:font-size-asian="10pt" style:font-name-complex="Oxygen" style:font-size-complex="10pt"/>
    </style:style>
    <style:style style:name="T27_11" style:family="text">
      <style:text-properties style:font-name="Oxygen" fo:font-size="10pt" style:font-name-asian="Oxygen" style:font-size-asian="10pt" style:font-name-complex="Oxygen" style:font-size-complex="10pt"/>
    </style:style>
    <style:style style:name="T27_12" style:family="text">
      <style:text-properties style:font-name="Oxygen" fo:font-size="10pt" style:font-name-asian="Oxygen" style:font-size-asian="10pt" style:font-name-complex="Oxygen" style:font-size-complex="10pt"/>
    </style:style>
    <style:style style:name="T27_13" style:family="text">
      <style:text-properties style:font-name="Oxygen" fo:font-size="10pt" style:font-name-asian="Oxygen" style:font-size-asian="10pt" style:font-name-complex="Oxygen" style:font-size-complex="10pt"/>
    </style:style>
    <style:style style:name="T27_14" style:family="text">
      <style:text-properties style:font-name="Oxygen" fo:font-size="10pt" style:font-name-asian="Oxygen" style:font-size-asian="10pt" style:font-name-complex="Oxygen" style:font-size-complex="10pt"/>
    </style:style>
    <style:style style:name="T27_15" style:family="text">
      <style:text-properties style:font-name="Oxygen" fo:font-size="10pt" style:font-name-asian="Oxygen" style:font-size-asian="10pt" style:font-name-complex="Oxygen" style:font-size-complex="10pt"/>
    </style:style>
    <style:style style:name="T27_16" style:family="text">
      <style:text-properties style:font-name="Oxygen" fo:font-size="10pt" style:font-name-asian="Oxygen" style:font-size-asian="10pt" style:font-name-complex="Oxygen" style:font-size-complex="10pt"/>
    </style:style>
    <style:style style:name="T27_17" style:family="text">
      <style:text-properties style:font-name="Oxygen" fo:font-size="10pt" style:font-name-asian="Oxygen" style:font-size-asian="10pt" style:font-name-complex="Oxygen" style:font-size-complex="10pt"/>
    </style:style>
    <style:style style:name="T27_18" style:family="text">
      <style:text-properties style:font-name="Oxygen" fo:font-size="10pt" style:font-name-asian="Oxygen" style:font-size-asian="10pt" style:font-name-complex="Oxygen" style:font-size-complex="10pt"/>
    </style:style>
    <style:style style:name="T27_19" style:family="text">
      <style:text-properties style:font-name="Oxygen" fo:font-size="10pt" style:font-name-asian="Oxygen" style:font-size-asian="10pt" style:font-name-complex="Oxygen" style:font-size-complex="10pt"/>
    </style:style>
    <style:style style:name="T27_20" style:family="text">
      <style:text-properties style:font-name="Oxygen" fo:font-size="10pt" style:font-name-asian="Oxygen" style:font-size-asian="10pt" style:font-name-complex="Oxygen" style:font-size-complex="10pt"/>
    </style:style>
    <style:style style:name="T27_21" style:family="text">
      <style:text-properties style:font-name="Oxygen" fo:font-size="10pt" style:font-name-asian="Oxygen" style:font-size-asian="10pt" style:font-name-complex="Oxygen" style:font-size-complex="10pt"/>
    </style:style>
    <style:style style:name="T27_22" style:family="text">
      <style:text-properties style:font-name="Oxygen" fo:font-size="10pt" style:font-name-asian="Oxygen" style:font-size-asian="10pt" style:font-name-complex="Oxygen" style:font-size-complex="10pt"/>
    </style:style>
    <style:style style:name="T27_23" style:family="text">
      <style:text-properties style:font-name="Oxygen" fo:font-size="10pt" style:font-name-asian="Oxygen" style:font-size-asian="10pt" style:font-name-complex="Oxygen" style:font-size-complex="10pt"/>
    </style:style>
    <style:style style:name="T27_24" style:family="text">
      <style:text-properties style:font-name="Oxygen" fo:font-size="10pt" style:font-name-asian="Oxygen" style:font-size-asian="10pt" style:font-name-complex="Oxygen" style:font-size-complex="10pt"/>
    </style:style>
    <style:style style:name="T27_25" style:family="text">
      <style:text-properties style:font-name="Oxygen" fo:font-size="10pt" style:font-name-asian="Oxygen" style:font-size-asian="10pt" style:font-name-complex="Oxygen" style:font-size-complex="10pt"/>
    </style:style>
    <style:style style:name="T27_26" style:family="text">
      <style:text-properties style:font-name="Oxygen" fo:font-size="10pt" style:font-name-asian="Oxygen" style:font-size-asian="10pt" style:font-name-complex="Oxygen" style:font-size-complex="10pt"/>
    </style:style>
    <style:style style:name="T27_27" style:family="text">
      <style:text-properties style:font-name="Oxygen" fo:font-size="10pt" style:font-name-asian="Oxygen" style:font-size-asian="10pt" style:font-name-complex="Oxygen" style:font-size-complex="10pt"/>
    </style:style>
    <style:style style:name="T27_28" style:family="text">
      <style:text-properties style:font-name="Oxygen" fo:font-size="10pt" style:font-name-asian="Oxygen" style:font-size-asian="10pt" style:font-name-complex="Oxygen" style:font-size-complex="10pt"/>
    </style:style>
    <style:style style:name="T27_29" style:family="text">
      <style:text-properties style:font-name="Oxygen" fo:font-size="10pt" style:font-name-asian="Oxygen" style:font-size-asian="10pt" style:font-name-complex="Oxygen" style:font-size-complex="10pt"/>
    </style:style>
    <style:style style:name="T27_30" style:family="text">
      <style:text-properties style:font-name="Oxygen" fo:font-size="10pt" style:font-name-asian="Oxygen" style:font-size-asian="10pt" style:font-name-complex="Oxygen" style:font-size-complex="10pt"/>
    </style:style>
    <style:style style:name="T27_31" style:family="text">
      <style:text-properties style:font-name="Oxygen" fo:font-size="10pt" style:font-name-asian="Oxygen" style:font-size-asian="10pt" style:font-name-complex="Oxygen" style:font-size-complex="10pt"/>
    </style:style>
    <style:style style:name="T27_32" style:family="text">
      <style:text-properties style:font-name="Oxygen" fo:font-size="10pt" style:font-name-asian="Oxygen" style:font-size-asian="10pt" style:font-name-complex="Oxygen" style:font-size-complex="10pt"/>
    </style:style>
    <style:style style:name="P28" style:family="paragraph" style:parent-style-name="Standard">
      <style:paragraph-properties fo:break-before="auto" fo:line-height="100%" fo:margin-top="0cm" style:writing-mode="lr-tb">
        <style:tab-stops>
          <style:tab-stop style:type="right" style:leader-style="none" style:position="16.034cm"/>
        </style:tab-stops>
      </style:paragraph-properties>
    </style:style>
    <style:style style:name="T28_1" style:family="text">
      <style:text-properties style:font-name="Oxygen" fo:font-size="10pt" style:font-name-asian="Oxygen" style:font-size-asian="10pt" style:font-name-complex="Oxygen" style:font-size-complex="10pt"/>
    </style:style>
    <style:style style:name="T28_2" style:family="text">
      <style:text-properties style:font-name="Oxygen" fo:font-size="10pt" style:font-name-asian="Oxygen" style:font-size-asian="10pt" style:font-name-complex="Oxygen" style:font-size-complex="10pt"/>
    </style:style>
    <style:style style:name="T28_3" style:family="text">
      <style:text-properties style:font-name="Oxygen" fo:font-size="10pt" style:font-name-asian="Oxygen" style:font-size-asian="10pt" style:font-name-complex="Oxygen" style:font-size-complex="10pt"/>
    </style:style>
    <style:style style:name="T28_4" style:family="text">
      <style:text-properties style:font-name="Oxygen" fo:font-size="10pt" style:font-name-asian="Oxygen" style:font-size-asian="10pt" style:font-name-complex="Oxygen" style:font-size-complex="10pt"/>
    </style:style>
    <style:style style:name="T28_5" style:family="text">
      <style:text-properties style:font-name="Oxygen" fo:font-size="10pt" style:font-name-asian="Oxygen" style:font-size-asian="10pt" style:font-name-complex="Oxygen" style:font-size-complex="10pt"/>
    </style:style>
    <style:style style:name="T28_6" style:family="text">
      <style:text-properties style:font-name="Oxygen" fo:font-size="10pt" style:font-name-asian="Oxygen" style:font-size-asian="10pt" style:font-name-complex="Oxygen" style:font-size-complex="10pt"/>
    </style:style>
    <style:style style:name="T28_7" style:family="text">
      <style:text-properties style:font-name="Oxygen" fo:font-size="10pt" style:font-name-asian="Oxygen" style:font-size-asian="10pt" style:font-name-complex="Oxygen" style:font-size-complex="10pt"/>
    </style:style>
    <style:style style:name="T28_8" style:family="text">
      <style:text-properties style:font-name="Oxygen" fo:font-size="10pt" style:font-name-asian="Oxygen" style:font-size-asian="10pt" style:font-name-complex="Oxygen" style:font-size-complex="10pt"/>
    </style:style>
    <style:style style:name="T28_9" style:family="text">
      <style:text-properties style:font-name="Oxygen" fo:font-size="10pt" style:font-name-asian="Oxygen" style:font-size-asian="10pt" style:font-name-complex="Oxygen" style:font-size-complex="10pt"/>
    </style:style>
    <style:style style:name="T28_10" style:family="text">
      <style:text-properties style:font-name="Oxygen" fo:font-size="10pt" style:font-name-asian="Oxygen" style:font-size-asian="10pt" style:font-name-complex="Oxygen" style:font-size-complex="10pt"/>
    </style:style>
    <style:style style:name="T28_11" style:family="text">
      <style:text-properties style:font-name="Oxygen" fo:font-size="10pt" style:font-name-asian="Oxygen" style:font-size-asian="10pt" style:font-name-complex="Oxygen" style:font-size-complex="10pt"/>
    </style:style>
    <style:style style:name="T28_12" style:family="text">
      <style:text-properties style:font-name="Oxygen" fo:font-size="10pt" style:font-name-asian="Oxygen" style:font-size-asian="10pt" style:font-name-complex="Oxygen" style:font-size-complex="10pt"/>
    </style:style>
    <style:style style:name="T28_13" style:family="text">
      <style:text-properties style:font-name="Oxygen" fo:font-size="10pt" style:font-name-asian="Oxygen" style:font-size-asian="10pt" style:font-name-complex="Oxygen" style:font-size-complex="10pt"/>
    </style:style>
    <style:style style:name="T28_14" style:family="text">
      <style:text-properties style:font-name="Oxygen" fo:font-size="10pt" style:font-name-asian="Oxygen" style:font-size-asian="10pt" style:font-name-complex="Oxygen" style:font-size-complex="10pt"/>
    </style:style>
    <style:style style:name="T28_15" style:family="text">
      <style:text-properties style:font-name="Oxygen" fo:font-size="10pt" style:font-name-asian="Oxygen" style:font-size-asian="10pt" style:font-name-complex="Oxygen" style:font-size-complex="10pt"/>
    </style:style>
    <style:style style:name="T28_16" style:family="text">
      <style:text-properties style:font-name="Oxygen" fo:font-size="10pt" style:font-name-asian="Oxygen" style:font-size-asian="10pt" style:font-name-complex="Oxygen" style:font-size-complex="10pt"/>
    </style:style>
    <style:style style:name="T28_17" style:family="text">
      <style:text-properties style:font-name="Oxygen" fo:font-size="10pt" style:font-name-asian="Oxygen" style:font-size-asian="10pt" style:font-name-complex="Oxygen" style:font-size-complex="10pt"/>
    </style:style>
    <style:style style:name="T28_18" style:family="text">
      <style:text-properties style:font-name="Oxygen" fo:font-size="10pt" style:font-name-asian="Oxygen" style:font-size-asian="10pt" style:font-name-complex="Oxygen" style:font-size-complex="10pt"/>
    </style:style>
    <style:style style:name="T28_19" style:family="text">
      <style:text-properties style:font-name="Oxygen" fo:font-size="10pt" style:font-name-asian="Oxygen" style:font-size-asian="10pt" style:font-name-complex="Oxygen" style:font-size-complex="10pt"/>
    </style:style>
    <style:style style:name="T28_20" style:family="text">
      <style:text-properties style:font-name="Oxygen" fo:font-size="10pt" style:font-name-asian="Oxygen" style:font-size-asian="10pt" style:font-name-complex="Oxygen" style:font-size-complex="10pt"/>
    </style:style>
    <style:style style:name="T28_21" style:family="text">
      <style:text-properties style:font-name="Oxygen" fo:font-size="10pt" style:font-name-asian="Oxygen" style:font-size-asian="10pt" style:font-name-complex="Oxygen" style:font-size-complex="10pt"/>
    </style:style>
    <style:style style:name="T28_22" style:family="text">
      <style:text-properties style:font-name="Oxygen" fo:font-size="10pt" style:font-name-asian="Oxygen" style:font-size-asian="10pt" style:font-name-complex="Oxygen" style:font-size-complex="10pt"/>
    </style:style>
    <style:style style:name="T28_23" style:family="text">
      <style:text-properties style:font-name="Oxygen" fo:font-size="10pt" style:font-name-asian="Oxygen" style:font-size-asian="10pt" style:font-name-complex="Oxygen" style:font-size-complex="10pt"/>
    </style:style>
    <style:style style:name="T28_24" style:family="text">
      <style:text-properties style:font-name="Oxygen" fo:font-size="10pt" style:font-name-asian="Oxygen" style:font-size-asian="10pt" style:font-name-complex="Oxygen" style:font-size-complex="10pt"/>
    </style:style>
    <style:style style:name="T28_25" style:family="text">
      <style:text-properties style:font-name="Oxygen" fo:font-size="10pt" style:font-name-asian="Oxygen" style:font-size-asian="10pt" style:font-name-complex="Oxygen" style:font-size-complex="10pt"/>
    </style:style>
    <style:style style:name="T28_26" style:family="text">
      <style:text-properties style:font-name="Oxygen" fo:font-size="10pt" style:font-name-asian="Oxygen" style:font-size-asian="10pt" style:font-name-complex="Oxygen" style:font-size-complex="10pt"/>
    </style:style>
    <style:style style:name="P29" style:family="paragraph" style:parent-style-name="Standard">
      <style:paragraph-properties fo:break-before="auto" fo:line-height="100%" fo:margin-top="0cm" style:writing-mode="lr-tb">
        <style:tab-stops>
          <style:tab-stop style:type="right" style:leader-style="none" style:position="16.034cm"/>
        </style:tab-stops>
      </style:paragraph-properties>
    </style:style>
    <style:style style:name="T29_1" style:family="text">
      <style:text-properties style:font-name="Oxygen" fo:font-size="10pt" style:font-name-asian="Oxygen" style:font-size-asian="10pt" style:font-name-complex="Oxygen" style:font-size-complex="10pt"/>
    </style:style>
    <style:style style:name="T29_2" style:family="text">
      <style:text-properties style:font-name="Oxygen" fo:font-size="10pt" style:font-name-asian="Oxygen" style:font-size-asian="10pt" style:font-name-complex="Oxygen" style:font-size-complex="10pt"/>
    </style:style>
    <style:style style:name="T29_3" style:family="text">
      <style:text-properties style:font-name="Oxygen" fo:font-size="10pt" style:font-name-asian="Oxygen" style:font-size-asian="10pt" style:font-name-complex="Oxygen" style:font-size-complex="10pt"/>
    </style:style>
    <style:style style:name="T29_4" style:family="text">
      <style:text-properties style:font-name="Oxygen" fo:font-size="10pt" style:font-name-asian="Oxygen" style:font-size-asian="10pt" style:font-name-complex="Oxygen" style:font-size-complex="10pt"/>
    </style:style>
    <style:style style:name="T29_5" style:family="text">
      <style:text-properties style:font-name="Oxygen" fo:font-size="10pt" style:font-name-asian="Oxygen" style:font-size-asian="10pt" style:font-name-complex="Oxygen" style:font-size-complex="10pt"/>
    </style:style>
    <style:style style:name="T29_6" style:family="text">
      <style:text-properties style:font-name="Oxygen" fo:font-size="10pt" style:font-name-asian="Oxygen" style:font-size-asian="10pt" style:font-name-complex="Oxygen" style:font-size-complex="10pt"/>
    </style:style>
    <style:style style:name="T29_7" style:family="text">
      <style:text-properties style:font-name="Oxygen" fo:font-size="10pt" style:font-name-asian="Oxygen" style:font-size-asian="10pt" style:font-name-complex="Oxygen" style:font-size-complex="10pt"/>
    </style:style>
    <style:style style:name="T29_8" style:family="text">
      <style:text-properties style:font-name="Oxygen" fo:font-size="10pt" style:font-name-asian="Oxygen" style:font-size-asian="10pt" style:font-name-complex="Oxygen" style:font-size-complex="10pt"/>
    </style:style>
    <style:style style:name="T29_9" style:family="text">
      <style:text-properties style:font-name="Oxygen" fo:font-size="10pt" style:font-name-asian="Oxygen" style:font-size-asian="10pt" style:font-name-complex="Oxygen" style:font-size-complex="10pt"/>
    </style:style>
    <style:style style:name="T29_10" style:family="text">
      <style:text-properties style:font-name="Oxygen" fo:font-size="10pt" style:font-name-asian="Oxygen" style:font-size-asian="10pt" style:font-name-complex="Oxygen" style:font-size-complex="10pt"/>
    </style:style>
    <style:style style:name="T29_11" style:family="text">
      <style:text-properties style:font-name="Oxygen" fo:font-size="10pt" style:font-name-asian="Oxygen" style:font-size-asian="10pt" style:font-name-complex="Oxygen" style:font-size-complex="10pt"/>
    </style:style>
    <style:style style:name="T29_12" style:family="text">
      <style:text-properties style:font-name="Oxygen" fo:font-size="10pt" style:font-name-asian="Oxygen" style:font-size-asian="10pt" style:font-name-complex="Oxygen" style:font-size-complex="10pt"/>
    </style:style>
    <style:style style:name="T29_13" style:family="text">
      <style:text-properties style:font-name="Oxygen" fo:font-size="10pt" style:font-name-asian="Oxygen" style:font-size-asian="10pt" style:font-name-complex="Oxygen" style:font-size-complex="10pt"/>
    </style:style>
    <style:style style:name="T29_14" style:family="text">
      <style:text-properties style:font-name="Oxygen" fo:font-size="10pt" style:font-name-asian="Oxygen" style:font-size-asian="10pt" style:font-name-complex="Oxygen" style:font-size-complex="10pt"/>
    </style:style>
    <style:style style:name="P30" style:family="paragraph" style:parent-style-name="Standard">
      <style:paragraph-properties fo:break-before="auto" fo:line-height="100%" fo:margin-top="0cm" fo:margin-bottom="0cm" style:writing-mode="lr-tb">
        <style:tab-stops>
          <style:tab-stop style:type="right" style:leader-style="none" style:position="16.034cm"/>
        </style:tab-stops>
      </style:paragraph-properties>
    </style:style>
    <style:style style:name="T30_1" style:family="text">
      <style:text-properties style:font-name="Oxygen" fo:font-size="10pt" style:font-name-asian="Oxygen" style:font-size-asian="10pt" style:font-name-complex="Oxygen" style:font-size-complex="10pt"/>
    </style:style>
    <style:style style:name="T30_2" style:family="text">
      <style:text-properties style:font-name="Oxygen" fo:font-size="10pt" style:font-name-asian="Oxygen" style:font-size-asian="10pt" style:font-name-complex="Oxygen" style:font-size-complex="10pt"/>
    </style:style>
    <style:style style:name="T30_3" style:family="text">
      <style:text-properties style:font-name="Oxygen" fo:font-size="10pt" style:font-name-asian="Oxygen" style:font-size-asian="10pt" style:font-name-complex="Oxygen" style:font-size-complex="10pt"/>
    </style:style>
    <style:style style:name="T30_4" style:family="text">
      <style:text-properties style:font-name="Oxygen" fo:font-size="10pt" style:font-name-asian="Oxygen" style:font-size-asian="10pt" style:font-name-complex="Oxygen" style:font-size-complex="10pt"/>
    </style:style>
    <style:style style:name="T30_5" style:family="text">
      <style:text-properties style:font-name="Oxygen" fo:font-size="10pt" style:font-name-asian="Oxygen" style:font-size-asian="10pt" style:font-name-complex="Oxygen" style:font-size-complex="10pt"/>
    </style:style>
    <style:style style:name="T30_6" style:family="text">
      <style:text-properties style:font-name="Oxygen" fo:font-size="10pt" style:font-name-asian="Oxygen" style:font-size-asian="10pt" style:font-name-complex="Oxygen" style:font-size-complex="10pt"/>
    </style:style>
    <style:style style:name="T30_7" style:family="text">
      <style:text-properties style:font-name="Oxygen" fo:font-size="10pt" style:font-name-asian="Oxygen" style:font-size-asian="10pt" style:font-name-complex="Oxygen" style:font-size-complex="10pt"/>
    </style:style>
    <style:style style:name="T30_8" style:family="text">
      <style:text-properties style:font-name="Oxygen" fo:font-size="10pt" style:font-name-asian="Oxygen" style:font-size-asian="10pt" style:font-name-complex="Oxygen" style:font-size-complex="10pt"/>
    </style:style>
    <style:style style:name="T30_9" style:family="text">
      <style:text-properties style:font-name="Oxygen" fo:font-size="10pt" style:font-name-asian="Oxygen" style:font-size-asian="10pt" style:font-name-complex="Oxygen" style:font-size-complex="10pt"/>
    </style:style>
    <style:style style:name="T30_10" style:family="text">
      <style:text-properties style:font-name="Oxygen" fo:font-size="10pt" style:font-name-asian="Oxygen" style:font-size-asian="10pt" style:font-name-complex="Oxygen" style:font-size-complex="10pt"/>
    </style:style>
    <style:style style:name="T30_11" style:family="text">
      <style:text-properties style:font-name="Oxygen" fo:font-size="10pt" style:font-name-asian="Oxygen" style:font-size-asian="10pt" style:font-name-complex="Oxygen" style:font-size-complex="10pt"/>
    </style:style>
    <style:style style:name="T30_12" style:family="text">
      <style:text-properties style:font-name="Oxygen" fo:font-size="10pt" style:font-name-asian="Oxygen" style:font-size-asian="10pt" style:font-name-complex="Oxygen" style:font-size-complex="10pt"/>
    </style:style>
    <style:style style:name="T30_13" style:family="text">
      <style:text-properties style:font-name="Oxygen" fo:font-size="10pt" style:font-name-asian="Oxygen" style:font-size-asian="10pt" style:font-name-complex="Oxygen" style:font-size-complex="10pt"/>
    </style:style>
    <style:style style:name="T30_14" style:family="text">
      <style:text-properties style:font-name="Oxygen" fo:font-size="10pt" style:font-name-asian="Oxygen" style:font-size-asian="10pt" style:font-name-complex="Oxygen" style:font-size-complex="10pt"/>
    </style:style>
    <style:style style:name="T30_15" style:family="text">
      <style:text-properties style:font-name="Oxygen" fo:font-size="10pt" style:font-name-asian="Oxygen" style:font-size-asian="10pt" style:font-name-complex="Oxygen" style:font-size-complex="10pt"/>
    </style:style>
    <style:style style:name="T30_16" style:family="text">
      <style:text-properties style:font-name="Oxygen" fo:font-size="10pt" style:font-name-asian="Oxygen" style:font-size-asian="10pt" style:font-name-complex="Oxygen" style:font-size-complex="10pt"/>
    </style:style>
    <style:style style:name="T30_17" style:family="text">
      <style:text-properties style:font-name="Oxygen" fo:font-size="10pt" style:font-name-asian="Oxygen" style:font-size-asian="10pt" style:font-name-complex="Oxygen" style:font-size-complex="10pt"/>
    </style:style>
    <style:style style:name="T30_18" style:family="text">
      <style:text-properties style:font-name="Oxygen" fo:font-size="10pt" style:font-name-asian="Oxygen" style:font-size-asian="10pt" style:font-name-complex="Oxygen" style:font-size-complex="10pt"/>
    </style:style>
    <style:style style:name="T30_19" style:family="text">
      <style:text-properties style:font-name="Oxygen" fo:font-size="10pt" style:font-name-asian="Oxygen" style:font-size-asian="10pt" style:font-name-complex="Oxygen" style:font-size-complex="10pt"/>
    </style:style>
    <style:style style:name="T30_20" style:family="text">
      <style:text-properties style:font-name="Oxygen" fo:font-size="10pt" style:font-name-asian="Oxygen" style:font-size-asian="10pt" style:font-name-complex="Oxygen" style:font-size-complex="10pt"/>
    </style:style>
    <style:style style:name="T30_21" style:family="text">
      <style:text-properties style:font-name="Oxygen" fo:font-size="10pt" style:font-name-asian="Oxygen" style:font-size-asian="10pt" style:font-name-complex="Oxygen" style:font-size-complex="10pt"/>
    </style:style>
    <style:style style:name="T30_22" style:family="text">
      <style:text-properties style:font-name="Oxygen" fo:font-size="10pt" style:font-name-asian="Oxygen" style:font-size-asian="10pt" style:font-name-complex="Oxygen" style:font-size-complex="10pt"/>
    </style:style>
    <style:style style:name="T30_23" style:family="text">
      <style:text-properties style:font-name="Oxygen" fo:font-size="10pt" style:font-name-asian="Oxygen" style:font-size-asian="10pt" style:font-name-complex="Oxygen" style:font-size-complex="10pt"/>
    </style:style>
    <style:style style:name="T30_24" style:family="text">
      <style:text-properties style:font-name="Oxygen" fo:font-size="10pt" style:font-name-asian="Oxygen" style:font-size-asian="10pt" style:font-name-complex="Oxygen" style:font-size-complex="10pt"/>
    </style:style>
    <style:style style:name="P31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2" style:family="paragraph" style:parent-style-name="Standard">
      <style:paragraph-properties fo:break-before="auto" fo:line-height="100%" style:writing-mode="lr-tb">
        <style:tab-stops>
          <style:tab-stop style:type="right" style:leader-style="none" style:position="17.78cm"/>
        </style:tab-stops>
      </style:paragraph-properties>
    </style:style>
    <style:style style:name="T32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fo:margin-top="0cm" style:writing-mode="lr-tb"/>
    </style:style>
    <style:style style:name="T33_1" style:family="text">
      <style:text-properties style:font-name="Oxygen" fo:font-size="10pt" style:font-name-asian="Oxygen" style:font-size-asian="10pt" style:font-name-complex="Oxygen" style:font-size-complex="10pt"/>
    </style:style>
    <style:style style:name="T33_2" style:family="text">
      <style:text-properties style:font-name="Oxygen" fo:font-size="10pt" style:font-name-asian="Oxygen" style:font-size-asian="10pt" style:font-name-complex="Oxygen" style:font-size-complex="10pt"/>
    </style:style>
    <style:style style:name="T33_3" style:family="text">
      <style:text-properties style:font-name="Oxygen" fo:font-size="10pt" style:font-name-asian="Oxygen" style:font-size-asian="10pt" style:font-name-complex="Oxygen" style:font-size-complex="10pt"/>
    </style:style>
    <style:style style:name="T33_4" style:family="text">
      <style:text-properties style:font-name="Oxygen" fo:font-size="10pt" style:font-name-asian="Oxygen" style:font-size-asian="10pt" style:font-name-complex="Oxygen" style:font-size-complex="10pt"/>
    </style:style>
    <style:style style:name="T33_5" style:family="text">
      <style:text-properties style:font-name="Oxygen" fo:font-size="10pt" style:font-name-asian="Oxygen" style:font-size-asian="10pt" style:font-name-complex="Oxygen" style:font-size-complex="10pt"/>
    </style:style>
    <style:style style:name="T33_6" style:family="text">
      <style:text-properties style:font-name="Oxygen" fo:font-size="10pt" style:font-name-asian="Oxygen" style:font-size-asian="10pt" style:font-name-complex="Oxygen" style:font-size-complex="10pt"/>
    </style:style>
    <style:style style:name="T33_7" style:family="text">
      <style:text-properties style:font-name="Oxygen" fo:font-size="10pt" style:font-name-asian="Oxygen" style:font-size-asian="10pt" style:font-name-complex="Oxygen" style:font-size-complex="10pt"/>
    </style:style>
    <style:style style:name="T33_8" style:family="text">
      <style:text-properties style:font-name="Oxygen" fo:font-size="10pt" style:font-name-asian="Oxygen" style:font-size-asian="10pt" style:font-name-complex="Oxygen" style:font-size-complex="10pt"/>
    </style:style>
    <style:style style:name="T33_9" style:family="text">
      <style:text-properties style:font-name="Oxygen" fo:font-size="10pt" style:font-name-asian="Oxygen" style:font-size-asian="10pt" style:font-name-complex="Oxygen" style:font-size-complex="10pt"/>
    </style:style>
    <style:style style:name="T33_10" style:family="text">
      <style:text-properties style:font-name="Oxygen" fo:font-size="10pt" style:font-name-asian="Oxygen" style:font-size-asian="10pt" style:font-name-complex="Oxygen" style:font-size-complex="10pt"/>
    </style:style>
    <style:style style:name="T33_11" style:family="text">
      <style:text-properties style:font-name="Oxygen" fo:font-size="10pt" style:font-name-asian="Oxygen" style:font-size-asian="10pt" style:font-name-complex="Oxygen" style:font-size-complex="10pt"/>
    </style:style>
    <style:style style:name="T33_12" style:family="text">
      <style:text-properties style:font-name="Oxygen" fo:font-size="10pt" style:font-name-asian="Oxygen" style:font-size-asian="10pt" style:font-name-complex="Oxygen" style:font-size-complex="10pt"/>
    </style:style>
    <style:style style:name="T33_13" style:family="text">
      <style:text-properties style:font-name="Oxygen" fo:font-size="10pt" style:font-name-asian="Oxygen" style:font-size-asian="10pt" style:font-name-complex="Oxygen" style:font-size-complex="10pt"/>
    </style:style>
    <style:style style:name="T33_14" style:family="text">
      <style:text-properties style:font-name="Oxygen" fo:font-size="10pt" style:font-name-asian="Oxygen" style:font-size-asian="10pt" style:font-name-complex="Oxygen" style:font-size-complex="10pt"/>
    </style:style>
    <style:style style:name="T33_15" style:family="text">
      <style:text-properties style:font-name="Oxygen" fo:font-size="10pt" style:font-name-asian="Oxygen" style:font-size-asian="10pt" style:font-name-complex="Oxygen" style:font-size-complex="10pt"/>
    </style:style>
    <style:style style:name="T33_16" style:family="text">
      <style:text-properties style:font-name="Oxygen" fo:font-size="10pt" style:font-name-asian="Oxygen" style:font-size-asian="10pt" style:font-name-complex="Oxygen" style:font-size-complex="10pt"/>
    </style:style>
    <style:style style:name="T33_17" style:family="text">
      <style:text-properties style:font-name="Oxygen" fo:font-size="10pt" style:font-name-asian="Oxygen" style:font-size-asian="10pt" style:font-name-complex="Oxygen" style:font-size-complex="10pt"/>
    </style:style>
    <style:style style:name="T33_18" style:family="text">
      <style:text-properties style:font-name="Oxygen" fo:font-size="10pt" style:font-name-asian="Oxygen" style:font-size-asian="10pt" style:font-name-complex="Oxygen" style:font-size-complex="10pt"/>
    </style:style>
    <style:style style:name="T33_19" style:family="text">
      <style:text-properties style:font-name="Oxygen" fo:font-size="10pt" style:font-name-asian="Oxygen" style:font-size-asian="10pt" style:font-name-complex="Oxygen" style:font-size-complex="10pt"/>
    </style:style>
    <style:style style:name="T33_20" style:family="text">
      <style:text-properties style:font-name="Oxygen" fo:font-size="10pt" style:font-name-asian="Oxygen" style:font-size-asian="10pt" style:font-name-complex="Oxygen" style:font-size-complex="10pt"/>
    </style:style>
    <style:style style:name="T33_21" style:family="text">
      <style:text-properties style:font-name="Oxygen" fo:font-size="10pt" style:font-name-asian="Oxygen" style:font-size-asian="10pt" style:font-name-complex="Oxygen" style:font-size-complex="10pt"/>
    </style:style>
    <style:style style:name="T33_22" style:family="text">
      <style:text-properties style:font-name="Oxygen" fo:font-size="10pt" style:font-name-asian="Oxygen" style:font-size-asian="10pt" style:font-name-complex="Oxygen" style:font-size-complex="10pt"/>
    </style:style>
    <style:style style:name="T33_23" style:family="text">
      <style:text-properties style:font-name="Oxygen" fo:font-size="10pt" style:font-name-asian="Oxygen" style:font-size-asian="10pt" style:font-name-complex="Oxygen" style:font-size-complex="10pt"/>
    </style:style>
    <style:style style:name="T33_24" style:family="text">
      <style:text-properties style:font-name="Oxygen" fo:font-size="10pt" style:font-name-asian="Oxygen" style:font-size-asian="10pt" style:font-name-complex="Oxygen" style:font-size-complex="10pt"/>
    </style:style>
    <style:style style:name="P34" style:family="paragraph" style:parent-style-name="Standard">
      <style:paragraph-properties fo:break-before="auto" fo:line-height="100%" fo:margin-top="0cm" style:writing-mode="lr-tb"/>
    </style:style>
    <style:style style:name="T34_1" style:family="text">
      <style:text-properties style:font-name="Oxygen" fo:font-size="10pt" style:font-name-asian="Oxygen" style:font-size-asian="10pt" style:font-name-complex="Oxygen" style:font-size-complex="10pt"/>
    </style:style>
    <style:style style:name="T34_2" style:family="text">
      <style:text-properties style:font-name="Oxygen" fo:font-size="10pt" style:font-name-asian="Oxygen" style:font-size-asian="10pt" style:font-name-complex="Oxygen" style:font-size-complex="10pt"/>
    </style:style>
    <style:style style:name="T34_3" style:family="text">
      <style:text-properties style:font-name="Oxygen" fo:font-size="10pt" style:font-name-asian="Oxygen" style:font-size-asian="10pt" style:font-name-complex="Oxygen" style:font-size-complex="10pt"/>
    </style:style>
    <style:style style:name="T34_4" style:family="text">
      <style:text-properties style:font-name="Oxygen" fo:font-size="10pt" style:font-name-asian="Oxygen" style:font-size-asian="10pt" style:font-name-complex="Oxygen" style:font-size-complex="10pt"/>
    </style:style>
    <style:style style:name="T34_5" style:family="text">
      <style:text-properties style:font-name="Oxygen" fo:font-size="10pt" style:font-name-asian="Oxygen" style:font-size-asian="10pt" style:font-name-complex="Oxygen" style:font-size-complex="10pt"/>
    </style:style>
    <style:style style:name="T34_6" style:family="text">
      <style:text-properties style:font-name="Oxygen" fo:font-size="10pt" style:font-name-asian="Oxygen" style:font-size-asian="10pt" style:font-name-complex="Oxygen" style:font-size-complex="10pt"/>
    </style:style>
    <style:style style:name="T34_7" style:family="text">
      <style:text-properties style:font-name="Oxygen" fo:font-size="10pt" style:font-name-asian="Oxygen" style:font-size-asian="10pt" style:font-name-complex="Oxygen" style:font-size-complex="10pt"/>
    </style:style>
    <style:style style:name="T34_8" style:family="text">
      <style:text-properties style:font-name="Oxygen" fo:font-size="10pt" style:font-name-asian="Oxygen" style:font-size-asian="10pt" style:font-name-complex="Oxygen" style:font-size-complex="10pt"/>
    </style:style>
    <style:style style:name="T34_9" style:family="text">
      <style:text-properties style:font-name="Oxygen" fo:font-size="10pt" style:font-name-asian="Oxygen" style:font-size-asian="10pt" style:font-name-complex="Oxygen" style:font-size-complex="10pt"/>
    </style:style>
    <style:style style:name="T34_10" style:family="text">
      <style:text-properties style:font-name="Oxygen" fo:font-size="10pt" style:font-name-asian="Oxygen" style:font-size-asian="10pt" style:font-name-complex="Oxygen" style:font-size-complex="10pt"/>
    </style:style>
    <style:style style:name="T34_11" style:family="text">
      <style:text-properties style:font-name="Oxygen" fo:font-size="10pt" style:font-name-asian="Oxygen" style:font-size-asian="10pt" style:font-name-complex="Oxygen" style:font-size-complex="10pt"/>
    </style:style>
    <style:style style:name="T34_12" style:family="text">
      <style:text-properties style:font-name="Oxygen" fo:font-size="10pt" style:font-name-asian="Oxygen" style:font-size-asian="10pt" style:font-name-complex="Oxygen" style:font-size-complex="10pt"/>
    </style:style>
    <style:style style:name="T34_13" style:family="text">
      <style:text-properties style:font-name="Oxygen" fo:font-size="10pt" style:font-name-asian="Oxygen" style:font-size-asian="10pt" style:font-name-complex="Oxygen" style:font-size-complex="10pt"/>
    </style:style>
    <style:style style:name="T34_14" style:family="text">
      <style:text-properties style:font-name="Oxygen" fo:font-size="10pt" style:font-name-asian="Oxygen" style:font-size-asian="10pt" style:font-name-complex="Oxygen" style:font-size-complex="10pt"/>
    </style:style>
    <style:style style:name="T34_15" style:family="text">
      <style:text-properties style:font-name="Oxygen" fo:font-size="10pt" style:font-name-asian="Oxygen" style:font-size-asian="10pt" style:font-name-complex="Oxygen" style:font-size-complex="10pt"/>
    </style:style>
    <style:style style:name="T34_16" style:family="text">
      <style:text-properties style:font-name="Oxygen" fo:font-size="10pt" style:font-name-asian="Oxygen" style:font-size-asian="10pt" style:font-name-complex="Oxygen" style:font-size-complex="10pt"/>
    </style:style>
    <style:style style:name="T34_17" style:family="text">
      <style:text-properties style:font-name="Oxygen" fo:font-size="10pt" style:font-name-asian="Oxygen" style:font-size-asian="10pt" style:font-name-complex="Oxygen" style:font-size-complex="10pt"/>
    </style:style>
    <style:style style:name="T34_18" style:family="text">
      <style:text-properties style:font-name="Oxygen" fo:font-size="10pt" style:font-name-asian="Oxygen" style:font-size-asian="10pt" style:font-name-complex="Oxygen" style:font-size-complex="10pt"/>
    </style:style>
    <style:style style:name="T34_19" style:family="text">
      <style:text-properties style:font-name="Oxygen" fo:font-size="10pt" style:font-name-asian="Oxygen" style:font-size-asian="10pt" style:font-name-complex="Oxygen" style:font-size-complex="10pt"/>
    </style:style>
    <style:style style:name="T34_20" style:family="text">
      <style:text-properties style:font-name="Oxygen" fo:font-size="10pt" style:font-name-asian="Oxygen" style:font-size-asian="10pt" style:font-name-complex="Oxygen" style:font-size-complex="10pt"/>
    </style:style>
    <style:style style:name="P35" style:family="paragraph" style:parent-style-name="Standard">
      <style:paragraph-properties fo:break-before="auto" fo:line-height="100%" fo:margin-top="0cm" style:writing-mode="lr-tb"/>
    </style:style>
    <style:style style:name="T35_1" style:family="text">
      <style:text-properties style:font-name="Oxygen" fo:font-size="10pt" style:font-name-asian="Oxygen" style:font-size-asian="10pt" style:font-name-complex="Oxygen" style:font-size-complex="10pt"/>
    </style:style>
    <style:style style:name="T35_2" style:family="text">
      <style:text-properties style:font-name="Oxygen" fo:font-size="10pt" style:font-name-asian="Oxygen" style:font-size-asian="10pt" style:font-name-complex="Oxygen" style:font-size-complex="10pt"/>
    </style:style>
    <style:style style:name="T35_3" style:family="text">
      <style:text-properties style:font-name="Oxygen" fo:font-size="10pt" style:font-name-asian="Oxygen" style:font-size-asian="10pt" style:font-name-complex="Oxygen" style:font-size-complex="10pt"/>
    </style:style>
    <style:style style:name="T35_4" style:family="text">
      <style:text-properties style:font-name="Oxygen" fo:font-size="10pt" style:font-name-asian="Oxygen" style:font-size-asian="10pt" style:font-name-complex="Oxygen" style:font-size-complex="10pt"/>
    </style:style>
    <style:style style:name="T35_5" style:family="text">
      <style:text-properties style:font-name="Oxygen" fo:font-size="10pt" style:font-name-asian="Oxygen" style:font-size-asian="10pt" style:font-name-complex="Oxygen" style:font-size-complex="10pt"/>
    </style:style>
    <style:style style:name="T35_6" style:family="text">
      <style:text-properties style:font-name="Oxygen" fo:font-size="10pt" style:font-name-asian="Oxygen" style:font-size-asian="10pt" style:font-name-complex="Oxygen" style:font-size-complex="10pt"/>
    </style:style>
    <style:style style:name="T35_7" style:family="text">
      <style:text-properties style:font-name="Oxygen" fo:font-size="10pt" style:font-name-asian="Oxygen" style:font-size-asian="10pt" style:font-name-complex="Oxygen" style:font-size-complex="10pt"/>
    </style:style>
    <style:style style:name="T35_8" style:family="text">
      <style:text-properties style:font-name="Oxygen" fo:font-size="10pt" style:font-name-asian="Oxygen" style:font-size-asian="10pt" style:font-name-complex="Oxygen" style:font-size-complex="10pt"/>
    </style:style>
    <style:style style:name="T35_9" style:family="text">
      <style:text-properties style:font-name="Oxygen" fo:font-size="10pt" style:font-name-asian="Oxygen" style:font-size-asian="10pt" style:font-name-complex="Oxygen" style:font-size-complex="10pt"/>
    </style:style>
    <style:style style:name="T35_10" style:family="text">
      <style:text-properties style:font-name="Oxygen" fo:font-size="10pt" style:font-name-asian="Oxygen" style:font-size-asian="10pt" style:font-name-complex="Oxygen" style:font-size-complex="10pt"/>
    </style:style>
    <style:style style:name="T35_11" style:family="text">
      <style:text-properties style:font-name="Oxygen" fo:font-size="10pt" style:font-name-asian="Oxygen" style:font-size-asian="10pt" style:font-name-complex="Oxygen" style:font-size-complex="10pt"/>
    </style:style>
    <style:style style:name="T35_12" style:family="text">
      <style:text-properties style:font-name="Oxygen" fo:font-size="10pt" style:font-name-asian="Oxygen" style:font-size-asian="10pt" style:font-name-complex="Oxygen" style:font-size-complex="10pt"/>
    </style:style>
    <style:style style:name="P36" style:family="paragraph" style:parent-style-name="Standard">
      <style:paragraph-properties fo:break-before="auto" fo:line-height="100%" fo:margin-top="0cm" fo:margin-bottom="0cm" style:writing-mode="lr-tb"/>
    </style:style>
    <style:style style:name="T36_1" style:family="text">
      <style:text-properties style:font-name="Oxygen" fo:font-size="10pt" style:font-name-asian="Oxygen" style:font-size-asian="10pt" style:font-name-complex="Oxygen" style:font-size-complex="10pt"/>
    </style:style>
    <style:style style:name="T36_2" style:family="text">
      <style:text-properties style:font-name="Oxygen" fo:font-size="10pt" style:font-name-asian="Oxygen" style:font-size-asian="10pt" style:font-name-complex="Oxygen" style:font-size-complex="10pt"/>
    </style:style>
    <style:style style:name="T36_3" style:family="text">
      <style:text-properties style:font-name="Oxygen" fo:font-size="10pt" style:font-name-asian="Oxygen" style:font-size-asian="10pt" style:font-name-complex="Oxygen" style:font-size-complex="10pt"/>
    </style:style>
    <style:style style:name="T36_4" style:family="text">
      <style:text-properties style:font-name="Oxygen" fo:font-size="10pt" style:font-name-asian="Oxygen" style:font-size-asian="10pt" style:font-name-complex="Oxygen" style:font-size-complex="10pt"/>
    </style:style>
    <style:style style:name="T36_5" style:family="text">
      <style:text-properties style:font-name="Oxygen" fo:font-size="10pt" style:font-name-asian="Oxygen" style:font-size-asian="10pt" style:font-name-complex="Oxygen" style:font-size-complex="10pt"/>
    </style:style>
    <style:style style:name="T36_6" style:family="text">
      <style:text-properties style:font-name="Oxygen" fo:font-size="10pt" style:font-name-asian="Oxygen" style:font-size-asian="10pt" style:font-name-complex="Oxygen" style:font-size-complex="10pt"/>
    </style:style>
    <style:style style:name="T36_7" style:family="text">
      <style:text-properties style:font-name="Oxygen" fo:font-size="10pt" style:font-name-asian="Oxygen" style:font-size-asian="10pt" style:font-name-complex="Oxygen" style:font-size-complex="10pt"/>
    </style:style>
    <style:style style:name="T36_8" style:family="text">
      <style:text-properties style:font-name="Oxygen" fo:font-size="10pt" style:font-name-asian="Oxygen" style:font-size-asian="10pt" style:font-name-complex="Oxygen" style:font-size-complex="10pt"/>
    </style:style>
    <style:style style:name="T36_9" style:family="text">
      <style:text-properties style:font-name="Oxygen" fo:font-size="10pt" style:font-name-asian="Oxygen" style:font-size-asian="10pt" style:font-name-complex="Oxygen" style:font-size-complex="10pt"/>
    </style:style>
    <style:style style:name="T36_10" style:family="text">
      <style:text-properties style:font-name="Oxygen" fo:font-size="10pt" style:font-name-asian="Oxygen" style:font-size-asian="10pt" style:font-name-complex="Oxygen" style:font-size-complex="10pt"/>
    </style:style>
    <style:style style:name="T36_11" style:family="text">
      <style:text-properties style:font-name="Oxygen" fo:font-size="10pt" style:font-name-asian="Oxygen" style:font-size-asian="10pt" style:font-name-complex="Oxygen" style:font-size-complex="10pt"/>
    </style:style>
    <style:style style:name="T36_12" style:family="text">
      <style:text-properties style:font-name="Oxygen" fo:font-size="10pt" style:font-name-asian="Oxygen" style:font-size-asian="10pt" style:font-name-complex="Oxygen" style:font-size-complex="10pt"/>
    </style:style>
    <style:style style:name="T36_13" style:family="text">
      <style:text-properties style:font-name="Oxygen" fo:font-size="10pt" style:font-name-asian="Oxygen" style:font-size-asian="10pt" style:font-name-complex="Oxygen" style:font-size-complex="10pt"/>
    </style:style>
    <style:style style:name="T36_14" style:family="text">
      <style:text-properties style:font-name="Oxygen" fo:font-size="10pt" style:font-name-asian="Oxygen" style:font-size-asian="10pt" style:font-name-complex="Oxygen" style:font-size-complex="10pt"/>
    </style:style>
    <style:style style:name="T36_15" style:family="text">
      <style:text-properties style:font-name="Oxygen" fo:font-size="10pt" style:font-name-asian="Oxygen" style:font-size-asian="10pt" style:font-name-complex="Oxygen" style:font-size-complex="10pt"/>
    </style:style>
    <style:style style:name="T36_16" style:family="text">
      <style:text-properties style:font-name="Oxygen" fo:font-size="10pt" style:font-name-asian="Oxygen" style:font-size-asian="10pt" style:font-name-complex="Oxygen" style:font-size-complex="10pt"/>
    </style:style>
    <style:style style:name="T36_17" style:family="text">
      <style:text-properties style:font-name="Oxygen" fo:font-size="10pt" style:font-name-asian="Oxygen" style:font-size-asian="10pt" style:font-name-complex="Oxygen" style:font-size-complex="10pt"/>
    </style:style>
    <style:style style:name="T36_18" style:family="text">
      <style:text-properties style:font-name="Oxygen" fo:font-size="10pt" style:font-name-asian="Oxygen" style:font-size-asian="10pt" style:font-name-complex="Oxygen" style:font-size-complex="10pt"/>
    </style:style>
    <style:style style:name="T36_19" style:family="text">
      <style:text-properties style:font-name="Oxygen" fo:font-size="10pt" style:font-name-asian="Oxygen" style:font-size-asian="10pt" style:font-name-complex="Oxygen" style:font-size-complex="10pt"/>
    </style:style>
    <style:style style:name="T36_20" style:family="text">
      <style:text-properties style:font-name="Oxygen" fo:font-size="10pt" style:font-name-asian="Oxygen" style:font-size-asian="10pt" style:font-name-complex="Oxygen" style:font-size-complex="10pt"/>
    </style:style>
    <style:style style:name="T36_21" style:family="text">
      <style:text-properties style:font-name="Oxygen" fo:font-size="10pt" style:font-name-asian="Oxygen" style:font-size-asian="10pt" style:font-name-complex="Oxygen" style:font-size-complex="10pt"/>
    </style:style>
    <style:style style:name="T36_22" style:family="text">
      <style:text-properties style:font-name="Oxygen" fo:font-size="10pt" style:font-name-asian="Oxygen" style:font-size-asian="10pt" style:font-name-complex="Oxygen" style:font-size-complex="10pt"/>
    </style:style>
    <style:style style:name="T36_23" style:family="text">
      <style:text-properties style:font-name="Oxygen" fo:font-size="10pt" style:font-name-asian="Oxygen" style:font-size-asian="10pt" style:font-name-complex="Oxygen" style:font-size-complex="10pt"/>
    </style:style>
    <style:style style:name="T36_24" style:family="text">
      <style:text-properties style:font-name="Oxygen" fo:font-size="10pt" style:font-name-asian="Oxygen" style:font-size-asian="10pt" style:font-name-complex="Oxygen" style:font-size-complex="10pt"/>
    </style:style>
    <style:style style:name="T36_25" style:family="text">
      <style:text-properties style:font-name="Oxygen" fo:font-size="10pt" style:font-name-asian="Oxygen" style:font-size-asian="10pt" style:font-name-complex="Oxygen" style:font-size-complex="10pt"/>
    </style:style>
    <style:style style:name="T36_26" style:family="text">
      <style:text-properties style:font-name="Oxygen" fo:font-size="10pt" style:font-name-asian="Oxygen" style:font-size-asian="10pt" style:font-name-complex="Oxygen" style:font-size-complex="10pt"/>
    </style:style>
    <style:style style:name="T36_27" style:family="text">
      <style:text-properties style:font-name="Oxygen" fo:font-size="10pt" style:font-name-asian="Oxygen" style:font-size-asian="10pt" style:font-name-complex="Oxygen" style:font-size-complex="10pt"/>
    </style:style>
    <style:style style:name="T36_28" style:family="text">
      <style:text-properties style:font-name="Oxygen" fo:font-size="10pt" style:font-name-asian="Oxygen" style:font-size-asian="10pt" style:font-name-complex="Oxygen" style:font-size-complex="10pt"/>
    </style:style>
    <style:style style:name="T36_29" style:family="text">
      <style:text-properties style:font-name="Oxygen" fo:font-size="10pt" style:font-name-asian="Oxygen" style:font-size-asian="10pt" style:font-name-complex="Oxygen" style:font-size-complex="10pt"/>
    </style:style>
    <style:style style:name="T36_30" style:family="text">
      <style:text-properties style:font-name="Oxygen" fo:font-size="10pt" style:font-name-asian="Oxygen" style:font-size-asian="10pt" style:font-name-complex="Oxygen" style:font-size-complex="10pt"/>
    </style:style>
    <style:style style:name="P37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8" style:family="paragraph" style:parent-style-name="Standard">
      <style:paragraph-properties fo:break-before="auto" fo:line-height="100%" style:writing-mode="lr-tb">
        <style:tab-stops>
          <style:tab-stop style:type="right" style:leader-style="none" style:position="17.78cm"/>
        </style:tab-stops>
      </style:paragraph-properties>
    </style:style>
    <style:style style:name="T38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38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38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38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>
      <style:text-properties style:font-name="Oxygen" fo:font-size="10pt" style:font-name-asian="Oxygen" style:font-size-asian="10pt" style:font-name-complex="Oxygen" style:font-size-complex="10pt"/>
    </style:style>
    <style:style style:name="T39_2" style:family="text">
      <style:text-properties style:font-name="Oxygen" fo:font-size="10pt" style:font-name-asian="Oxygen" style:font-size-asian="10pt" style:font-name-complex="Oxygen" style:font-size-complex="10pt"/>
    </style:style>
    <style:style style:name="T39_3" style:family="text">
      <style:text-properties style:font-name="Oxygen" fo:font-size="10pt" style:font-name-asian="Oxygen" style:font-size-asian="10pt" style:font-name-complex="Oxygen" style:font-size-complex="10pt"/>
    </style:style>
    <style:style style:name="T39_4" style:family="text">
      <style:text-properties style:font-name="Oxygen" fo:font-size="10pt" style:font-name-asian="Oxygen" style:font-size-asian="10pt" style:font-name-complex="Oxygen" style:font-size-complex="10pt"/>
    </style:style>
    <style:style style:name="T39_5" style:family="text">
      <style:text-properties style:font-name="Oxygen" fo:font-size="10pt" style:font-name-asian="Oxygen" style:font-size-asian="10pt" style:font-name-complex="Oxygen" style:font-size-complex="10pt"/>
    </style:style>
    <style:style style:name="T39_6" style:family="text">
      <style:text-properties style:font-name="Oxygen" fo:font-size="10pt" style:font-name-asian="Oxygen" style:font-size-asian="10pt" style:font-name-complex="Oxygen" style:font-size-complex="10pt"/>
    </style:style>
    <style:style style:name="T39_7" style:family="text">
      <style:text-properties style:font-name="Oxygen" fo:font-size="10pt" style:font-name-asian="Oxygen" style:font-size-asian="10pt" style:font-name-complex="Oxygen" style:font-size-complex="10pt"/>
    </style:style>
    <style:style style:name="T39_8" style:family="text">
      <style:text-properties style:font-name="Oxygen" fo:font-size="10pt" style:font-name-asian="Oxygen" style:font-size-asian="10pt" style:font-name-complex="Oxygen" style:font-size-complex="10pt"/>
    </style:style>
    <style:style style:name="T39_9" style:family="text">
      <style:text-properties style:font-name="Oxygen" fo:font-size="10pt" style:font-name-asian="Oxygen" style:font-size-asian="10pt" style:font-name-complex="Oxygen" style:font-size-complex="10pt"/>
    </style:style>
    <style:style style:name="T39_10" style:family="text">
      <style:text-properties style:font-name="Oxygen" fo:font-size="10pt" style:font-name-asian="Oxygen" style:font-size-asian="10pt" style:font-name-complex="Oxygen" style:font-size-complex="10pt"/>
    </style:style>
    <style:style style:name="T39_11" style:family="text">
      <style:text-properties style:font-name="Oxygen" fo:font-size="10pt" style:font-name-asian="Oxygen" style:font-size-asian="10pt" style:font-name-complex="Oxygen" style:font-size-complex="10pt"/>
    </style:style>
    <style:style style:name="T39_12" style:family="text">
      <style:text-properties style:font-name="Oxygen" fo:font-size="10pt" style:font-name-asian="Oxygen" style:font-size-asian="10pt" style:font-name-complex="Oxygen" style:font-size-complex="10pt"/>
    </style:style>
    <style:style style:name="T39_13" style:family="text">
      <style:text-properties style:font-name="Oxygen" fo:font-size="10pt" style:font-name-asian="Oxygen" style:font-size-asian="10pt" style:font-name-complex="Oxygen" style:font-size-complex="10pt"/>
    </style:style>
    <style:style style:name="T39_14" style:family="text">
      <style:text-properties style:font-name="Oxygen" fo:font-size="10pt" style:font-name-asian="Oxygen" style:font-size-asian="10pt" style:font-name-complex="Oxygen" style:font-size-complex="10pt"/>
    </style:style>
    <style:style style:name="T39_15" style:family="text">
      <style:text-properties style:font-name="Oxygen" fo:font-size="10pt" style:font-name-asian="Oxygen" style:font-size-asian="10pt" style:font-name-complex="Oxygen" style:font-size-complex="10pt"/>
    </style:style>
    <style:style style:name="T39_16" style:family="text">
      <style:text-properties style:font-name="Oxygen" fo:font-size="10pt" style:font-name-asian="Oxygen" style:font-size-asian="10pt" style:font-name-complex="Oxygen" style:font-size-complex="10pt"/>
    </style:style>
    <style:style style:name="T39_17" style:family="text">
      <style:text-properties style:font-name="Oxygen" fo:font-size="10pt" style:font-name-asian="Oxygen" style:font-size-asian="10pt" style:font-name-complex="Oxygen" style:font-size-complex="10pt"/>
    </style:style>
    <style:style style:name="T39_18" style:family="text">
      <style:text-properties style:font-name="Oxygen" fo:font-size="10pt" style:font-name-asian="Oxygen" style:font-size-asian="10pt" style:font-name-complex="Oxygen" style:font-size-complex="10pt"/>
    </style:style>
    <style:style style:name="T39_19" style:family="text">
      <style:text-properties style:font-name="Oxygen" fo:font-size="10pt" style:font-name-asian="Oxygen" style:font-size-asian="10pt" style:font-name-complex="Oxygen" style:font-size-complex="10pt"/>
    </style:style>
    <style:style style:name="T39_20" style:family="text">
      <style:text-properties style:font-name="Oxygen" fo:font-size="10pt" style:font-name-asian="Oxygen" style:font-size-asian="10pt" style:font-name-complex="Oxygen" style:font-size-complex="10pt"/>
    </style:style>
    <style:style style:name="T39_21" style:family="text">
      <style:text-properties style:font-name="Oxygen" fo:font-size="10pt" style:font-name-asian="Oxygen" style:font-size-asian="10pt" style:font-name-complex="Oxygen" style:font-size-complex="10pt"/>
    </style:style>
    <style:style style:name="T39_22" style:family="text">
      <style:text-properties style:font-name="Oxygen" fo:font-size="10pt" style:font-name-asian="Oxygen" style:font-size-asian="10pt" style:font-name-complex="Oxygen" style:font-size-complex="10pt"/>
    </style:style>
    <style:style style:name="T39_23" style:family="text">
      <style:text-properties style:font-name="Oxygen" fo:font-size="10pt" style:font-name-asian="Oxygen" style:font-size-asian="10pt" style:font-name-complex="Oxygen" style:font-size-complex="10pt"/>
    </style:style>
    <style:style style:name="T39_24" style:family="text">
      <style:text-properties style:font-name="Oxygen" fo:font-size="10pt" style:font-name-asian="Oxygen" style:font-size-asian="10pt" style:font-name-complex="Oxygen" style:font-size-complex="10pt"/>
    </style:style>
    <style:style style:name="T39_25" style:family="text">
      <style:text-properties style:font-name="Oxygen" fo:font-size="10pt" style:font-name-asian="Oxygen" style:font-size-asian="10pt" style:font-name-complex="Oxygen" style:font-size-complex="10pt"/>
    </style:style>
    <style:style style:name="T39_26" style:family="text">
      <style:text-properties style:font-name="Oxygen" fo:font-size="10pt" style:font-name-asian="Oxygen" style:font-size-asian="10pt" style:font-name-complex="Oxygen" style:font-size-complex="10pt"/>
    </style:style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>
      <style:text-properties style:font-name="Oxygen" fo:font-size="10pt" style:font-name-asian="Oxygen" style:font-size-asian="10pt" style:font-name-complex="Oxygen" style:font-size-complex="10pt"/>
    </style:style>
    <style:style style:name="T40_2" style:family="text">
      <style:text-properties style:font-name="Oxygen" fo:font-size="10pt" style:font-name-asian="Oxygen" style:font-size-asian="10pt" style:font-name-complex="Oxygen" style:font-size-complex="10pt"/>
    </style:style>
    <style:style style:name="T40_3" style:family="text">
      <style:text-properties style:font-name="Oxygen" fo:font-size="10pt" style:font-name-asian="Oxygen" style:font-size-asian="10pt" style:font-name-complex="Oxygen" style:font-size-complex="10pt"/>
    </style:style>
    <style:style style:name="T40_4" style:family="text">
      <style:text-properties style:font-name="Oxygen" fo:font-size="10pt" style:font-name-asian="Oxygen" style:font-size-asian="10pt" style:font-name-complex="Oxygen" style:font-size-complex="10pt"/>
    </style:style>
    <style:style style:name="T40_5" style:family="text">
      <style:text-properties style:font-name="Oxygen" fo:font-size="10pt" style:font-name-asian="Oxygen" style:font-size-asian="10pt" style:font-name-complex="Oxygen" style:font-size-complex="10pt"/>
    </style:style>
    <style:style style:name="T40_6" style:family="text">
      <style:text-properties style:font-name="Oxygen" fo:font-size="10pt" style:font-name-asian="Oxygen" style:font-size-asian="10pt" style:font-name-complex="Oxygen" style:font-size-complex="10pt"/>
    </style:style>
    <style:style style:name="T40_7" style:family="text">
      <style:text-properties style:font-name="Oxygen" fo:font-size="10pt" style:font-name-asian="Oxygen" style:font-size-asian="10pt" style:font-name-complex="Oxygen" style:font-size-complex="10pt"/>
    </style:style>
    <style:style style:name="T40_8" style:family="text">
      <style:text-properties style:font-name="Oxygen" fo:font-size="10pt" style:font-name-asian="Oxygen" style:font-size-asian="10pt" style:font-name-complex="Oxygen" style:font-size-complex="10pt"/>
    </style:style>
    <style:style style:name="T40_9" style:family="text">
      <style:text-properties style:font-name="Oxygen" fo:font-size="10pt" style:font-name-asian="Oxygen" style:font-size-asian="10pt" style:font-name-complex="Oxygen" style:font-size-complex="10pt"/>
    </style:style>
    <style:style style:name="T40_10" style:family="text">
      <style:text-properties style:font-name="Oxygen" fo:font-size="10pt" style:font-name-asian="Oxygen" style:font-size-asian="10pt" style:font-name-complex="Oxygen" style:font-size-complex="10pt"/>
    </style:style>
    <style:style style:name="T40_11" style:family="text">
      <style:text-properties style:font-name="Oxygen" fo:font-size="10pt" style:font-name-asian="Oxygen" style:font-size-asian="10pt" style:font-name-complex="Oxygen" style:font-size-complex="10pt"/>
    </style:style>
    <style:style style:name="T40_12" style:family="text">
      <style:text-properties style:font-name="Oxygen" fo:font-size="10pt" style:font-name-asian="Oxygen" style:font-size-asian="10pt" style:font-name-complex="Oxygen" style:font-size-complex="10pt"/>
    </style:style>
    <style:style style:name="T40_13" style:family="text">
      <style:text-properties style:font-name="Oxygen" fo:font-size="10pt" style:font-name-asian="Oxygen" style:font-size-asian="10pt" style:font-name-complex="Oxygen" style:font-size-complex="10pt"/>
    </style:style>
    <style:style style:name="T40_14" style:family="text">
      <style:text-properties style:font-name="Oxygen" fo:font-size="10pt" style:font-name-asian="Oxygen" style:font-size-asian="10pt" style:font-name-complex="Oxygen" style:font-size-complex="10pt"/>
    </style:style>
    <style:style style:name="T40_15" style:family="text">
      <style:text-properties style:font-name="Oxygen" fo:font-size="10pt" style:font-name-asian="Oxygen" style:font-size-asian="10pt" style:font-name-complex="Oxygen" style:font-size-complex="10pt"/>
    </style:style>
    <style:style style:name="T40_16" style:family="text">
      <style:text-properties style:font-name="Oxygen" fo:font-size="10pt" style:font-name-asian="Oxygen" style:font-size-asian="10pt" style:font-name-complex="Oxygen" style:font-size-complex="10pt"/>
    </style:style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>
      <style:text-properties style:font-name="Oxygen" fo:font-size="10pt" style:font-name-asian="Oxygen" style:font-size-asian="10pt" style:font-name-complex="Oxygen" style:font-size-complex="10pt"/>
    </style:style>
    <style:style style:name="T41_2" style:family="text">
      <style:text-properties style:font-name="Oxygen" fo:font-size="10pt" style:font-name-asian="Oxygen" style:font-size-asian="10pt" style:font-name-complex="Oxygen" style:font-size-complex="10pt"/>
    </style:style>
    <style:style style:name="T41_3" style:family="text">
      <style:text-properties style:font-name="Oxygen" fo:font-size="10pt" style:font-name-asian="Oxygen" style:font-size-asian="10pt" style:font-name-complex="Oxygen" style:font-size-complex="10pt"/>
    </style:style>
    <style:style style:name="T41_4" style:family="text">
      <style:text-properties style:font-name="Oxygen" fo:font-size="10pt" style:font-name-asian="Oxygen" style:font-size-asian="10pt" style:font-name-complex="Oxygen" style:font-size-complex="10pt"/>
    </style:style>
    <style:style style:name="T41_5" style:family="text">
      <style:text-properties style:font-name="Oxygen" fo:font-size="10pt" style:font-name-asian="Oxygen" style:font-size-asian="10pt" style:font-name-complex="Oxygen" style:font-size-complex="10pt"/>
    </style:style>
    <style:style style:name="T41_6" style:family="text">
      <style:text-properties style:font-name="Oxygen" fo:font-size="10pt" style:font-name-asian="Oxygen" style:font-size-asian="10pt" style:font-name-complex="Oxygen" style:font-size-complex="10pt"/>
    </style:style>
    <style:style style:name="T41_7" style:family="text">
      <style:text-properties style:font-name="Oxygen" fo:font-size="10pt" style:font-name-asian="Oxygen" style:font-size-asian="10pt" style:font-name-complex="Oxygen" style:font-size-complex="10pt"/>
    </style:style>
    <style:style style:name="T41_8" style:family="text">
      <style:text-properties style:font-name="Oxygen" fo:font-size="10pt" style:font-name-asian="Oxygen" style:font-size-asian="10pt" style:font-name-complex="Oxygen" style:font-size-complex="10pt"/>
    </style:style>
    <style:style style:name="T41_9" style:family="text">
      <style:text-properties style:font-name="Oxygen" fo:font-size="10pt" style:font-name-asian="Oxygen" style:font-size-asian="10pt" style:font-name-complex="Oxygen" style:font-size-complex="10pt"/>
    </style:style>
    <style:style style:name="T41_10" style:family="text">
      <style:text-properties style:font-name="Oxygen" fo:font-size="10pt" style:font-name-asian="Oxygen" style:font-size-asian="10pt" style:font-name-complex="Oxygen" style:font-size-complex="10pt"/>
    </style:style>
    <style:style style:name="T41_11" style:family="text">
      <style:text-properties style:font-name="Oxygen" fo:font-size="10pt" style:font-name-asian="Oxygen" style:font-size-asian="10pt" style:font-name-complex="Oxygen" style:font-size-complex="10pt"/>
    </style:style>
    <style:style style:name="T41_12" style:family="text">
      <style:text-properties style:font-name="Oxygen" fo:font-size="10pt" style:font-name-asian="Oxygen" style:font-size-asian="10pt" style:font-name-complex="Oxygen" style:font-size-complex="10pt"/>
    </style:style>
    <style:style style:name="T41_13" style:family="text">
      <style:text-properties style:font-name="Oxygen" fo:font-size="10pt" style:font-name-asian="Oxygen" style:font-size-asian="10pt" style:font-name-complex="Oxygen" style:font-size-complex="10pt"/>
    </style:style>
    <style:style style:name="T41_14" style:family="text">
      <style:text-properties style:font-name="Oxygen" fo:font-size="10pt" style:font-name-asian="Oxygen" style:font-size-asian="10pt" style:font-name-complex="Oxygen" style:font-size-complex="10pt"/>
    </style:style>
    <style:style style:name="T41_15" style:family="text">
      <style:text-properties style:font-name="Oxygen" fo:font-size="10pt" style:font-name-asian="Oxygen" style:font-size-asian="10pt" style:font-name-complex="Oxygen" style:font-size-complex="10pt"/>
    </style:style>
    <style:style style:name="T41_16" style:family="text">
      <style:text-properties style:font-name="Oxygen" fo:font-size="10pt" style:font-name-asian="Oxygen" style:font-size-asian="10pt" style:font-name-complex="Oxygen" style:font-size-complex="10pt"/>
    </style:style>
    <style:style style:name="T41_17" style:family="text">
      <style:text-properties style:font-name="Oxygen" fo:font-size="10pt" style:font-name-asian="Oxygen" style:font-size-asian="10pt" style:font-name-complex="Oxygen" style:font-size-complex="10pt"/>
    </style:style>
    <style:style style:name="T41_18" style:family="text">
      <style:text-properties style:font-name="Oxygen" fo:font-size="10pt" style:font-name-asian="Oxygen" style:font-size-asian="10pt" style:font-name-complex="Oxygen" style:font-size-complex="10pt"/>
    </style:style>
    <style:style style:name="T41_19" style:family="text">
      <style:text-properties style:font-name="Oxygen" fo:font-size="10pt" style:font-name-asian="Oxygen" style:font-size-asian="10pt" style:font-name-complex="Oxygen" style:font-size-complex="10pt"/>
    </style:style>
    <style:style style:name="T41_20" style:family="text">
      <style:text-properties style:font-name="Oxygen" fo:font-size="10pt" style:font-name-asian="Oxygen" style:font-size-asian="10pt" style:font-name-complex="Oxygen" style:font-size-complex="10pt"/>
    </style:style>
    <style:style style:name="T41_21" style:family="text">
      <style:text-properties style:font-name="Oxygen" fo:font-size="10pt" style:font-name-asian="Oxygen" style:font-size-asian="10pt" style:font-name-complex="Oxygen" style:font-size-complex="10pt"/>
    </style:style>
    <style:style style:name="T41_22" style:family="text">
      <style:text-properties style:font-name="Oxygen" fo:font-size="10pt" style:font-name-asian="Oxygen" style:font-size-asian="10pt" style:font-name-complex="Oxygen" style:font-size-complex="10pt"/>
    </style:style>
    <style:style style:name="T41_23" style:family="text">
      <style:text-properties style:font-name="Oxygen" fo:font-size="10pt" style:font-name-asian="Oxygen" style:font-size-asian="10pt" style:font-name-complex="Oxygen" style:font-size-complex="10pt"/>
    </style:style>
    <style:style style:name="T41_24" style:family="text">
      <style:text-properties style:font-name="Oxygen" fo:font-size="10pt" style:font-name-asian="Oxygen" style:font-size-asian="10pt" style:font-name-complex="Oxygen" style:font-size-complex="10pt"/>
    </style:style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>
      <style:text-properties style:font-name="Oxygen" fo:font-size="10pt" style:font-name-asian="Oxygen" style:font-size-asian="10pt" style:font-name-complex="Oxygen" style:font-size-complex="10pt"/>
    </style:style>
    <style:style style:name="T42_2" style:family="text">
      <style:text-properties style:font-name="Oxygen" fo:font-size="10pt" style:font-name-asian="Oxygen" style:font-size-asian="10pt" style:font-name-complex="Oxygen" style:font-size-complex="10pt"/>
    </style:style>
    <style:style style:name="T42_3" style:family="text">
      <style:text-properties style:font-name="Oxygen" fo:font-size="10pt" style:font-name-asian="Oxygen" style:font-size-asian="10pt" style:font-name-complex="Oxygen" style:font-size-complex="10pt"/>
    </style:style>
    <style:style style:name="T42_4" style:family="text">
      <style:text-properties style:font-name="Oxygen" fo:font-size="10pt" style:font-name-asian="Oxygen" style:font-size-asian="10pt" style:font-name-complex="Oxygen" style:font-size-complex="10pt"/>
    </style:style>
    <style:style style:name="T42_5" style:family="text">
      <style:text-properties style:font-name="Oxygen" fo:font-size="10pt" style:font-name-asian="Oxygen" style:font-size-asian="10pt" style:font-name-complex="Oxygen" style:font-size-complex="10pt"/>
    </style:style>
    <style:style style:name="T42_6" style:family="text">
      <style:text-properties style:font-name="Oxygen" fo:font-size="10pt" style:font-name-asian="Oxygen" style:font-size-asian="10pt" style:font-name-complex="Oxygen" style:font-size-complex="10pt"/>
    </style:style>
    <style:style style:name="T42_7" style:family="text">
      <style:text-properties style:font-name="Oxygen" fo:font-size="10pt" style:font-name-asian="Oxygen" style:font-size-asian="10pt" style:font-name-complex="Oxygen" style:font-size-complex="10pt"/>
    </style:style>
    <style:style style:name="T42_8" style:family="text">
      <style:text-properties style:font-name="Oxygen" fo:font-size="10pt" style:font-name-asian="Oxygen" style:font-size-asian="10pt" style:font-name-complex="Oxygen" style:font-size-complex="10pt"/>
    </style:style>
    <style:style style:name="T42_9" style:family="text">
      <style:text-properties style:font-name="Oxygen" fo:font-size="10pt" style:font-name-asian="Oxygen" style:font-size-asian="10pt" style:font-name-complex="Oxygen" style:font-size-complex="10pt"/>
    </style:style>
    <style:style style:name="T42_10" style:family="text">
      <style:text-properties style:font-name="Oxygen" fo:font-size="10pt" style:font-name-asian="Oxygen" style:font-size-asian="10pt" style:font-name-complex="Oxygen" style:font-size-complex="10pt"/>
    </style:style>
    <style:style style:name="P43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45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45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45_3" style:family="text">
      <style:text-properties style:font-name="Oxygen" fo:font-size="10pt" style:font-name-asian="Oxygen" style:font-size-asian="10pt" style:font-name-complex="Oxygen" style:font-size-complex="10pt"/>
    </style:style>
    <style:style style:name="T45_4" style:family="text">
      <style:text-properties style:font-name="Oxygen" fo:font-size="10pt" style:font-name-asian="Oxygen" style:font-size-asian="10pt" style:font-name-complex="Oxygen" style:font-size-complex="10pt"/>
    </style:style>
    <style:style style:name="T45_5" style:family="text">
      <style:text-properties style:font-name="Oxygen" fo:font-size="10pt" style:font-name-asian="Oxygen" style:font-size-asian="10pt" style:font-name-complex="Oxygen" style:font-size-complex="10pt"/>
    </style:style>
    <style:style style:name="T45_6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7" style:family="text">
      <style:text-properties style:font-name="Oxygen" fo:font-size="10pt" style:font-name-asian="Oxygen" style:font-size-asian="10pt" style:font-name-complex="Oxygen" style:font-size-complex="10pt"/>
    </style:style>
    <style:style style:name="T45_8" style:family="text">
      <style:text-properties style:font-name="Oxygen" fo:font-size="10pt" style:font-name-asian="Oxygen" style:font-size-asian="10pt" style:font-name-complex="Oxygen" style:font-size-complex="10pt"/>
    </style:style>
    <style:style style:name="T45_9" style:family="text">
      <style:text-properties style:font-name="Oxygen" fo:font-size="10pt" style:font-name-asian="Oxygen" style:font-size-asian="10pt" style:font-name-complex="Oxygen" style:font-size-complex="10pt"/>
    </style:style>
    <style:style style:name="T45_10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11" style:family="text">
      <style:text-properties style:font-name="Oxygen" fo:font-size="10pt" style:font-name-asian="Oxygen" style:font-size-asian="10pt" style:font-name-complex="Oxygen" style:font-size-complex="10pt"/>
    </style:style>
    <style:style style:name="T45_12" style:family="text">
      <style:text-properties style:font-name="Oxygen" fo:font-size="10pt" style:font-name-asian="Oxygen" style:font-size-asian="10pt" style:font-name-complex="Oxygen" style:font-size-complex="10pt"/>
    </style:style>
    <style:style style:name="T45_13" style:family="text">
      <style:text-properties style:font-name="Oxygen" fo:font-size="10pt" style:font-name-asian="Oxygen" style:font-size-asian="10pt" style:font-name-complex="Oxygen" style:font-size-complex="10pt"/>
    </style:style>
    <style:style style:name="T45_14" style:family="text">
      <style:text-properties style:font-name="Oxygen" fo:font-size="10pt" style:font-name-asian="Oxygen" style:font-size-asian="10pt" style:font-name-complex="Oxygen" style:font-size-complex="10pt"/>
    </style:style>
    <style:style style:name="T45_15" style:family="text">
      <style:text-properties style:font-name="Oxygen" fo:font-size="10pt" style:font-name-asian="Oxygen" style:font-size-asian="10pt" style:font-name-complex="Oxygen" style:font-size-complex="10pt"/>
    </style:style>
    <style:style style:name="T45_16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17" style:family="text">
      <style:text-properties style:font-name="Oxygen" fo:font-size="10pt" style:font-name-asian="Oxygen" style:font-size-asian="10pt" style:font-name-complex="Oxygen" style:font-size-complex="10pt"/>
    </style:style>
    <style:style style:name="T45_18" style:family="text">
      <style:text-properties style:font-name="Oxygen" fo:font-size="10pt" style:font-name-asian="Oxygen" style:font-size-asian="10pt" style:font-name-complex="Oxygen" style:font-size-complex="10pt"/>
    </style:style>
    <style:style style:name="T45_19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20" style:family="text">
      <style:text-properties style:font-name="Oxygen" fo:font-size="10pt" style:font-name-asian="Oxygen" style:font-size-asian="10pt" style:font-name-complex="Oxygen" style:font-size-complex="10pt"/>
    </style:style>
    <style:style style:name="T45_21" style:family="text">
      <style:text-properties style:font-name="Oxygen" fo:font-size="10pt" style:font-name-asian="Oxygen" style:font-size-asian="10pt" style:font-name-complex="Oxygen" style:font-size-complex="10pt"/>
    </style:style>
    <style:style style:name="T45_22" style:family="text">
      <style:text-properties style:font-name="Oxygen" fo:font-size="10pt" style:font-name-asian="Oxygen" style:font-size-asian="10pt" style:font-name-complex="Oxygen" style:font-size-complex="10pt"/>
    </style:style>
    <style:style style:name="T45_23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24" style:family="text">
      <style:text-properties style:font-name="Oxygen" fo:font-size="10pt" style:font-name-asian="Oxygen" style:font-size-asian="10pt" style:font-name-complex="Oxygen" style:font-size-complex="10pt"/>
    </style:style>
    <style:style style:name="T45_25" style:family="text">
      <style:text-properties style:font-name="Oxygen" fo:font-size="10pt" style:font-name-asian="Oxygen" style:font-size-asian="10pt" style:font-name-complex="Oxygen" style:font-size-complex="10pt"/>
    </style:style>
    <style:style style:name="T45_26" style:family="text">
      <style:text-properties style:font-name="Oxygen" fo:font-size="10pt" style:font-name-asian="Oxygen" style:font-size-asian="10pt" style:font-name-complex="Oxygen" style:font-size-complex="10pt"/>
    </style:style>
    <style:style style:name="T45_27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28" style:family="text">
      <style:text-properties style:font-name="Oxygen" fo:font-size="10pt" style:font-name-asian="Oxygen" style:font-size-asian="10pt" style:font-name-complex="Oxygen" style:font-size-complex="10pt"/>
    </style:style>
    <style:style style:name="T45_29" style:family="text">
      <style:text-properties style:font-name="Oxygen" fo:font-size="10pt" style:font-name-asian="Oxygen" style:font-size-asian="10pt" style:font-name-complex="Oxygen" style:font-size-complex="10pt"/>
    </style:style>
    <style:style style:name="T45_30" style:family="text">
      <style:text-properties style:font-name="Oxygen" fo:font-size="10pt" style:font-name-asian="Oxygen" style:font-size-asian="10pt" style:font-name-complex="Oxygen" style:font-size-complex="10pt"/>
    </style:style>
    <style:style style:name="T45_31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32" style:family="text">
      <style:text-properties style:font-name="Oxygen" fo:font-size="10pt" style:font-name-asian="Oxygen" style:font-size-asian="10pt" style:font-name-complex="Oxygen" style:font-size-complex="10pt"/>
    </style:style>
    <style:style style:name="T45_33" style:family="text">
      <style:text-properties style:font-name="Oxygen" fo:font-size="10pt" style:font-name-asian="Oxygen" style:font-size-asian="10pt" style:font-name-complex="Oxygen" style:font-size-complex="10pt"/>
    </style:style>
    <style:style style:name="T45_34" style:family="text">
      <style:text-properties style:font-name="Oxygen" fo:font-size="10pt" style:font-name-asian="Oxygen" style:font-size-asian="10pt" style:font-name-complex="Oxygen" style:font-size-complex="10pt"/>
    </style:style>
    <style:style style:name="T45_35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36" style:family="text">
      <style:text-properties style:font-name="Oxygen" fo:font-size="10pt" style:font-name-asian="Oxygen" style:font-size-asian="10pt" style:font-name-complex="Oxygen" style:font-size-complex="10pt"/>
    </style:style>
    <style:style style:name="T45_37" style:family="text">
      <style:text-properties style:font-name="Oxygen" fo:font-size="10pt" style:font-name-asian="Oxygen" style:font-size-asian="10pt" style:font-name-complex="Oxygen" style:font-size-complex="10pt"/>
    </style:style>
    <style:style style:name="T45_38" style:family="text">
      <style:text-properties style:font-name="Oxygen" fo:font-size="10pt" style:font-name-asian="Oxygen" style:font-size-asian="10pt" style:font-name-complex="Oxygen" style:font-size-complex="10pt"/>
    </style:style>
    <style:style style:name="T45_39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5_40" style:family="text">
      <style:text-properties style:font-name="Oxygen" fo:font-size="10pt" style:font-name-asian="Oxygen" style:font-size-asian="10pt" style:font-name-complex="Oxygen" style:font-size-complex="10pt"/>
    </style:style>
    <style:style style:name="T45_41" style:family="text">
      <style:text-properties style:font-name="Oxygen" fo:font-size="10pt" style:font-name-asian="Oxygen" style:font-size-asian="10pt" style:font-name-complex="Oxygen" style:font-size-complex="10pt"/>
    </style:style>
    <style:style style:name="P46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46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46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46_3" style:family="text">
      <style:text-properties style:font-name="Oxygen" fo:font-size="10pt" style:font-name-asian="Oxygen" style:font-size-asian="10pt" style:font-name-complex="Oxygen" style:font-size-complex="10pt"/>
    </style:style>
    <style:style style:name="T46_4" style:family="text">
      <style:text-properties style:font-name="Oxygen" fo:font-size="10pt" style:font-name-asian="Oxygen" style:font-size-asian="10pt" style:font-name-complex="Oxygen" style:font-size-complex="10pt"/>
    </style:style>
    <style:style style:name="T46_5" style:family="text">
      <style:text-properties style:font-name="Oxygen" fo:font-size="10pt" style:font-name-asian="Oxygen" style:font-size-asian="10pt" style:font-name-complex="Oxygen" style:font-size-complex="10pt"/>
    </style:style>
    <style:style style:name="T46_6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6_7" style:family="text">
      <style:text-properties style:font-name="Oxygen" fo:font-size="10pt" style:font-name-asian="Oxygen" style:font-size-asian="10pt" style:font-name-complex="Oxygen" style:font-size-complex="10pt"/>
    </style:style>
    <style:style style:name="T46_8" style:family="text">
      <style:text-properties style:font-name="Oxygen" fo:font-size="10pt" style:font-name-asian="Oxygen" style:font-size-asian="10pt" style:font-name-complex="Oxygen" style:font-size-complex="10pt"/>
    </style:style>
    <style:style style:name="T46_9" style:family="text">
      <style:text-properties style:font-name="Oxygen" fo:font-size="10pt" style:font-name-asian="Oxygen" style:font-size-asian="10pt" style:font-name-complex="Oxygen" style:font-size-complex="10pt"/>
    </style:style>
    <style:style style:name="T46_10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6_11" style:family="text">
      <style:text-properties style:font-name="Oxygen" fo:font-size="10pt" style:font-name-asian="Oxygen" style:font-size-asian="10pt" style:font-name-complex="Oxygen" style:font-size-complex="10pt"/>
    </style:style>
    <style:style style:name="T46_12" style:family="text">
      <style:text-properties style:font-name="Oxygen" fo:font-size="10pt" style:font-name-asian="Oxygen" style:font-size-asian="10pt" style:font-name-complex="Oxygen" style:font-size-complex="10pt"/>
    </style:style>
    <style:style style:name="T46_13" style:family="text">
      <style:text-properties style:font-name="Oxygen" fo:font-size="10pt" style:font-name-asian="Oxygen" style:font-size-asian="10pt" style:font-name-complex="Oxygen" style:font-size-complex="10pt"/>
    </style:style>
    <style:style style:name="T46_14" style:family="text">
      <style:text-properties style:font-name="Oxygen" fo:font-size="10pt" style:font-name-asian="Oxygen" style:font-size-asian="10pt" style:font-name-complex="Oxygen" style:font-size-complex="10pt"/>
    </style:style>
    <style:style style:name="T46_15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6_16" style:family="text">
      <style:text-properties style:font-name="Oxygen" fo:font-size="10pt" style:font-name-asian="Oxygen" style:font-size-asian="10pt" style:font-name-complex="Oxygen" style:font-size-complex="10pt"/>
    </style:style>
    <style:style style:name="T46_17" style:family="text">
      <style:text-properties style:font-name="Oxygen" fo:font-size="10pt" style:font-name-asian="Oxygen" style:font-size-asian="10pt" style:font-name-complex="Oxygen" style:font-size-complex="10pt"/>
    </style:style>
    <style:style style:name="T46_18" style:family="text">
      <style:text-properties style:font-name="Oxygen" fo:font-size="10pt" style:font-name-asian="Oxygen" style:font-size-asian="10pt" style:font-name-complex="Oxygen" style:font-size-complex="10pt"/>
    </style:style>
    <style:style style:name="T46_19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6_20" style:family="text">
      <style:text-properties style:font-name="Oxygen" fo:font-size="10pt" style:font-name-asian="Oxygen" style:font-size-asian="10pt" style:font-name-complex="Oxygen" style:font-size-complex="10pt"/>
    </style:style>
    <style:style style:name="T46_21" style:family="text">
      <style:text-properties style:font-name="Oxygen" fo:font-size="10pt" style:font-name-asian="Oxygen" style:font-size-asian="10pt" style:font-name-complex="Oxygen" style:font-size-complex="10pt"/>
    </style:style>
    <style:style style:name="T46_22" style:family="text">
      <style:text-properties style:font-name="Oxygen" fo:font-size="10pt" style:font-name-asian="Oxygen" style:font-size-asian="10pt" style:font-name-complex="Oxygen" style:font-size-complex="10pt"/>
    </style:style>
    <style:style style:name="T46_23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6_24" style:family="text">
      <style:text-properties style:font-name="Oxygen" fo:font-size="10pt" style:font-name-asian="Oxygen" style:font-size-asian="10pt" style:font-name-complex="Oxygen" style:font-size-complex="10pt"/>
    </style:style>
    <style:style style:name="T46_25" style:family="text">
      <style:text-properties style:font-name="Oxygen" fo:font-size="10pt" style:font-name-asian="Oxygen" style:font-size-asian="10pt" style:font-name-complex="Oxygen" style:font-size-complex="10pt"/>
    </style:style>
    <style:style style:name="T46_26" style:family="text">
      <style:text-properties style:font-name="Oxygen" fo:font-size="10pt" style:font-name-asian="Oxygen" style:font-size-asian="10pt" style:font-name-complex="Oxygen" style:font-size-complex="10pt"/>
    </style:style>
    <style:style style:name="T46_27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6_28" style:family="text">
      <style:text-properties style:font-name="Oxygen" fo:font-size="10pt" style:font-name-asian="Oxygen" style:font-size-asian="10pt" style:font-name-complex="Oxygen" style:font-size-complex="10pt"/>
    </style:style>
    <style:style style:name="T46_29" style:family="text">
      <style:text-properties style:font-name="Oxygen" fo:font-size="10pt" style:font-name-asian="Oxygen" style:font-size-asian="10pt" style:font-name-complex="Oxygen" style:font-size-complex="10pt"/>
    </style:style>
    <style:style style:name="T46_30" style:family="text">
      <style:text-properties style:font-name="Oxygen" fo:font-size="10pt" style:font-name-asian="Oxygen" style:font-size-asian="10pt" style:font-name-complex="Oxygen" style:font-size-complex="10pt"/>
    </style:style>
    <style:style style:name="P47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4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4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47_3" style:family="text">
      <style:text-properties style:font-name="Oxygen" fo:font-size="10pt" style:font-name-asian="Oxygen" style:font-size-asian="10pt" style:font-name-complex="Oxygen" style:font-size-complex="10pt"/>
    </style:style>
    <style:style style:name="T47_4" style:family="text">
      <style:text-properties style:font-name="Oxygen" fo:font-size="10pt" style:font-name-asian="Oxygen" style:font-size-asian="10pt" style:font-name-complex="Oxygen" style:font-size-complex="10pt"/>
    </style:style>
    <style:style style:name="T47_5" style:family="text">
      <style:text-properties style:font-name="Oxygen" fo:font-size="10pt" style:font-name-asian="Oxygen" style:font-size-asian="10pt" style:font-name-complex="Oxygen" style:font-size-complex="10pt"/>
    </style:style>
    <style:style style:name="T47_6" style:family="text">
      <style:text-properties style:font-name="Oxygen" fo:font-size="10pt" style:font-name-asian="Oxygen" style:font-size-asian="10pt" style:font-name-complex="Oxygen" style:font-size-complex="10pt"/>
    </style:style>
    <style:style style:name="T47_7" style:family="text">
      <style:text-properties style:font-name="Oxygen" fo:font-size="10pt" style:font-name-asian="Oxygen" style:font-size-asian="10pt" style:font-name-complex="Oxygen" style:font-size-complex="10pt"/>
    </style:style>
    <style:style style:name="T47_8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9" style:family="text">
      <style:text-properties style:font-name="Oxygen" fo:font-size="10pt" style:font-name-asian="Oxygen" style:font-size-asian="10pt" style:font-name-complex="Oxygen" style:font-size-complex="10pt"/>
    </style:style>
    <style:style style:name="T47_10" style:family="text">
      <style:text-properties style:font-name="Oxygen" fo:font-size="10pt" style:font-name-asian="Oxygen" style:font-size-asian="10pt" style:font-name-complex="Oxygen" style:font-size-complex="10pt"/>
    </style:style>
    <style:style style:name="T47_11" style:family="text">
      <style:text-properties style:font-name="Oxygen" fo:font-size="10pt" style:font-name-asian="Oxygen" style:font-size-asian="10pt" style:font-name-complex="Oxygen" style:font-size-complex="10pt"/>
    </style:style>
    <style:style style:name="T47_12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13" style:family="text">
      <style:text-properties style:font-name="Oxygen" fo:font-size="10pt" style:font-name-asian="Oxygen" style:font-size-asian="10pt" style:font-name-complex="Oxygen" style:font-size-complex="10pt"/>
    </style:style>
    <style:style style:name="T47_14" style:family="text">
      <style:text-properties style:font-name="Oxygen" fo:font-size="10pt" style:font-name-asian="Oxygen" style:font-size-asian="10pt" style:font-name-complex="Oxygen" style:font-size-complex="10pt"/>
    </style:style>
    <style:style style:name="T47_15" style:family="text">
      <style:text-properties style:font-name="Oxygen" fo:font-size="10pt" style:font-name-asian="Oxygen" style:font-size-asian="10pt" style:font-name-complex="Oxygen" style:font-size-complex="10pt"/>
    </style:style>
    <style:style style:name="T47_16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17" style:family="text">
      <style:text-properties style:font-name="Oxygen" fo:font-size="10pt" style:font-name-asian="Oxygen" style:font-size-asian="10pt" style:font-name-complex="Oxygen" style:font-size-complex="10pt"/>
    </style:style>
    <style:style style:name="T47_18" style:family="text">
      <style:text-properties style:font-name="Oxygen" fo:font-size="10pt" style:font-name-asian="Oxygen" style:font-size-asian="10pt" style:font-name-complex="Oxygen" style:font-size-complex="10pt"/>
    </style:style>
    <style:style style:name="T47_19" style:family="text">
      <style:text-properties style:font-name="Oxygen" fo:font-size="10pt" style:font-name-asian="Oxygen" style:font-size-asian="10pt" style:font-name-complex="Oxygen" style:font-size-complex="10pt"/>
    </style:style>
    <style:style style:name="T47_20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21" style:family="text">
      <style:text-properties style:font-name="Oxygen" fo:font-size="10pt" style:font-name-asian="Oxygen" style:font-size-asian="10pt" style:font-name-complex="Oxygen" style:font-size-complex="10pt"/>
    </style:style>
    <style:style style:name="T47_22" style:family="text">
      <style:text-properties style:font-name="Oxygen" fo:font-size="10pt" style:font-name-asian="Oxygen" style:font-size-asian="10pt" style:font-name-complex="Oxygen" style:font-size-complex="10pt"/>
    </style:style>
    <style:style style:name="T47_23" style:family="text">
      <style:text-properties style:font-name="Oxygen" fo:font-size="10pt" style:font-name-asian="Oxygen" style:font-size-asian="10pt" style:font-name-complex="Oxygen" style:font-size-complex="10pt"/>
    </style:style>
    <style:style style:name="T47_24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25" style:family="text">
      <style:text-properties style:font-name="Oxygen" fo:font-size="10pt" style:font-name-asian="Oxygen" style:font-size-asian="10pt" style:font-name-complex="Oxygen" style:font-size-complex="10pt"/>
    </style:style>
    <style:style style:name="T47_26" style:family="text">
      <style:text-properties style:font-name="Oxygen" fo:font-size="10pt" style:font-name-asian="Oxygen" style:font-size-asian="10pt" style:font-name-complex="Oxygen" style:font-size-complex="10pt"/>
    </style:style>
    <style:style style:name="T47_27" style:family="text">
      <style:text-properties style:font-name="Oxygen" fo:font-size="10pt" style:font-name-asian="Oxygen" style:font-size-asian="10pt" style:font-name-complex="Oxygen" style:font-size-complex="10pt"/>
    </style:style>
    <style:style style:name="T47_28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29" style:family="text">
      <style:text-properties style:font-name="Oxygen" fo:font-size="10pt" style:font-name-asian="Oxygen" style:font-size-asian="10pt" style:font-name-complex="Oxygen" style:font-size-complex="10pt"/>
    </style:style>
    <style:style style:name="T47_30" style:family="text">
      <style:text-properties style:font-name="Oxygen" fo:font-size="10pt" style:font-name-asian="Oxygen" style:font-size-asian="10pt" style:font-name-complex="Oxygen" style:font-size-complex="10pt"/>
    </style:style>
    <style:style style:name="T47_31" style:family="text">
      <style:text-properties style:font-name="Oxygen" fo:font-size="10pt" style:font-name-asian="Oxygen" style:font-size-asian="10pt" style:font-name-complex="Oxygen" style:font-size-complex="10pt"/>
    </style:style>
    <style:style style:name="T47_32" style:family="text">
      <style:text-properties style:font-name="Oxygen" fo:font-size="10pt" style:font-name-asian="Oxygen" style:font-size-asian="10pt" style:font-name-complex="Oxygen" style:font-size-complex="10pt"/>
    </style:style>
    <style:style style:name="T47_33" style:family="text">
      <style:text-properties style:font-name="Oxygen" fo:font-size="10pt" style:font-name-asian="Oxygen" style:font-size-asian="10pt" style:font-name-complex="Oxygen" style:font-size-complex="10pt"/>
    </style:style>
    <style:style style:name="T47_34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35" style:family="text">
      <style:text-properties style:font-name="Oxygen" fo:font-size="10pt" style:font-name-asian="Oxygen" style:font-size-asian="10pt" style:font-name-complex="Oxygen" style:font-size-complex="10pt"/>
    </style:style>
    <style:style style:name="T47_36" style:family="text">
      <style:text-properties style:font-name="Oxygen" fo:font-size="10pt" style:font-name-asian="Oxygen" style:font-size-asian="10pt" style:font-name-complex="Oxygen" style:font-size-complex="10pt"/>
    </style:style>
    <style:style style:name="T47_37" style:family="text">
      <style:text-properties style:font-name="Oxygen" fo:font-size="10pt" style:font-name-asian="Oxygen" style:font-size-asian="10pt" style:font-name-complex="Oxygen" style:font-size-complex="10pt"/>
    </style:style>
    <style:style style:name="T47_38" style:family="text">
      <style:text-properties style:font-name="Oxygen" fo:font-size="10pt" style:font-name-asian="Oxygen" style:font-size-asian="10pt" style:font-name-complex="Oxygen" style:font-size-complex="10pt"/>
    </style:style>
    <style:style style:name="T47_39" style:family="text">
      <style:text-properties style:font-name="Oxygen" fo:font-size="10pt" style:font-name-asian="Oxygen" style:font-size-asian="10pt" style:font-name-complex="Oxygen" style:font-size-complex="10pt"/>
    </style:style>
    <style:style style:name="T47_40" style:family="text">
      <style:text-properties style:font-name="Oxygen" style:font-name-asian="Oxygen" style:font-name-complex="Oxygen" fo:font-weight="bold" style:font-weight-asian="bold" style:font-weight-complex="bold"/>
    </style:style>
    <style:style style:name="T47_41" style:family="text">
      <style:text-properties style:font-name="Oxygen" fo:font-size="10pt" style:font-name-asian="Oxygen" style:font-size-asian="10pt" style:font-name-complex="Oxygen" style:font-size-complex="10pt"/>
    </style:style>
    <style:style style:name="T47_42" style:family="text">
      <style:text-properties style:font-name="Oxygen" fo:font-size="10pt" style:font-name-asian="Oxygen" style:font-size-asian="10pt" style:font-name-complex="Oxygen" style:font-size-complex="10pt"/>
    </style:style>
    <style:style style:name="T47_43" style:family="text">
      <style:text-properties style:font-name="Oxygen" fo:font-size="10pt" style:font-name-asian="Oxygen" style:font-size-asian="10pt" style:font-name-complex="Oxygen" style:font-size-complex="10pt"/>
    </style:style>
    <style:style style:name="T47_44" style:family="text">
      <style:text-properties style:font-name="Oxygen" fo:font-size="10pt" style:font-name-asian="Oxygen" style:font-size-asian="10pt" style:font-name-complex="Oxygen" style:font-size-complex="10pt"/>
    </style:style>
    <style:style style:name="T47_45" style:family="text">
      <style:text-properties style:font-name="Oxygen" fo:font-size="10pt" style:font-name-asian="Oxygen" style:font-size-asian="10pt" style:font-name-complex="Oxygen" style:font-size-complex="10pt"/>
    </style:style>
    <style:style style:name="T47_46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47" style:family="text">
      <style:text-properties style:font-name="Oxygen" fo:font-size="10pt" style:font-name-asian="Oxygen" style:font-size-asian="10pt" style:font-name-complex="Oxygen" style:font-size-complex="10pt"/>
    </style:style>
    <style:style style:name="T47_48" style:family="text">
      <style:text-properties style:font-name="Oxygen" fo:font-size="10pt" style:font-name-asian="Oxygen" style:font-size-asian="10pt" style:font-name-complex="Oxygen" style:font-size-complex="10pt"/>
    </style:style>
    <style:style style:name="T47_49" style:family="text">
      <style:text-properties style:font-name="Oxygen" fo:font-size="10pt" style:font-name-asian="Oxygen" style:font-size-asian="10pt" style:font-name-complex="Oxygen" style:font-size-complex="10pt"/>
    </style:style>
    <style:style style:name="T47_50" style:family="text">
      <style:text-properties style:font-name="Oxygen" fo:font-size="10pt" style:font-name-asian="Oxygen" style:font-size-asian="10pt" style:font-name-complex="Oxygen" style:font-size-complex="10pt"/>
    </style:style>
    <style:style style:name="T47_51" style:family="text">
      <style:text-properties style:font-name="Oxygen" fo:font-size="10pt" style:font-name-asian="Oxygen" style:font-size-asian="10pt" style:font-name-complex="Oxygen" style:font-size-complex="10pt"/>
    </style:style>
    <style:style style:name="T47_52" style:family="text">
      <style:text-properties style:font-name="Oxygen" fo:font-size="10pt" style:font-name-asian="Oxygen" style:font-size-asian="10pt" style:font-name-complex="Oxygen" style:font-size-complex="10pt"/>
    </style:style>
    <style:style style:name="T47_53" style:family="text">
      <style:text-properties style:font-name="Oxygen" fo:font-size="10pt" style:font-name-asian="Oxygen" style:font-size-asian="10pt" style:font-name-complex="Oxygen" style:font-size-complex="10pt"/>
    </style:style>
    <style:style style:name="T47_54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47_55" style:family="text">
      <style:text-properties style:font-name="Oxygen" fo:font-size="10pt" style:font-name-asian="Oxygen" style:font-size-asian="10pt" style:font-name-complex="Oxygen" style:font-size-complex="10pt"/>
    </style:style>
    <style:style style:name="T47_56" style:family="text">
      <style:text-properties style:font-name="Oxygen" fo:font-size="10pt" style:font-name-asian="Oxygen" style:font-size-asian="10pt" style:font-name-complex="Oxygen" style:font-size-complex="10pt"/>
    </style:style>
    <style:style style:name="P48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49" style:family="paragraph" style:parent-style-name="Standard">
      <style:paragraph-properties fo:break-before="auto" fo:line-height="100%" style:writing-mode="lr-tb"/>
    </style:style>
    <style:style style:name="T49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0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0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0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0_5" style:family="text">
      <style:text-properties style:font-name="Oxygen" fo:font-size="10pt" style:font-name-asian="Oxygen" style:font-size-asian="10pt" style:font-name-complex="Oxygen" style:font-size-complex="10pt"/>
    </style:style>
    <style:style style:name="T50_6" style:family="text">
      <style:text-properties style:font-name="Oxygen" fo:font-size="10pt" style:font-name-asian="Oxygen" style:font-size-asian="10pt" style:font-name-complex="Oxygen" style:font-size-complex="10pt"/>
    </style:style>
    <style:style style:name="T50_7" style:family="text">
      <style:text-properties style:font-name="Oxygen" fo:font-size="10pt" style:font-name-asian="Oxygen" style:font-size-asian="10pt" style:font-name-complex="Oxygen" style:font-size-complex="10pt"/>
    </style:style>
    <style:style style:name="T50_8" style:family="text">
      <style:text-properties style:font-name="Oxygen" fo:font-size="10pt" style:font-name-asian="Oxygen" style:font-size-asian="10pt" style:font-name-complex="Oxygen" style:font-size-complex="10pt"/>
    </style:style>
    <style:style style:name="T50_9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50_10" style:family="text">
      <style:text-properties style:font-name="Oxygen" fo:font-size="10pt" style:font-name-asian="Oxygen" style:font-size-asian="10pt" style:font-name-complex="Oxygen" style:font-size-complex="10pt"/>
    </style:style>
    <style:style style:name="T50_11" style:family="text">
      <style:text-properties style:font-name="Oxygen" fo:font-size="10pt" style:font-name-asian="Oxygen" style:font-size-asian="10pt" style:font-name-complex="Oxygen" style:font-size-complex="10pt"/>
    </style:style>
    <style:style style:name="T50_12" style:family="text">
      <style:text-properties style:font-name="Oxygen" fo:font-size="10pt" style:font-name-asian="Oxygen" style:font-size-asian="10pt" style:font-name-complex="Oxygen" style:font-size-complex="10pt"/>
    </style:style>
    <style:style style:name="T50_13" style:family="text">
      <style:text-properties style:font-name="Oxygen" fo:font-size="10pt" style:font-name-asian="Oxygen" style:font-size-asian="10pt" style:font-name-complex="Oxygen" style:font-size-complex="10pt"/>
    </style:style>
    <style:style style:name="T50_14" style:family="text">
      <style:text-properties style:font-name="Oxygen" fo:font-size="10pt" style:font-name-asian="Oxygen" style:font-size-asian="10pt" style:font-name-complex="Oxygen" style:font-size-complex="10pt"/>
    </style:style>
    <style:style style:name="T50_15" style:family="text">
      <style:text-properties style:font-name="Oxygen" fo:font-size="12pt" style:font-name-asian="Oxygen" style:font-size-asian="12pt" style:font-name-complex="Oxygen" style:font-size-complex="12pt" fo:font-weight="bold" style:font-weight-asian="bold" style:font-weight-complex="bold"/>
    </style:style>
    <style:style style:name="T50_16" style:family="text">
      <style:text-properties style:font-name="Oxygen" fo:font-size="10pt" style:font-name-asian="Oxygen" style:font-size-asian="10pt" style:font-name-complex="Oxygen" style:font-size-complex="10pt"/>
    </style:style>
    <style:style style:name="T50_17" style:family="text">
      <style:text-properties style:font-name="Oxygen" fo:font-size="10pt" style:font-name-asian="Oxygen" style:font-size-asian="10pt" style:font-name-complex="Oxygen" style:font-size-complex="10pt"/>
    </style:style>
    <style:style style:name="T50_18" style:family="text">
      <style:text-properties style:font-name="Oxygen" fo:font-size="10pt" style:font-name-asian="Oxygen" style:font-size-asian="10pt" style:font-name-complex="Oxygen" style:font-size-complex="10pt"/>
    </style:style>
    <style:style style:name="T50_19" style:family="text">
      <style:text-properties style:font-name="Oxygen" fo:font-size="10pt" style:font-name-asian="Oxygen" style:font-size-asian="10pt" style:font-name-complex="Oxygen" style:font-size-complex="10pt"/>
    </style:style>
    <style:style style:name="T50_20" style:family="text">
      <style:text-properties style:font-name="Oxygen" fo:font-size="10pt" style:font-name-asian="Oxygen" style:font-size-asian="10pt" style:font-name-complex="Oxygen" style:font-size-complex="10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1_11" style:family="text">
      <style:text-properties style:font-name="Oxygen" fo:font-size="10pt" style:font-name-asian="Oxygen" style:font-size-asian="10pt" style:font-name-complex="Oxygen" style:font-size-complex="10pt"/>
    </style:style>
    <style:style style:name="T51_12" style:family="text">
      <style:text-properties style:font-name="Oxygen" fo:font-size="10pt" style:font-name-asian="Oxygen" style:font-size-asian="10pt" style:font-name-complex="Oxygen" style:font-size-complex="10pt"/>
    </style:style>
    <style:style style:name="T51_13" style:family="text">
      <style:text-properties style:font-name="Oxygen" fo:font-size="10pt" style:font-name-asian="Oxygen" style:font-size-asian="10pt" style:font-name-complex="Oxygen" style:font-size-complex="10pt"/>
    </style:style>
    <style:style style:name="T51_14" style:family="text">
      <style:text-properties style:font-name="Oxygen" fo:font-size="10pt" style:font-name-asian="Oxygen" style:font-size-asian="10pt" style:font-name-complex="Oxygen" style:font-size-complex="10pt"/>
    </style:style>
    <style:style style:name="T51_15" style:family="text">
      <style:text-properties style:font-name="Oxygen" fo:font-size="10pt" style:font-name-asian="Oxygen" style:font-size-asian="10pt" style:font-name-complex="Oxygen" style:font-size-complex="10pt"/>
    </style:style>
    <style:style style:name="T51_16" style:family="text">
      <style:text-properties style:font-name="Oxygen" fo:font-size="10pt" style:font-name-asian="Oxygen" style:font-size-asian="10pt" style:font-name-complex="Oxygen" style:font-size-complex="10pt"/>
    </style:style>
    <style:style style:name="T51_17" style:family="text">
      <style:text-properties style:font-name="Oxygen" fo:font-size="10pt" style:font-name-asian="Oxygen" style:font-size-asian="10pt" style:font-name-complex="Oxygen" style:font-size-complex="10pt"/>
    </style:style>
    <style:style style:name="T51_1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52_11" style:family="text">
      <style:text-properties style:font-name="Oxygen" fo:font-size="10pt" style:font-name-asian="Oxygen" style:font-size-asian="10pt" style:font-name-complex="Oxygen" style:font-size-complex="10pt"/>
    </style:style>
    <style:style style:name="T52_12" style:family="text">
      <style:text-properties style:font-name="Oxygen" fo:font-size="10pt" style:font-name-asian="Oxygen" style:font-size-asian="10pt" style:font-name-complex="Oxygen" style:font-size-complex="10pt"/>
    </style:style>
    <style:style style:name="T52_13" style:family="text">
      <style:text-properties style:font-name="Oxygen" fo:font-size="10pt" style:font-name-asian="Oxygen" style:font-size-asian="10pt" style:font-name-complex="Oxygen" style:font-size-complex="10pt"/>
    </style:style>
    <style:style style:name="T52_14" style:family="text">
      <style:text-properties style:font-name="Oxygen" fo:font-size="10pt" style:font-name-asian="Oxygen" style:font-size-asian="10pt" style:font-name-complex="Oxygen" style:font-size-complex="10pt"/>
    </style:style>
    <style:style style:name="T52_15" style:family="text">
      <style:text-properties style:font-name="Oxygen" fo:font-size="10pt" style:font-name-asian="Oxygen" style:font-size-asian="10pt" style:font-name-complex="Oxygen" style:font-size-complex="10pt"/>
    </style:style>
    <style:style style:name="T52_16" style:family="text">
      <style:text-properties style:font-name="Oxygen" fo:font-size="10pt" style:font-name-asian="Oxygen" style:font-size-asian="10pt" style:font-name-complex="Oxygen" style:font-size-complex="10pt"/>
    </style:style>
    <style:style style:name="T52_17" style:family="text">
      <style:text-properties style:font-name="Oxygen" fo:font-size="10pt" style:font-name-asian="Oxygen" style:font-size-asian="10pt" style:font-name-complex="Oxygen" style:font-size-complex="10pt"/>
    </style:style>
  </office:automatic-styles>
  <office:body>
    <office:text>
      <text:p text:style-name="P1"><text:span text:style-name="T1_1">Freddy</text:span><text:span text:style-name="T1_2"><text:s/></text:span><text:span text:style-name="T1_3">Garcia</text:span></text:p>
      <text:p text:style-name="P2"><text:span text:style-name="T2_1">garciaf</text:span><text:span text:style-name="T2_2">93@</text:span><text:span text:style-name="T2_3">gmail</text:span><text:span text:style-name="T2_4">.</text:span><text:span text:style-name="T2_5">com</text:span><text:span text:style-name="T2_6"><text:s/></text:span><text:span text:style-name="T2_7">|</text:span><text:span text:style-name="T2_8"><text:s/></text:span><text:span text:style-name="T2_9">fg</text:span><text:span text:style-name="T2_10">-</text:span><text:span text:style-name="T2_11">yume</text:span><text:span text:style-name="T2_12">.</text:span><text:span text:style-name="T2_13">net</text:span><text:span text:style-name="T2_14"><text:s/></text:span><text:span text:style-name="T2_15">|</text:span><text:span text:style-name="T2_16"><text:s/></text:span><text:span text:style-name="T2_17">github</text:span><text:span text:style-name="T2_18">.</text:span><text:span text:style-name="T2_19">com</text:span><text:span text:style-name="T2_20">/</text:span><text:span text:style-name="T2_21">fg</text:span><text:span text:style-name="T2_22">-</text:span><text:span text:style-name="T2_23">yume</text:span><text:span text:style-name="T2_24"><text:s/></text:span><text:span text:style-name="T2_25">|</text:span><text:span text:style-name="T2_26"><text:s/></text:span><text:span text:style-name="T2_27">+1<text:s/>347-924-1695</text:span></text:p>
      <text:p text:style-name="P3"/>
      <text:p text:style-name="P4"/>
      <text:p text:style-name="P5"><text:span text:style-name="T5_1">Education</text:span></text:p>
      <text:p text:style-name="P6"><text:span text:style-name="T6_1">Rochester</text:span><text:span text:style-name="T6_2"><text:s/></text:span><text:span text:style-name="T6_3">Institute</text:span><text:span text:style-name="T6_4"><text:s/></text:span><text:span text:style-name="T6_5">of</text:span><text:span text:style-name="T6_6"><text:s/></text:span><text:span text:style-name="T6_7">Technology</text:span><text:span text:style-name="T6_8"><text:tab/></text:span><text:span text:style-name="T6_9">Expected</text:span><text:span text:style-name="T6_10"><text:s/></text:span><text:span text:style-name="T6_11">graduation</text:span><text:span text:style-name="T6_12">:<text:s/></text:span><text:span text:style-name="T6_13">May</text:span><text:span text:style-name="T6_14"><text:s/>2015</text:span></text:p>
      <text:p text:style-name="P7"><text:span text:style-name="T7_1">Bachelor</text:span><text:span text:style-name="T7_2"><text:s/></text:span><text:span text:style-name="T7_3">of</text:span><text:span text:style-name="T7_4"><text:s/></text:span><text:span text:style-name="T7_5">Science</text:span><text:span text:style-name="T7_6"><text:s/></text:span><text:span text:style-name="T7_7">in</text:span><text:span text:style-name="T7_8"><text:s/></text:span><text:span text:style-name="T7_9">Game</text:span><text:span text:style-name="T7_10"><text:s/></text:span><text:span text:style-name="T7_11">Design</text:span><text:span text:style-name="T7_12"><text:s/></text:span><text:span text:style-name="T7_13">and</text:span><text:span text:style-name="T7_14"><text:s/></text:span><text:span text:style-name="T7_15">Development</text:span><text:span text:style-name="T7_16"><text:tab/></text:span><text:span text:style-name="T7_17">GPA</text:span><text:span text:style-name="T7_18">:<text:s text:c="2"/>3.38</text:span></text:p>
      <text:p text:style-name="P8"><text:span text:style-name="T8_1">Minor</text:span><text:span text:style-name="T8_2"><text:s/></text:span><text:span text:style-name="T8_3">in</text:span><text:span text:style-name="T8_4"><text:s/></text:span><text:span text:style-name="T8_5">Japanese</text:span><text:span text:style-name="T8_6"><text:s/></text:span><text:span text:style-name="T8_7">Language</text:span><text:span text:style-name="T8_8"><text:s/></text:span><text:span text:style-name="T8_9">and</text:span><text:span text:style-name="T8_10"><text:s/></text:span><text:span text:style-name="T8_11">Culture</text:span></text:p>
      <text:p text:style-name="P9"><text:span text:style-name="T9_1">Kyoto</text:span><text:span text:style-name="T9_2"><text:s/></text:span><text:span text:style-name="T9_3">Study</text:span><text:span text:style-name="T9_4"><text:s/></text:span><text:span text:style-name="T9_5">Abroad</text:span><text:span text:style-name="T9_6"><text:s/></text:span><text:span text:style-name="T9_7">Program</text:span><text:span text:style-name="T9_8"><text:s/></text:span><text:span text:style-name="T9_9">at</text:span><text:span text:style-name="T9_10"><text:s/></text:span><text:span text:style-name="T9_11">Doshisha</text:span><text:span text:style-name="T9_12"><text:s/></text:span><text:span text:style-name="T9_13">University</text:span><text:span text:style-name="T9_14"><text:s/>(</text:span><text:span text:style-name="T9_15">May</text:span><text:span text:style-name="T9_16"><text:s/>-<text:s/></text:span><text:span text:style-name="T9_17">August</text:span><text:span text:style-name="T9_18"><text:s/>2013)</text:span></text:p>
      <text:p text:style-name="P10"><text:span text:style-name="T10_1">German</text:span><text:span text:style-name="T10_2"><text:s/></text:span><text:span text:style-name="T10_3">Game</text:span><text:span text:style-name="T10_4"><text:s/></text:span><text:span text:style-name="T10_5">Design</text:span><text:span text:style-name="T10_6"><text:s/></text:span><text:span text:style-name="T10_7">Study</text:span><text:span text:style-name="T10_8"><text:s/></text:span><text:span text:style-name="T10_9">Abroad</text:span><text:span text:style-name="T10_10"><text:s/></text:span><text:span text:style-name="T10_11">Program</text:span><text:span text:style-name="T10_12"><text:s/></text:span><text:span text:style-name="T10_13">at</text:span><text:span text:style-name="T10_14"><text:s/></text:span><text:span text:style-name="T10_15">Paderborn</text:span><text:span text:style-name="T10_16"><text:s/></text:span><text:span text:style-name="T10_17">University</text:span><text:span text:style-name="T10_18"><text:s/>(</text:span><text:span text:style-name="T10_19">May</text:span><text:span text:style-name="T10_20"><text:s/>-<text:s/></text:span><text:span text:style-name="T10_21">June</text:span><text:span text:style-name="T10_22"><text:s/>2014)</text:span></text:p>
      <text:p text:style-name="P11"/>
      <text:p text:style-name="P12"><text:span text:style-name="T12_1">Experience</text:span></text:p>
      <text:p text:style-name="P13"><text:span text:style-name="T13_1">Vistaprint</text:span><text:span text:style-name="T13_2"><text:tab/></text:span><text:span text:style-name="T13_3">Lexington</text:span><text:span text:style-name="T13_4">,<text:s/></text:span><text:span text:style-name="T13_5">MA</text:span></text:p>
      <text:p text:style-name="P14"><text:span text:style-name="T14_1">Software</text:span><text:span text:style-name="T14_2"><text:s/></text:span><text:span text:style-name="T14_3">Engineer</text:span><text:span text:style-name="T14_4"><text:s/></text:span><text:span text:style-name="T14_5">Intern</text:span><text:span text:style-name="T14_6"><text:tab/></text:span><text:span text:style-name="T14_7">June</text:span><text:span text:style-name="T14_8"><text:s/>-<text:s/></text:span><text:span text:style-name="T14_9">August</text:span><text:span text:style-name="T14_10"><text:s/>2014</text:span></text:p>
      <text:list text:style-name="LS1" xml:id="list0">
        <text:list-item>
          <text:p text:style-name="P15"><text:span text:style-name="T15_1">Designed</text:span><text:span text:style-name="T15_2"><text:s/></text:span><text:span text:style-name="T15_3">and</text:span><text:span text:style-name="T15_4"><text:s/></text:span><text:span text:style-name="T15_5">developed</text:span><text:span text:style-name="T15_6"><text:s/></text:span><text:span text:style-name="T15_7">user</text:span><text:span text:style-name="T15_8"><text:s/></text:span><text:span text:style-name="T15_9">interface</text:span><text:span text:style-name="T15_10"><text:s/></text:span><text:span text:style-name="T15_11">for</text:span><text:span text:style-name="T15_12"><text:s/></text:span><text:span text:style-name="T15_13">a</text:span><text:span text:style-name="T15_14"><text:s/></text:span><text:span text:style-name="T15_15">web</text:span><text:span text:style-name="T15_16">-</text:span><text:span text:style-name="T15_17">based</text:span><text:span text:style-name="T15_18"><text:s/></text:span><text:span text:style-name="T15_19">tool</text:span><text:span text:style-name="T15_20"><text:s/></text:span><text:span text:style-name="T15_21">used</text:span><text:span text:style-name="T15_22"><text:s/></text:span><text:span text:style-name="T15_23">for</text:span><text:span text:style-name="T15_24"><text:s/></text:span><text:span text:style-name="T15_25">manufactured</text:span><text:span text:style-name="T15_26"><text:s/></text:span><text:span text:style-name="T15_27">product</text:span><text:span text:style-name="T15_28"><text:s/></text:span><text:span text:style-name="T15_29">introduction</text:span><text:span text:style-name="T15_30">.</text:span></text:p>
        </text:list-item>
        <text:list-item>
          <text:p text:style-name="P16"><text:span text:style-name="T16_1">Implemented</text:span><text:span text:style-name="T16_2"><text:s/></text:span><text:span text:style-name="T16_3">data</text:span><text:span text:style-name="T16_4"><text:s/></text:span><text:span text:style-name="T16_5">validation</text:span><text:span text:style-name="T16_6"><text:s/></text:span><text:span text:style-name="T16_7">and</text:span><text:span text:style-name="T16_8"><text:s/></text:span><text:span text:style-name="T16_9">business</text:span><text:span text:style-name="T16_10"><text:s/></text:span><text:span text:style-name="T16_11">logic</text:span><text:span text:style-name="T16_12"><text:s/></text:span><text:span text:style-name="T16_13">using</text:span><text:span text:style-name="T16_14"><text:s/></text:span><text:span text:style-name="T16_15">JavaScript</text:span><text:span text:style-name="T16_16"><text:s/></text:span><text:span text:style-name="T16_17">to</text:span><text:span text:style-name="T16_18"><text:s/></text:span><text:span text:style-name="T16_19">automate</text:span><text:span text:style-name="T16_20"><text:s/></text:span><text:span text:style-name="T16_21">data</text:span><text:span text:style-name="T16_22"><text:s/></text:span><text:span text:style-name="T16_23">entry</text:span><text:span text:style-name="T16_24">.</text:span></text:p>
        </text:list-item>
        <text:list-item>
          <text:p text:style-name="P17"><text:span text:style-name="T17_1">Used</text:span><text:span text:style-name="T17_2"><text:s/></text:span><text:span text:style-name="T17_3">a</text:span><text:span text:style-name="T17_4"><text:s/></text:span><text:span text:style-name="T17_5">Git</text:span><text:span text:style-name="T17_6"><text:s/></text:span><text:span text:style-name="T17_7">repository</text:span><text:span text:style-name="T17_8"><text:s/></text:span><text:span text:style-name="T17_9">within</text:span><text:span text:style-name="T17_10"><text:s/></text:span><text:span text:style-name="T17_11">Atlassian</text:span><text:span text:style-name="T17_12"><text:s/></text:span><text:span text:style-name="T17_13">Stash</text:span><text:span text:style-name="T17_14"><text:s/></text:span><text:span text:style-name="T17_15">for</text:span><text:span text:style-name="T17_16"><text:s/></text:span><text:span text:style-name="T17_17">source</text:span><text:span text:style-name="T17_18"><text:s/></text:span><text:span text:style-name="T17_19">control</text:span><text:span text:style-name="T17_20">.</text:span></text:p>
        </text:list-item>
      </text:list>
      <text:p text:style-name="P18"/>
      <text:p text:style-name="P19"><text:span text:style-name="T19_1">1</text:span><text:span text:style-name="T19_2">st</text:span><text:span text:style-name="T19_3"><text:s/></text:span><text:span text:style-name="T19_4">Playable</text:span><text:span text:style-name="T19_5"><text:s/></text:span><text:span text:style-name="T19_6">Productions</text:span><text:span text:style-name="T19_7"><text:tab/></text:span><text:span text:style-name="T19_8">Troy</text:span><text:span text:style-name="T19_9">,<text:s/></text:span><text:span text:style-name="T19_10">NY</text:span></text:p>
      <text:p text:style-name="P20"><text:span text:style-name="T20_1">Game</text:span><text:span text:style-name="T20_2"><text:s/></text:span><text:span text:style-name="T20_3">Programmer</text:span><text:span text:style-name="T20_4"><text:s/></text:span><text:span text:style-name="T20_5">Intern</text:span><text:span text:style-name="T20_6"><text:tab/></text:span><text:span text:style-name="T20_7">January</text:span><text:span text:style-name="T20_8"><text:s/>2015<text:s/>-<text:s/></text:span><text:span text:style-name="T20_9">Present</text:span></text:p>
      <text:list text:style-name="LS2" xml:id="list3">
        <text:list-item>
          <text:p text:style-name="P21"><text:span text:style-name="T21_1">Currently</text:span><text:span text:style-name="T21_2"><text:s/></text:span><text:span text:style-name="T21_3">implementing</text:span><text:span text:style-name="T21_4"><text:s/></text:span><text:span text:style-name="T21_5">gameplay</text:span><text:span text:style-name="T21_6"><text:s/></text:span><text:span text:style-name="T21_7">functionality</text:span><text:span text:style-name="T21_8"><text:s/></text:span><text:span text:style-name="T21_9">using</text:span><text:span text:style-name="T21_10"><text:s/></text:span><text:span text:style-name="T21_11">C</text:span><text:span text:style-name="T21_12">++<text:s/></text:span><text:span text:style-name="T21_13">and</text:span><text:span text:style-name="T21_14"><text:s/></text:span><text:span text:style-name="T21_15">Eclipse</text:span><text:span text:style-name="T21_16"><text:s/></text:span><text:span text:style-name="T21_17">for</text:span><text:span text:style-name="T21_18"><text:s/></text:span><text:span text:style-name="T21_19">an</text:span><text:span text:style-name="T21_20"><text:s/></text:span><text:span text:style-name="T21_21">unreleased</text:span><text:span text:style-name="T21_22"><text:s/></text:span><text:span text:style-name="T21_23">title</text:span><text:span text:style-name="T21_24">.</text:span></text:p>
        </text:list-item>
        <text:list-item>
          <text:p text:style-name="P22"><text:span text:style-name="T22_1">Documenting</text:span><text:span text:style-name="T22_2"><text:s/></text:span><text:span text:style-name="T22_3">changes</text:span><text:span text:style-name="T22_4"><text:s/></text:span><text:span text:style-name="T22_5">made</text:span><text:span text:style-name="T22_6"><text:s/></text:span><text:span text:style-name="T22_7">to</text:span><text:span text:style-name="T22_8"><text:s/></text:span><text:span text:style-name="T22_9">source</text:span><text:span text:style-name="T22_10"><text:s/></text:span><text:span text:style-name="T22_11">code</text:span><text:span text:style-name="T22_12"><text:s/></text:span><text:span text:style-name="T22_13">to</text:span><text:span text:style-name="T22_14"><text:s/></text:span><text:span text:style-name="T22_15">help</text:span><text:span text:style-name="T22_16"><text:s/></text:span><text:span text:style-name="T22_17">simplify</text:span><text:span text:style-name="T22_18"><text:s/></text:span><text:span text:style-name="T22_19">understanding</text:span><text:span text:style-name="T22_20"><text:s/></text:span><text:span text:style-name="T22_21">of</text:span><text:span text:style-name="T22_22"><text:s/></text:span><text:span text:style-name="T22_23">changes</text:span><text:span text:style-name="T22_24"><text:s/></text:span><text:span text:style-name="T22_25">implemented</text:span><text:span text:style-name="T22_26">.</text:span></text:p>
        </text:list-item>
        <text:list-item>
          <text:p text:style-name="P23"><text:span text:style-name="T23_1">Using</text:span><text:span text:style-name="T23_2"><text:s/></text:span><text:span text:style-name="T23_3">an</text:span><text:span text:style-name="T23_4"><text:s/></text:span><text:span text:style-name="T23_5">SVN</text:span><text:span text:style-name="T23_6"><text:s/></text:span><text:span text:style-name="T23_7">repository</text:span><text:span text:style-name="T23_8"><text:s/></text:span><text:span text:style-name="T23_9">with</text:span><text:span text:style-name="T23_10"><text:s/></text:span><text:span text:style-name="T23_11">TortoiseSVN</text:span><text:span text:style-name="T23_12"><text:s/></text:span><text:span text:style-name="T23_13">for</text:span><text:span text:style-name="T23_14"><text:s/></text:span><text:span text:style-name="T23_15">source</text:span><text:span text:style-name="T23_16"><text:s/></text:span><text:span text:style-name="T23_17">control</text:span><text:span text:style-name="T23_18">.</text:span><text:span text:style-name="T23_19"><text:tab/></text:span></text:p>
        </text:list-item>
      </text:list>
      <text:p text:style-name="P24"/>
      <text:p text:style-name="P25"><text:span text:style-name="T25_1">Projects</text:span></text:p>
      <text:p text:style-name="P26"><text:span text:style-name="T26_1">Food</text:span><text:span text:style-name="T26_2"><text:s/></text:span><text:span text:style-name="T26_3">Friends</text:span><text:span text:style-name="T26_4"><text:tab/></text:span><text:span text:style-name="T26_5">Paderborn</text:span><text:span text:style-name="T26_6"><text:s/></text:span><text:span text:style-name="T26_7">University</text:span><text:span text:style-name="T26_8">:<text:s/></text:span><text:span text:style-name="T26_9">Game</text:span><text:span text:style-name="T26_10"><text:s/></text:span><text:span text:style-name="T26_11">Jam</text:span></text:p>
      <text:list text:style-name="LS3" xml:id="list6">
        <text:list-item>
          <text:p text:style-name="P27"><text:span text:style-name="T27_1">Designed</text:span><text:span text:style-name="T27_2"><text:s/></text:span><text:span text:style-name="T27_3">and</text:span><text:span text:style-name="T27_4"><text:s/></text:span><text:span text:style-name="T27_5">developed</text:span><text:span text:style-name="T27_6"><text:s/></text:span><text:span text:style-name="T27_7">a</text:span><text:span text:style-name="T27_8"><text:s/></text:span><text:span text:style-name="T27_9">casual</text:span><text:span text:style-name="T27_10"><text:s/></text:span><text:span text:style-name="T27_11">game</text:span><text:span text:style-name="T27_12"><text:s/></text:span><text:span text:style-name="T27_13">about</text:span><text:span text:style-name="T27_14"><text:s/></text:span><text:span text:style-name="T27_15">controlling</text:span><text:span text:style-name="T27_16"><text:s/></text:span><text:span text:style-name="T27_17">countries</text:span><text:span text:style-name="T27_18"><text:s/></text:span><text:span text:style-name="T27_19">into</text:span><text:span text:style-name="T27_20"><text:s/></text:span><text:span text:style-name="T27_21">eating</text:span><text:span text:style-name="T27_22"><text:s/></text:span><text:span text:style-name="T27_23">food</text:span><text:span text:style-name="T27_24"><text:s/></text:span><text:span text:style-name="T27_25">not</text:span><text:span text:style-name="T27_26"><text:s/></text:span><text:span text:style-name="T27_27">associated</text:span><text:span text:style-name="T27_28"><text:s/></text:span><text:span text:style-name="T27_29">with</text:span><text:span text:style-name="T27_30"><text:s/></text:span><text:span text:style-name="T27_31">them</text:span><text:span text:style-name="T27_32">.</text:span></text:p>
        </text:list-item>
        <text:list-item>
          <text:p text:style-name="P28"><text:span text:style-name="T28_1">As</text:span><text:span text:style-name="T28_2"><text:s/></text:span><text:span text:style-name="T28_3">lead</text:span><text:span text:style-name="T28_4"><text:s/></text:span><text:span text:style-name="T28_5">programmer</text:span><text:span text:style-name="T28_6">,<text:s/></text:span><text:span text:style-name="T28_7">assigned</text:span><text:span text:style-name="T28_8"><text:s/></text:span><text:span text:style-name="T28_9">tasks</text:span><text:span text:style-name="T28_10"><text:s/></text:span><text:span text:style-name="T28_11">to</text:span><text:span text:style-name="T28_12"><text:s/></text:span><text:span text:style-name="T28_13">other</text:span><text:span text:style-name="T28_14"><text:s/></text:span><text:span text:style-name="T28_15">programmers</text:span><text:span text:style-name="T28_16"><text:s/></text:span><text:span text:style-name="T28_17">to</text:span><text:span text:style-name="T28_18"><text:s/></text:span><text:span text:style-name="T28_19">prevent</text:span><text:span text:style-name="T28_20"><text:s/></text:span><text:span text:style-name="T28_21">bottlenecks</text:span><text:span text:style-name="T28_22"><text:s/></text:span><text:span text:style-name="T28_23">during</text:span><text:span text:style-name="T28_24"><text:s/></text:span><text:span text:style-name="T28_25">development</text:span><text:span text:style-name="T28_26">.</text:span></text:p>
        </text:list-item>
        <text:list-item>
          <text:p text:style-name="P29"><text:span text:style-name="T29_1">Implemented</text:span><text:span text:style-name="T29_2"><text:s/></text:span><text:span text:style-name="T29_3">buttons</text:span><text:span text:style-name="T29_4"><text:s/></text:span><text:span text:style-name="T29_5">and</text:span><text:span text:style-name="T29_6"><text:s/></text:span><text:span text:style-name="T29_7">menu</text:span><text:span text:style-name="T29_8"><text:s/></text:span><text:span text:style-name="T29_9">navigation</text:span><text:span text:style-name="T29_10"><text:s/></text:span><text:span text:style-name="T29_11">using</text:span><text:span text:style-name="T29_12"><text:s/></text:span><text:span text:style-name="T29_13">JavaScript</text:span><text:span text:style-name="T29_14">.</text:span></text:p>
        </text:list-item>
        <text:list-item>
          <text:p text:style-name="P30"><text:span text:style-name="T30_1">Improved</text:span><text:span text:style-name="T30_2"><text:s/></text:span><text:span text:style-name="T30_3">code</text:span><text:span text:style-name="T30_4"><text:s/></text:span><text:span text:style-name="T30_5">readability</text:span><text:span text:style-name="T30_6"><text:s/></text:span><text:span text:style-name="T30_7">by</text:span><text:span text:style-name="T30_8"><text:s/></text:span><text:span text:style-name="T30_9">abstracting</text:span><text:span text:style-name="T30_10"><text:s/></text:span><text:span text:style-name="T30_11">functionality</text:span><text:span text:style-name="T30_12"><text:s/></text:span><text:span text:style-name="T30_13">unrelated</text:span><text:span text:style-name="T30_14"><text:s/></text:span><text:span text:style-name="T30_15">to</text:span><text:span text:style-name="T30_16"><text:s/></text:span><text:span text:style-name="T30_17">gameplay</text:span><text:span text:style-name="T30_18"><text:s/></text:span><text:span text:style-name="T30_19">to</text:span><text:span text:style-name="T30_20"><text:s/></text:span><text:span text:style-name="T30_21">separate</text:span><text:span text:style-name="T30_22"><text:s/></text:span><text:span text:style-name="T30_23">modules</text:span><text:span text:style-name="T30_24">.</text:span></text:p>
        </text:list-item>
      </text:list>
      <text:p text:style-name="P31"/>
      <text:p text:style-name="P32"><text:span text:style-name="T32_1">Moto</text:span></text:p>
      <text:list text:style-name="LS4" xml:id="list10">
        <text:list-item>
          <text:p text:style-name="P33"><text:span text:style-name="T33_1">Designed</text:span><text:span text:style-name="T33_2"><text:s/></text:span><text:span text:style-name="T33_3">and</text:span><text:span text:style-name="T33_4"><text:s/></text:span><text:span text:style-name="T33_5">developed</text:span><text:span text:style-name="T33_6"><text:s/></text:span><text:span text:style-name="T33_7">a</text:span><text:span text:style-name="T33_8"><text:s/>3</text:span><text:span text:style-name="T33_9">D</text:span><text:span text:style-name="T33_10"><text:s/></text:span><text:span text:style-name="T33_11">naval</text:span><text:span text:style-name="T33_12"><text:s/></text:span><text:span text:style-name="T33_13">combat</text:span><text:span text:style-name="T33_14"><text:s/></text:span><text:span text:style-name="T33_15">game</text:span><text:span text:style-name="T33_16"><text:s/></text:span><text:span text:style-name="T33_17">in</text:span><text:span text:style-name="T33_18"><text:s/></text:span><text:span text:style-name="T33_19">C</text:span><text:span text:style-name="T33_20">++<text:s/></text:span><text:span text:style-name="T33_21">using</text:span><text:span text:style-name="T33_22"><text:s/></text:span><text:span text:style-name="T33_23">DirectX</text:span><text:span text:style-name="T33_24"><text:s/>11.</text:span></text:p>
        </text:list-item>
        <text:list-item>
          <text:p text:style-name="P34"><text:span text:style-name="T34_1">Implemented</text:span><text:span text:style-name="T34_2"><text:s/></text:span><text:span text:style-name="T34_3">wireframe</text:span><text:span text:style-name="T34_4"><text:s/></text:span><text:span text:style-name="T34_5">rasterization</text:span><text:span text:style-name="T34_6"><text:s/></text:span><text:span text:style-name="T34_7">usable</text:span><text:span text:style-name="T34_8"><text:s/></text:span><text:span text:style-name="T34_9">by</text:span><text:span text:style-name="T34_10"><text:s/></text:span><text:span text:style-name="T34_11">all</text:span><text:span text:style-name="T34_12"><text:s/></text:span><text:span text:style-name="T34_13">assets</text:span><text:span text:style-name="T34_14"><text:s/></text:span><text:span text:style-name="T34_15">in</text:span><text:span text:style-name="T34_16"><text:s/></text:span><text:span text:style-name="T34_17">the</text:span><text:span text:style-name="T34_18"><text:s/></text:span><text:span text:style-name="T34_19">game</text:span><text:span text:style-name="T34_20">.</text:span></text:p>
        </text:list-item>
        <text:list-item>
          <text:p text:style-name="P35"><text:span text:style-name="T35_1">Developed</text:span><text:span text:style-name="T35_2"><text:s/></text:span><text:span text:style-name="T35_3">and</text:span><text:span text:style-name="T35_4"><text:s/></text:span><text:span text:style-name="T35_5">implemented</text:span><text:span text:style-name="T35_6"><text:s/></text:span><text:span text:style-name="T35_7">a</text:span><text:span text:style-name="T35_8"><text:s/></text:span><text:span text:style-name="T35_9">skybox</text:span><text:span text:style-name="T35_10"><text:s/></text:span><text:span text:style-name="T35_11">shader</text:span><text:span text:style-name="T35_12">.</text:span></text:p>
        </text:list-item>
        <text:list-item>
          <text:p text:style-name="P36"><text:span text:style-name="T36_1">Improved</text:span><text:span text:style-name="T36_2"><text:s/></text:span><text:span text:style-name="T36_3">upon</text:span><text:span text:style-name="T36_4"><text:s/></text:span><text:span text:style-name="T36_5">a</text:span><text:span text:style-name="T36_6"><text:s/></text:span><text:span text:style-name="T36_7">previously</text:span><text:span text:style-name="T36_8"><text:s/></text:span><text:span text:style-name="T36_9">developed</text:span><text:span text:style-name="T36_10"><text:s/></text:span><text:span text:style-name="T36_11">audio</text:span><text:span text:style-name="T36_12"><text:s/></text:span><text:span text:style-name="T36_13">framework</text:span><text:span text:style-name="T36_14"><text:s/></text:span><text:span text:style-name="T36_15">to</text:span><text:span text:style-name="T36_16"><text:s/></text:span><text:span text:style-name="T36_17">play</text:span><text:span text:style-name="T36_18"><text:s/></text:span><text:span text:style-name="T36_19">WAV</text:span><text:span text:style-name="T36_20"><text:s/></text:span><text:span text:style-name="T36_21">and</text:span><text:span text:style-name="T36_22"><text:s/></text:span><text:span text:style-name="T36_23">OGG</text:span><text:span text:style-name="T36_24"><text:s/></text:span><text:span text:style-name="T36_25">files</text:span><text:span text:style-name="T36_26"><text:s/></text:span><text:span text:style-name="T36_27">using</text:span><text:span text:style-name="T36_28"><text:s/></text:span><text:span text:style-name="T36_29">OpenAL</text:span><text:span text:style-name="T36_30">.</text:span></text:p>
        </text:list-item>
      </text:list>
      <text:p text:style-name="P37"/>
      <text:p text:style-name="P38"><text:span text:style-name="T38_1">Break</text:span><text:span text:style-name="T38_2">[</text:span><text:span text:style-name="T38_3">in</text:span><text:span text:style-name="T38_4">]</text:span></text:p>
      <text:list text:style-name="LS4" xml:id="list14">
        <text:list-item>
          <text:p text:style-name="P39"><text:span text:style-name="T39_1">Designed</text:span><text:span text:style-name="T39_2"><text:s/></text:span><text:span text:style-name="T39_3">and</text:span><text:span text:style-name="T39_4"><text:s/></text:span><text:span text:style-name="T39_5">developed</text:span><text:span text:style-name="T39_6"><text:s/></text:span><text:span text:style-name="T39_7">a</text:span><text:span text:style-name="T39_8"><text:s/>2</text:span><text:span text:style-name="T39_9">D</text:span><text:span text:style-name="T39_10"><text:s/></text:span><text:span text:style-name="T39_11">breakout</text:span><text:span text:style-name="T39_12"><text:s/></text:span><text:span text:style-name="T39_13">game</text:span><text:span text:style-name="T39_14"><text:s/></text:span><text:span text:style-name="T39_15">in</text:span><text:span text:style-name="T39_16"><text:s/></text:span><text:span text:style-name="T39_17">C</text:span><text:span text:style-name="T39_18">++<text:s/></text:span><text:span text:style-name="T39_19">using</text:span><text:span text:style-name="T39_20"><text:s/></text:span><text:span text:style-name="T39_21">OpenGL</text:span><text:span text:style-name="T39_22"><text:s/></text:span><text:span text:style-name="T39_23">and</text:span><text:span text:style-name="T39_24"><text:s/></text:span><text:span text:style-name="T39_25">OpenAL</text:span><text:span text:style-name="T39_26">.</text:span></text:p>
        </text:list-item>
        <text:list-item>
          <text:p text:style-name="P40"><text:span text:style-name="T40_1">Implemented</text:span><text:span text:style-name="T40_2"><text:s/></text:span><text:span text:style-name="T40_3">rendering</text:span><text:span text:style-name="T40_4"><text:s/></text:span><text:span text:style-name="T40_5">of</text:span><text:span text:style-name="T40_6"><text:s/></text:span><text:span text:style-name="T40_7">all</text:span><text:span text:style-name="T40_8"><text:s/></text:span><text:span text:style-name="T40_9">assets</text:span><text:span text:style-name="T40_10"><text:s/></text:span><text:span text:style-name="T40_11">in</text:span><text:span text:style-name="T40_12"><text:s/></text:span><text:span text:style-name="T40_13">the</text:span><text:span text:style-name="T40_14"><text:s/></text:span><text:span text:style-name="T40_15">game</text:span><text:span text:style-name="T40_16">.</text:span></text:p>
        </text:list-item>
        <text:list-item>
          <text:p text:style-name="P41"><text:span text:style-name="T41_1">Developed</text:span><text:span text:style-name="T41_2"><text:s/></text:span><text:span text:style-name="T41_3">and</text:span><text:span text:style-name="T41_4"><text:s/></text:span><text:span text:style-name="T41_5">implemented</text:span><text:span text:style-name="T41_6"><text:s/></text:span><text:span text:style-name="T41_7">an</text:span><text:span text:style-name="T41_8"><text:s/></text:span><text:span text:style-name="T41_9">audio</text:span><text:span text:style-name="T41_10"><text:s/></text:span><text:span text:style-name="T41_11">framework</text:span><text:span text:style-name="T41_12"><text:s/></text:span><text:span text:style-name="T41_13">using</text:span><text:span text:style-name="T41_14"><text:s/></text:span><text:span text:style-name="T41_15">OpenAL</text:span><text:span text:style-name="T41_16"><text:s/></text:span><text:span text:style-name="T41_17">to</text:span><text:span text:style-name="T41_18"><text:s/></text:span><text:span text:style-name="T41_19">play</text:span><text:span text:style-name="T41_20"><text:s/></text:span><text:span text:style-name="T41_21">WAV</text:span><text:span text:style-name="T41_22"><text:s/></text:span><text:span text:style-name="T41_23">files</text:span><text:span text:style-name="T41_24">.</text:span></text:p>
        </text:list-item>
        <text:list-item>
          <text:p text:style-name="P42"><text:span text:style-name="T42_1">Implemented</text:span><text:span text:style-name="T42_2"><text:s/></text:span><text:span text:style-name="T42_3">gameplay</text:span><text:span text:style-name="T42_4"><text:s/></text:span><text:span text:style-name="T42_5">and</text:span><text:span text:style-name="T42_6"><text:s/></text:span><text:span text:style-name="T42_7">menu</text:span><text:span text:style-name="T42_8"><text:s/></text:span><text:span text:style-name="T42_9">navigation</text:span><text:span text:style-name="T42_10">.</text:span></text:p>
        </text:list-item>
      </text:list>
      <text:p text:style-name="P43"/>
      <text:p text:style-name="P44"><text:span text:style-name="T44_1">Skills</text:span></text:p>
      <text:p text:style-name="P45"><text:span text:style-name="T45_1">Languages</text:span><text:span text:style-name="T45_2">:<text:tab/></text:span><text:span text:style-name="T45_3">C</text:span><text:span text:style-name="T45_4">++</text:span><text:span text:style-name="T45_5"><text:s/></text:span><text:span text:style-name="T45_6">|</text:span><text:span text:style-name="T45_7"><text:s/></text:span><text:span text:style-name="T45_8">C</text:span><text:span text:style-name="T45_9">#<text:s/></text:span><text:span text:style-name="T45_10">|</text:span><text:span text:style-name="T45_11"><text:s/></text:span><text:span text:style-name="T45_12">Objective</text:span><text:span text:style-name="T45_13">-</text:span><text:span text:style-name="T45_14">C</text:span><text:span text:style-name="T45_15"><text:s/></text:span><text:span text:style-name="T45_16">|<text:s/></text:span><text:span text:style-name="T45_17">JavaScript</text:span><text:span text:style-name="T45_18"><text:s/></text:span><text:span text:style-name="T45_19">|</text:span><text:span text:style-name="T45_20"><text:s/></text:span><text:span text:style-name="T45_21">HTML</text:span><text:span text:style-name="T45_22">5<text:s/></text:span><text:span text:style-name="T45_23">|</text:span><text:span text:style-name="T45_24"><text:s/></text:span><text:span text:style-name="T45_25">CSS</text:span><text:span text:style-name="T45_26"><text:s/>3<text:s/></text:span><text:span text:style-name="T45_27">|</text:span><text:span text:style-name="T45_28"><text:s/></text:span><text:span text:style-name="T45_29">PHP</text:span><text:span text:style-name="T45_30"><text:s/></text:span><text:span text:style-name="T45_31">|</text:span><text:span text:style-name="T45_32"><text:s/></text:span><text:span text:style-name="T45_33">ActionScript</text:span><text:span text:style-name="T45_34"><text:s/>3.0<text:s/></text:span><text:span text:style-name="T45_35">|</text:span><text:span text:style-name="T45_36"><text:s/></text:span><text:span text:style-name="T45_37">Java</text:span><text:span text:style-name="T45_38"><text:s/></text:span><text:span text:style-name="T45_39">|</text:span><text:span text:style-name="T45_40"><text:s/></text:span><text:span text:style-name="T45_41">SQL</text:span></text:p>
      <text:p text:style-name="P46"><text:span text:style-name="T46_1">Libraries</text:span><text:span text:style-name="T46_2">:<text:tab/></text:span><text:span text:style-name="T46_3">OpenGL</text:span><text:span text:style-name="T46_4"><text:s/>3.2+</text:span><text:span text:style-name="T46_5"><text:s/></text:span><text:span text:style-name="T46_6">|</text:span><text:span text:style-name="T46_7"><text:s/></text:span><text:span text:style-name="T46_8">DirectX</text:span><text:span text:style-name="T46_9"><text:s/>11<text:s/></text:span><text:span text:style-name="T46_10">|<text:s/></text:span><text:span text:style-name="T46_11">Three</text:span><text:span text:style-name="T46_12">.</text:span><text:span text:style-name="T46_13">js</text:span><text:span text:style-name="T46_14"><text:s/></text:span><text:span text:style-name="T46_15">|</text:span><text:span text:style-name="T46_16"><text:s/></text:span><text:span text:style-name="T46_17">Canvas</text:span><text:span text:style-name="T46_18"><text:s/></text:span><text:span text:style-name="T46_19">|</text:span><text:span text:style-name="T46_20"><text:s/></text:span><text:span text:style-name="T46_21">OpenAL</text:span><text:span text:style-name="T46_22"><text:s/></text:span><text:span text:style-name="T46_23">|</text:span><text:span text:style-name="T46_24"><text:s/></text:span><text:span text:style-name="T46_25">jQuery</text:span><text:span text:style-name="T46_26"><text:s/></text:span><text:span text:style-name="T46_27">|</text:span><text:span text:style-name="T46_28"><text:s/></text:span><text:span text:style-name="T46_29">XNA</text:span><text:span text:style-name="T46_30"><text:s/>4.0</text:span></text:p>
      <text:p text:style-name="P47"><text:span text:style-name="T47_1">Software</text:span><text:span text:style-name="T47_2">:<text:tab/></text:span><text:span text:style-name="T47_3">Visual</text:span><text:span text:style-name="T47_4"><text:s/></text:span><text:span text:style-name="T47_5">Studio</text:span><text:span text:style-name="T47_6"><text:s/>2008+</text:span><text:span text:style-name="T47_7"><text:s/></text:span><text:span text:style-name="T47_8">|</text:span><text:span text:style-name="T47_9"><text:s/></text:span><text:span text:style-name="T47_10">Unity</text:span><text:span text:style-name="T47_11"><text:s/></text:span><text:span text:style-name="T47_12">|</text:span><text:span text:style-name="T47_13"><text:s/></text:span><text:span text:style-name="T47_14">Eclipse</text:span><text:span text:style-name="T47_15"><text:s/></text:span><text:span text:style-name="T47_16">|</text:span><text:span text:style-name="T47_17"><text:s/></text:span><text:span text:style-name="T47_18">Xcode</text:span><text:span text:style-name="T47_19"><text:s/>4.6+<text:s/></text:span><text:span text:style-name="T47_20">|</text:span><text:span text:style-name="T47_21"><text:s/></text:span><text:span text:style-name="T47_22">Git</text:span><text:span text:style-name="T47_23"><text:s/></text:span><text:span text:style-name="T47_24">|</text:span><text:span text:style-name="T47_25"><text:s/></text:span><text:span text:style-name="T47_26">SVN</text:span><text:span text:style-name="T47_27"><text:s/></text:span><text:span text:style-name="T47_28">|</text:span><text:span text:style-name="T47_29"><text:s/></text:span><text:span text:style-name="T47_30">Autodesk</text:span><text:span text:style-name="T47_31"><text:s/></text:span><text:span text:style-name="T47_32">Maya</text:span><text:span text:style-name="T47_33"><text:s/></text:span><text:span text:style-name="T47_34">|</text:span><text:span text:style-name="T47_35"><text:s/></text:span><text:span text:style-name="T47_36">Adobe</text:span><text:span text:style-name="T47_37"><text:s/></text:span><text:span text:style-name="T47_38">Flash</text:span><text:span text:style-name="T47_39"><text:s/></text:span><text:span text:style-name="T47_40">|</text:span><text:span text:style-name="T47_41"><text:s/></text:span><text:span text:style-name="T47_42">Adobe</text:span><text:span text:style-name="T47_43"><text:s/></text:span><text:span text:style-name="T47_44">Photoshop</text:span><text:span text:style-name="T47_45"><text:s/></text:span><text:span text:style-name="T47_46">|</text:span><text:span text:style-name="T47_47"><text:s/></text:span><text:span text:style-name="T47_48">Microsoft</text:span><text:span text:style-name="T47_49"><text:s/></text:span><text:span text:style-name="T47_50">SQL</text:span><text:span text:style-name="T47_51"><text:s/></text:span><text:span text:style-name="T47_52">Server</text:span><text:span text:style-name="T47_53"><text:s/></text:span><text:span text:style-name="T47_54">|</text:span><text:span text:style-name="T47_55"><text:s/></text:span><text:span text:style-name="T47_56">MySQL</text:span></text:p>
      <text:p text:style-name="P48"/>
      <text:p text:style-name="P49"><text:span text:style-name="T49_1">Miscellaneous</text:span></text:p>
      <text:p text:style-name="P50"><text:span text:style-name="T50_1">Spoken</text:span><text:span text:style-name="T50_2"><text:s/></text:span><text:span text:style-name="T50_3">Languages</text:span><text:span text:style-name="T50_4">:<text:s/></text:span><text:span text:style-name="T50_5">English</text:span><text:span text:style-name="T50_6"><text:s/>(</text:span><text:span text:style-name="T50_7">Native</text:span><text:span text:style-name="T50_8">)<text:s/></text:span><text:span text:style-name="T50_9">|</text:span><text:span text:style-name="T50_10"><text:s/></text:span><text:span text:style-name="T50_11">Spanish</text:span><text:span text:style-name="T50_12"><text:s/>(</text:span><text:span text:style-name="T50_13">Native</text:span><text:span text:style-name="T50_14">)<text:s/></text:span><text:span text:style-name="T50_15">|</text:span><text:span text:style-name="T50_16"><text:s/></text:span><text:span text:style-name="T50_17">Japanese</text:span><text:span text:style-name="T50_18"><text:s/>(</text:span><text:span text:style-name="T50_19">Advanced</text:span><text:span text:style-name="T50_20">)</text:span></text:p>
      <text:p text:style-name="P51"><text:span text:style-name="T51_1">Electronic</text:span><text:span text:style-name="T51_2"><text:s/></text:span><text:span text:style-name="T51_3">Gaming</text:span><text:span text:style-name="T51_4"><text:s/></text:span><text:span text:style-name="T51_5">Society</text:span><text:span text:style-name="T51_6"><text:s/></text:span><text:span text:style-name="T51_7">at</text:span><text:span text:style-name="T51_8"><text:s/></text:span><text:span text:style-name="T51_9">RIT</text:span><text:span text:style-name="T51_10">:</text:span><text:span text:style-name="T51_11"><text:s/></text:span><text:span text:style-name="T51_12">Photographer</text:span><text:span text:style-name="T51_13"><text:s/>(</text:span><text:span text:style-name="T51_14">September</text:span><text:span text:style-name="T51_15"><text:s/>2011<text:s/>-<text:s/></text:span><text:span text:style-name="T51_16">September</text:span><text:span text:style-name="T51_17"><text:s/>2014)</text:span><text:span text:style-name="T51_18"><text:s/></text:span></text:p>
      <text:p text:style-name="P52"><text:span text:style-name="T52_1">Asian</text:span><text:span text:style-name="T52_2"><text:s/></text:span><text:span text:style-name="T52_3">Culture</text:span><text:span text:style-name="T52_4"><text:s/></text:span><text:span text:style-name="T52_5">Society</text:span><text:span text:style-name="T52_6"><text:s/></text:span><text:span text:style-name="T52_7">at</text:span><text:span text:style-name="T52_8"><text:s/></text:span><text:span text:style-name="T52_9">RIT</text:span><text:span text:style-name="T52_10">:</text:span><text:span text:style-name="T52_11"><text:s/></text:span><text:span text:style-name="T52_12">Photographer</text:span><text:span text:style-name="T52_13"><text:s/>(</text:span><text:span text:style-name="T52_14">September</text:span><text:span text:style-name="T52_15"><text:s/>2012<text:s/>-<text:s/></text:span><text:span text:style-name="T52_16">May</text:span><text:span text:style-name="T52_17"><text:s/>2013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color="#b20000" fo:font-size="12pt" style:font-size-asian="12pt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⠲" text:style-name="List1Level0" text:level="1">
        <style:list-level-properties text:space-before="0.635cm" text:min-label-width="0.635cm" fo:text-align="start"/>
        <style:text-properties fo:color="#b20000" fo:font-size="12pt" style:font-size-asian="12pt" style:font-size-complex="12pt" fo:font-weight="normal" style:font-weight-asian="normal" style:font-weight-complex="normal" style:text-underline-style="none"/>
      </text:list-level-style-bullet>
      <text:list-level-style-bullet text:bullet-char="➢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color="#b20000" fo:font-size="12pt" style:font-size-asian="12pt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⠲" text:style-name="List2Level0" text:level="1">
        <style:list-level-properties text:space-before="0.635cm" text:min-label-width="0.635cm" fo:text-align="start"/>
        <style:text-properties fo:color="#b20000" fo:font-size="12pt" style:font-size-asian="12pt" style:font-size-complex="12pt" fo:font-weight="normal" style:font-weight-asian="normal" style:font-weight-complex="normal" style:text-underline-style="none"/>
      </text:list-level-style-bullet>
      <text:list-level-style-bullet text:bullet-char="➢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color="#b20000" fo:font-size="12pt" style:font-size-asian="12pt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⠲" text:style-name="List3Level0" text:level="1">
        <style:list-level-properties text:space-before="0.635cm" text:min-label-width="0.635cm" fo:text-align="start"/>
        <style:text-properties fo:color="#b20000" fo:font-size="12pt" style:font-size-asian="12pt" style:font-size-complex="12pt" fo:font-weight="normal" style:font-weight-asian="normal" style:font-weight-complex="normal" style:text-underline-style="none"/>
      </text:list-level-style-bullet>
      <text:list-level-style-bullet text:bullet-char="➢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color="#b20000" style:font-name="Oxygen" fo:font-size="12pt" style:font-name-asian="Oxygen" style:font-size-asian="12pt" style:font-name-complex="Oxygen" style:font-size-complex="12pt" fo:font-weight="normal" style:font-weight-asian="normal" style:font-weight-complex="normal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⠲" text:style-name="List4Level0" text:level="1">
        <style:list-level-properties text:space-before="0.635cm" text:min-label-width="0.635cm" fo:text-align="start"/>
        <style:text-properties fo:color="#b20000" style:font-name="Oxygen" fo:font-size="12pt" style:font-name-asian="Oxygen" style:font-size-asian="12pt" style:font-name-complex="Oxygen" style:font-size-complex="12pt" fo:font-weight="normal" style:font-weight-asian="normal" style:font-weight-complex="normal" style:text-underline-style="none"/>
      </text:list-level-style-bullet>
      <text:list-level-style-bullet text:bullet-char="➢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◆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➢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■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●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◆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905cm" fo:padding-right="0cm" fo:margin-right="1.90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